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5" manifest:media-type=""/>
  <manifest:file-entry manifest:full-path="ObjectReplacements/Object 35" manifest:media-type=""/>
  <manifest:file-entry manifest:full-path="ObjectReplacements/Object 40" manifest:media-type=""/>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9" manifest:media-type=""/>
  <manifest:file-entry manifest:full-path="ObjectReplacements/Object 64" manifest:media-type="application/x-openoffice-gdimetafile;windows_formatname=&quot;GDIMetaFile&quot;"/>
  <manifest:file-entry manifest:full-path="ObjectReplacements/Object 8" manifest:media-type=""/>
  <manifest:file-entry manifest:full-path="ObjectReplacements/Object 38" manifest:media-type="application/x-openoffice-gdimetafile;windows_formatname=&quot;GDIMetaFile&quot;"/>
  <manifest:file-entry manifest:full-path="ObjectReplacements/Object 58" manifest:media-type=""/>
  <manifest:file-entry manifest:full-path="ObjectReplacements/Object 60" manifest:media-type=""/>
  <manifest:file-entry manifest:full-path="ObjectReplacements/Object 11"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3" manifest:media-type=""/>
  <manifest:file-entry manifest:full-path="ObjectReplacements/Object 4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
  <manifest:file-entry manifest:full-path="ObjectReplacements/Object 36" manifest:media-type="application/x-openoffice-gdimetafile;windows_formatname=&quot;GDIMetaFile&quot;"/>
  <manifest:file-entry manifest:full-path="ObjectReplacements/Object 2" manifest:media-type=""/>
  <manifest:file-entry manifest:full-path="ObjectReplacements/Object 3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6" manifest:media-type=""/>
  <manifest:file-entry manifest:full-path="ObjectReplacements/Object 57" manifest:media-type=""/>
  <manifest:file-entry manifest:full-path="ObjectReplacements/Object 15"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5" manifest:media-type=""/>
  <manifest:file-entry manifest:full-path="ObjectReplacements/Object 10" manifest:media-type="application/x-openoffice-gdimetafile;windows_formatname=&quot;GDIMetaFile&quot;"/>
  <manifest:file-entry manifest:full-path="ObjectReplacements/Object 24" manifest:media-type=""/>
  <manifest:file-entry manifest:full-path="ObjectReplacements/Object 19" manifest:media-type="application/x-openoffice-gdimetafile;windows_formatname=&quot;GDIMetaFile&quot;"/>
  <manifest:file-entry manifest:full-path="ObjectReplacements/Object 22" manifest:media-type=""/>
  <manifest:file-entry manifest:full-path="ObjectReplacements/Object 23" manifest:media-type=""/>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46" manifest:media-type=""/>
  <manifest:file-entry manifest:full-path="ObjectReplacements/Object 8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5" manifest:media-type=""/>
  <manifest:file-entry manifest:full-path="ObjectReplacements/Object 5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4" manifest:media-type=""/>
  <manifest:file-entry manifest:full-path="ObjectReplacements/Object 53"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48/settings.xml" manifest:media-type="text/xml"/>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content.xml" manifest:media-type="text/xml"/>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201000000260000005B9F7D87A0ECF03A9D.png" manifest:media-type="image/png"/>
  <manifest:file-entry manifest:full-path="Pictures/10000201000000260000005B37E7AD5BC65EBD5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ans1" svg:font-family="'Liberation Sans'" style:font-family-generic="roman"/>
    <style:font-face style:name="Noto Sans1" svg:font-family="'Noto Sans'" style:font-family-generic="roman"/>
    <style:font-face style:name="Noto Sans" svg:font-family="'Noto Sans'" style:font-family-generic="swiss"/>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2" style:family="table">
      <style:table-properties style:width="17cm" fo:break-before="auto" fo:break-after="auto" table:align="margins" fo:background-color="transparent">
        <style:background-image/>
      </style:table-properties>
    </style:style>
    <style:style style:name="Table2.A" style:family="table-column">
      <style:table-column-properties style:column-width="4.907cm" style:rel-column-width="18916*"/>
    </style:style>
    <style:style style:name="Table2.B" style:family="table-column">
      <style:table-column-properties style:column-width="5.383cm" style:rel-column-width="20752*"/>
    </style:style>
    <style:style style:name="Table2.C" style:family="table-column">
      <style:table-column-properties style:column-width="6.71cm" style:rel-column-width="25867*"/>
    </style:style>
    <style:style style:name="Table2.1" style:family="table-row">
      <style:table-row-properties fo:background-color="transparent" fo:keep-together="always">
        <style:background-image/>
      </style:table-row-properties>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eeeeee" fo:padding="0.097cm" fo:border-left="0.5pt solid #000000" fo:border-right="0.5pt solid #000000" fo:border-top="none" fo:border-bottom="0.5pt solid #000000" style:writing-mode="page">
        <style:background-image/>
      </style:table-cell-properties>
    </style:style>
    <style:style style:name="Table2.3" style:family="table-row">
      <style:table-row-properties fo:keep-together="always"/>
    </style:style>
    <style:style style:name="Table2.A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A4" style:family="table-cell">
      <style:table-cell-properties fo:background-color="#dee6ef" fo:padding="0.097cm" fo:border-left="0.5pt solid #000000" fo:border-right="none" fo:border-top="none" fo:border-bottom="0.5pt solid #000000" style:writing-mode="page">
        <style:background-image/>
      </style:table-cell-properties>
    </style:style>
    <style:style style:name="Table2.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A8" style:family="table-cell">
      <style:table-cell-properties fo:background-color="#ffdbb6" fo:padding="0.097cm" fo:border-left="0.5pt solid #000000" fo:border-right="none" fo:border-top="none" fo:border-bottom="0.5pt solid #000000" style:writing-mode="page">
        <style:background-image/>
      </style:table-cell-properties>
    </style:style>
    <style:style style:name="Table2.9" style:family="table-row">
      <style:table-row-properties fo:keep-together="always"/>
    </style:style>
    <style:style style:name="Table2.A13" style:family="table-cell">
      <style:table-cell-properties fo:background-color="#ffffd7" fo:padding="0.097cm" fo:border-left="0.5pt solid #000000" fo:border-right="none" fo:border-top="none" fo:border-bottom="0.5pt solid #000000" style:writing-mode="page">
        <style:background-image/>
      </style:table-cell-properties>
    </style:style>
    <style:style style:name="Table2.15" style:family="table-row">
      <style:table-row-properties fo:keep-together="always"/>
    </style:style>
    <style:style style:name="Table2.A16" style:family="table-cell">
      <style:table-cell-properties fo:background-color="#ffd7d7" fo:padding="0.097cm" fo:border-left="0.5pt solid #000000" fo:border-right="none" fo:border-top="none" fo:border-bottom="0.5pt solid #000000" style:writing-mode="page">
        <style:background-image/>
      </style:table-cell-properties>
    </style:style>
    <style:style style:name="Table2.A30" style:family="table-cell">
      <style:table-cell-properties fo:background-color="transparent" fo:padding="0.097cm" fo:border="none" style:writing-mode="page">
        <style:background-image/>
      </style:table-cell-properties>
    </style:style>
    <style:style style:name="Table3" style:family="table">
      <style:table-properties style:width="17cm" fo:break-before="auto" fo:break-after="auto" table:align="margins" fo:background-color="transparent">
        <style:background-image/>
      </style:table-properties>
    </style:style>
    <style:style style:name="Table3.A" style:family="table-column">
      <style:table-column-properties style:column-width="4.907cm" style:rel-column-width="18916*"/>
    </style:style>
    <style:style style:name="Table3.B" style:family="table-column">
      <style:table-column-properties style:column-width="5.383cm" style:rel-column-width="20752*"/>
    </style:style>
    <style:style style:name="Table3.C" style:family="table-column">
      <style:table-column-properties style:column-width="6.71cm" style:rel-column-width="25867*"/>
    </style:style>
    <style:style style:name="Table3.1" style:family="table-row">
      <style:table-row-properties fo:background-color="transparent" fo:keep-together="always">
        <style:background-image/>
      </style:table-row-properties>
    </style:style>
    <style:style style:name="Table3.A1" style:family="table-cell">
      <style:table-cell-properties fo:background-color="#eeeeee" fo:padding="0.097cm" fo:border-left="0.5pt solid #000000" fo:border-right="0.5pt solid #000000" fo:border-top="none" fo:border-bottom="0.5pt solid #000000" style:writing-mode="page">
        <style:background-image/>
      </style:table-cell-properties>
    </style:style>
    <style:style style:name="Table3.A2" style:family="table-cell">
      <style:table-cell-properties fo:background-color="#ffffd7" fo:padding="0.097cm" fo:border-left="0.5pt solid #000000" fo:border-right="none" fo:border-top="0.5pt solid #000000" fo:border-bottom="0.5pt solid #000000" style:writing-mode="page">
        <style:background-image/>
      </style:table-cell-properties>
    </style:style>
    <style:style style:name="Table3.B2"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C2" style:family="table-cell">
      <style:table-cell-properties fo:background-color="transparent" fo:padding="0.097cm" fo:border="0.5pt solid #000000" style:writing-mode="page">
        <style:background-image/>
      </style:table-cell-properties>
    </style:style>
    <style:style style:name="Table3.A3" style:family="table-cell">
      <style:table-cell-properties fo:background-color="#ffd7d7" fo:padding="0.097cm" fo:border-left="0.5pt solid #000000" fo:border-right="none" fo:border-top="none" fo:border-bottom="0.5pt solid #000000" style:writing-mode="page">
        <style:background-image/>
      </style:table-cell-properties>
    </style:style>
    <style:style style:name="Table3.B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C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tab-stops>
          <style:tab-stop style:position="5.219cm"/>
          <style:tab-stop style:position="8.5cm" style:type="center"/>
          <style:tab-stop style:position="17cm" style:type="right"/>
        </style:tab-stops>
      </style:paragraph-properties>
    </style:style>
    <style:style style:name="P2" style:family="paragraph" style:parent-style-name="Text_20_body">
      <style:text-properties officeooo:paragraph-rsid="002195c1"/>
    </style:style>
    <style:style style:name="P3" style:family="paragraph" style:parent-style-name="Text_20_body">
      <style:text-properties officeooo:rsid="002b5634" officeooo:paragraph-rsid="002d4e9e"/>
    </style:style>
    <style:style style:name="P4" style:family="paragraph" style:parent-style-name="Text_20_body">
      <style:text-properties officeooo:paragraph-rsid="002eea73"/>
    </style:style>
    <style:style style:name="P5" style:family="paragraph" style:parent-style-name="Text_20_body">
      <style:text-properties officeooo:rsid="00317e5d" officeooo:paragraph-rsid="00317e5d"/>
    </style:style>
    <style:style style:name="P6" style:family="paragraph" style:parent-style-name="Text_20_body">
      <style:text-properties officeooo:rsid="002d4e9e" officeooo:paragraph-rsid="002d4e9e"/>
    </style:style>
    <style:style style:name="P7" style:family="paragraph" style:parent-style-name="Text_20_body">
      <style:text-properties officeooo:rsid="004fabb5" officeooo:paragraph-rsid="004fabb5"/>
    </style:style>
    <style:style style:name="P8" style:family="paragraph" style:parent-style-name="Text_20_body">
      <style:text-properties officeooo:rsid="0051ab01" officeooo:paragraph-rsid="0051ab01"/>
    </style:style>
    <style:style style:name="P9" style:family="paragraph" style:parent-style-name="Text_20_body">
      <style:text-properties officeooo:rsid="00530727" officeooo:paragraph-rsid="00530727"/>
    </style:style>
    <style:style style:name="P10" style:family="paragraph" style:parent-style-name="Text_20_body">
      <style:text-properties officeooo:rsid="0054d263" officeooo:paragraph-rsid="0054d263"/>
    </style:style>
    <style:style style:name="P11" style:family="paragraph" style:parent-style-name="Text_20_body">
      <style:text-properties officeooo:rsid="00585330" officeooo:paragraph-rsid="00585330"/>
    </style:style>
    <style:style style:name="P12" style:family="paragraph" style:parent-style-name="Text_20_body">
      <style:text-properties officeooo:rsid="005ab63f" officeooo:paragraph-rsid="005ab63f"/>
    </style:style>
    <style:style style:name="P13" style:family="paragraph" style:parent-style-name="Text_20_body">
      <style:text-properties officeooo:rsid="005bc5c4" officeooo:paragraph-rsid="005bc5c4"/>
    </style:style>
    <style:style style:name="P14" style:family="paragraph" style:parent-style-name="Text_20_body">
      <style:text-properties officeooo:rsid="005c21f6" officeooo:paragraph-rsid="005c21f6"/>
    </style:style>
    <style:style style:name="P15" style:family="paragraph" style:parent-style-name="Text_20_body">
      <style:text-properties officeooo:rsid="00467904" officeooo:paragraph-rsid="00467904"/>
    </style:style>
    <style:style style:name="P16" style:family="paragraph" style:parent-style-name="Text_20_body">
      <style:paragraph-properties fo:text-align="end" style:justify-single-word="false"/>
      <style:text-properties officeooo:rsid="005c31ff" officeooo:paragraph-rsid="005c31ff"/>
    </style:style>
    <style:style style:name="P17" style:family="paragraph" style:parent-style-name="Text_20_body">
      <style:paragraph-properties fo:text-align="end" style:justify-single-word="false"/>
      <style:text-properties officeooo:rsid="005df2e3" officeooo:paragraph-rsid="005df2e3"/>
    </style:style>
    <style:style style:name="P18" style:family="paragraph" style:parent-style-name="Text_20_body">
      <style:text-properties officeooo:rsid="005e2982" officeooo:paragraph-rsid="005e2982"/>
    </style:style>
    <style:style style:name="P19" style:family="paragraph" style:parent-style-name="Text_20_body">
      <style:text-properties officeooo:rsid="005f1ec9" officeooo:paragraph-rsid="005f1ec9"/>
    </style:style>
    <style:style style:name="P20" style:family="paragraph" style:parent-style-name="Text_20_body">
      <style:text-properties officeooo:rsid="0063f803" officeooo:paragraph-rsid="0064df16"/>
    </style:style>
    <style:style style:name="P21" style:family="paragraph" style:parent-style-name="Text_20_body">
      <style:text-properties officeooo:rsid="0079215b" officeooo:paragraph-rsid="0079215b"/>
    </style:style>
    <style:style style:name="P22" style:family="paragraph" style:parent-style-name="Text_20_body">
      <style:text-properties officeooo:rsid="0063bf39" officeooo:paragraph-rsid="0064df16"/>
    </style:style>
    <style:style style:name="P23" style:family="paragraph" style:parent-style-name="Text_20_body">
      <style:text-properties officeooo:rsid="0079d138" officeooo:paragraph-rsid="0079d138"/>
    </style:style>
    <style:style style:name="P24" style:family="paragraph" style:parent-style-name="Text_20_body">
      <style:text-properties officeooo:rsid="007b421e" officeooo:paragraph-rsid="007b421e"/>
    </style:style>
    <style:style style:name="P25" style:family="paragraph" style:parent-style-name="Text_20_body">
      <style:text-properties officeooo:rsid="0060d35f" officeooo:paragraph-rsid="0060d35f"/>
    </style:style>
    <style:style style:name="P26" style:family="paragraph" style:parent-style-name="Text_20_body">
      <style:text-properties officeooo:rsid="007b963f" officeooo:paragraph-rsid="007b963f"/>
    </style:style>
    <style:style style:name="P27" style:family="paragraph" style:parent-style-name="Text_20_body">
      <style:text-properties officeooo:rsid="007b963f" officeooo:paragraph-rsid="0081ab23"/>
    </style:style>
    <style:style style:name="P28" style:family="paragraph" style:parent-style-name="Text_20_body">
      <style:text-properties officeooo:rsid="00812daa" officeooo:paragraph-rsid="00812daa"/>
    </style:style>
    <style:style style:name="P29" style:family="paragraph" style:parent-style-name="Text_20_body">
      <style:text-properties officeooo:rsid="0081ab23" officeooo:paragraph-rsid="0081ab23"/>
    </style:style>
    <style:style style:name="P30" style:family="paragraph" style:parent-style-name="Text_20_body">
      <style:text-properties officeooo:paragraph-rsid="007afc89"/>
    </style:style>
    <style:style style:name="P31" style:family="paragraph" style:parent-style-name="Text_20_body">
      <style:text-properties officeooo:paragraph-rsid="008456f6"/>
    </style:style>
    <style:style style:name="P32" style:family="paragraph" style:parent-style-name="Text_20_body">
      <style:text-properties officeooo:rsid="00858ebb" officeooo:paragraph-rsid="00858ebb"/>
    </style:style>
    <style:style style:name="P33" style:family="paragraph" style:parent-style-name="Table_20_Contents">
      <style:text-properties officeooo:rsid="00334b6e" officeooo:paragraph-rsid="0047fbae"/>
    </style:style>
    <style:style style:name="P34" style:family="paragraph" style:parent-style-name="Table_20_Contents">
      <style:text-properties officeooo:rsid="00334b6e" officeooo:paragraph-rsid="007b963f"/>
    </style:style>
    <style:style style:name="P35" style:family="paragraph" style:parent-style-name="Table_20_Contents">
      <style:text-properties officeooo:rsid="003e0626" officeooo:paragraph-rsid="003e0626"/>
    </style:style>
    <style:style style:name="P36" style:family="paragraph" style:parent-style-name="Table_20_Contents">
      <style:text-properties officeooo:rsid="003e0626" officeooo:paragraph-rsid="0047fbae"/>
    </style:style>
    <style:style style:name="P37" style:family="paragraph" style:parent-style-name="Table_20_Contents">
      <style:text-properties officeooo:rsid="003e0626" officeooo:paragraph-rsid="006f7f8f"/>
    </style:style>
    <style:style style:name="P38" style:family="paragraph" style:parent-style-name="Table_20_Contents">
      <style:text-properties officeooo:rsid="00467904" officeooo:paragraph-rsid="00467904"/>
    </style:style>
    <style:style style:name="P39" style:family="paragraph" style:parent-style-name="Table_20_Contents">
      <style:text-properties officeooo:rsid="0046a882" officeooo:paragraph-rsid="0046a882"/>
    </style:style>
    <style:style style:name="P40" style:family="paragraph" style:parent-style-name="Table_20_Contents">
      <style:text-properties officeooo:rsid="0046b8fd" officeooo:paragraph-rsid="0046b8fd"/>
    </style:style>
    <style:style style:name="P41" style:family="paragraph" style:parent-style-name="Table_20_Contents">
      <style:text-properties officeooo:rsid="0046b8fd" officeooo:paragraph-rsid="0047fbae"/>
    </style:style>
    <style:style style:name="P42" style:family="paragraph" style:parent-style-name="Table_20_Contents">
      <style:text-properties officeooo:rsid="0047fbae" officeooo:paragraph-rsid="0047fbae"/>
    </style:style>
    <style:style style:name="P43" style:family="paragraph" style:parent-style-name="Table_20_Contents">
      <style:text-properties officeooo:rsid="004a5f1f" officeooo:paragraph-rsid="004a5f1f"/>
    </style:style>
    <style:style style:name="P44" style:family="paragraph" style:parent-style-name="Table_20_Contents">
      <style:text-properties officeooo:rsid="004fabb5" officeooo:paragraph-rsid="004fabb5"/>
    </style:style>
    <style:style style:name="P45" style:family="paragraph" style:parent-style-name="Table_20_Contents">
      <style:text-properties officeooo:rsid="004fabb5" officeooo:paragraph-rsid="006d1991"/>
    </style:style>
    <style:style style:name="P46" style:family="paragraph" style:parent-style-name="Table_20_Contents">
      <style:text-properties officeooo:rsid="00585330" officeooo:paragraph-rsid="00585330"/>
    </style:style>
    <style:style style:name="P47" style:family="paragraph" style:parent-style-name="Table_20_Contents">
      <style:text-properties officeooo:rsid="0058bd4a" officeooo:paragraph-rsid="0058bd4a"/>
    </style:style>
    <style:style style:name="P48" style:family="paragraph" style:parent-style-name="Table_20_Contents">
      <style:text-properties officeooo:rsid="0060d35f" officeooo:paragraph-rsid="0060d35f"/>
    </style:style>
    <style:style style:name="P49" style:family="paragraph" style:parent-style-name="Table_20_Contents">
      <style:text-properties officeooo:rsid="00624676" officeooo:paragraph-rsid="00624676"/>
    </style:style>
    <style:style style:name="P50" style:family="paragraph" style:parent-style-name="Table_20_Contents">
      <style:text-properties officeooo:rsid="00625425" officeooo:paragraph-rsid="00625425"/>
    </style:style>
    <style:style style:name="P51" style:family="paragraph" style:parent-style-name="Table_20_Contents">
      <style:text-properties officeooo:rsid="003cea67" officeooo:paragraph-rsid="003cea67"/>
    </style:style>
    <style:style style:name="P52" style:family="paragraph" style:parent-style-name="Table_20_Contents">
      <style:text-properties officeooo:rsid="0063bf39" officeooo:paragraph-rsid="0063bf39"/>
    </style:style>
    <style:style style:name="P53" style:family="paragraph" style:parent-style-name="Table_20_Contents">
      <style:text-properties officeooo:rsid="0063f803" officeooo:paragraph-rsid="0063f803"/>
    </style:style>
    <style:style style:name="P54" style:family="paragraph" style:parent-style-name="Table_20_Contents">
      <style:text-properties officeooo:rsid="0063f803" officeooo:paragraph-rsid="00380251"/>
    </style:style>
    <style:style style:name="P55" style:family="paragraph" style:parent-style-name="Table_20_Contents">
      <style:text-properties officeooo:rsid="004dd586" officeooo:paragraph-rsid="004dd586"/>
    </style:style>
    <style:style style:name="P56" style:family="paragraph" style:parent-style-name="Table_20_Contents">
      <style:text-properties officeooo:rsid="0034daf8" officeooo:paragraph-rsid="0034daf8"/>
    </style:style>
    <style:style style:name="P57" style:family="paragraph" style:parent-style-name="Table_20_Contents">
      <style:text-properties officeooo:rsid="0031b0dd" officeooo:paragraph-rsid="0031b0dd"/>
    </style:style>
    <style:style style:name="P58" style:family="paragraph" style:parent-style-name="Table_20_Contents">
      <style:text-properties officeooo:paragraph-rsid="003e0626"/>
    </style:style>
    <style:style style:name="P59" style:family="paragraph" style:parent-style-name="Table_20_Contents">
      <style:text-properties officeooo:paragraph-rsid="006d1991"/>
    </style:style>
    <style:style style:name="P60" style:family="paragraph" style:parent-style-name="Table_20_Contents">
      <style:text-properties officeooo:rsid="006d1991" officeooo:paragraph-rsid="006d1991"/>
    </style:style>
    <style:style style:name="P61" style:family="paragraph" style:parent-style-name="Table_20_Contents">
      <style:text-properties officeooo:rsid="006ea5ef" officeooo:paragraph-rsid="006ea5ef"/>
    </style:style>
    <style:style style:name="P62" style:family="paragraph" style:parent-style-name="Table_20_Contents">
      <style:text-properties officeooo:paragraph-rsid="0046a882"/>
    </style:style>
    <style:style style:name="P63" style:family="paragraph" style:parent-style-name="Table_20_Contents">
      <style:text-properties officeooo:rsid="0070586b" officeooo:paragraph-rsid="0070586b"/>
    </style:style>
    <style:style style:name="P64" style:family="paragraph" style:parent-style-name="Table_20_Contents">
      <style:text-properties officeooo:rsid="0070586b" officeooo:paragraph-rsid="00721154"/>
    </style:style>
    <style:style style:name="P65" style:family="paragraph" style:parent-style-name="Table_20_Contents">
      <style:text-properties officeooo:rsid="0070586b" officeooo:paragraph-rsid="007bfaf3"/>
    </style:style>
    <style:style style:name="P66" style:family="paragraph" style:parent-style-name="Table_20_Contents">
      <style:text-properties officeooo:paragraph-rsid="0074c084"/>
    </style:style>
    <style:style style:name="P67" style:family="paragraph" style:parent-style-name="Table_20_Contents">
      <style:text-properties officeooo:rsid="007570af" officeooo:paragraph-rsid="007570af"/>
    </style:style>
    <style:style style:name="P68" style:family="paragraph" style:parent-style-name="Table_20_Contents">
      <style:text-properties officeooo:rsid="00793ba3" officeooo:paragraph-rsid="00793ba3"/>
    </style:style>
    <style:style style:name="P69" style:family="paragraph" style:parent-style-name="Table_20_Contents">
      <style:text-properties officeooo:rsid="007b963f" officeooo:paragraph-rsid="007b963f"/>
    </style:style>
    <style:style style:name="P70" style:family="paragraph" style:parent-style-name="Table_20_Contents">
      <style:text-properties officeooo:rsid="007bfaf3" officeooo:paragraph-rsid="007bfaf3"/>
    </style:style>
    <style:style style:name="P71" style:family="paragraph" style:parent-style-name="Table_20_Contents">
      <style:text-properties officeooo:rsid="00721154" officeooo:paragraph-rsid="00721154"/>
    </style:style>
    <style:style style:name="P72" style:family="paragraph" style:parent-style-name="Table_20_Contents">
      <style:text-properties officeooo:rsid="00812daa" officeooo:paragraph-rsid="00812daa"/>
    </style:style>
    <style:style style:name="P73" style:family="paragraph" style:parent-style-name="Table_20_Contents">
      <style:text-properties fo:font-weight="bold" officeooo:rsid="00812daa" officeooo:paragraph-rsid="00812daa" style:font-weight-asian="bold" style:font-weight-complex="bold"/>
    </style:style>
    <style:style style:name="P74" style:family="paragraph" style:parent-style-name="Table_20_Contents">
      <style:text-properties officeooo:rsid="0081ab23" officeooo:paragraph-rsid="0081ab23"/>
    </style:style>
    <style:style style:name="P75" style:family="paragraph" style:parent-style-name="Title">
      <style:text-properties officeooo:rsid="00467904" officeooo:paragraph-rsid="005c31ff"/>
    </style:style>
    <style:style style:name="P76" style:family="paragraph" style:parent-style-name="Title">
      <style:text-properties officeooo:rsid="005c31ff" officeooo:paragraph-rsid="005c31ff"/>
    </style:style>
    <style:style style:name="P77" style:family="paragraph" style:parent-style-name="Table_20_Heading">
      <style:text-properties officeooo:rsid="006865e5" officeooo:paragraph-rsid="006865e5"/>
    </style:style>
    <style:style style:name="P78" style:family="paragraph" style:parent-style-name="Table_20_Heading">
      <style:text-properties officeooo:rsid="006d1991" officeooo:paragraph-rsid="006d1991"/>
    </style:style>
    <style:style style:name="P79" style:family="paragraph" style:parent-style-name="Table_20_Heading">
      <style:text-properties officeooo:rsid="0070586b" officeooo:paragraph-rsid="0070586b"/>
    </style:style>
    <style:style style:name="P80" style:family="paragraph" style:parent-style-name="Table_20_Heading">
      <style:text-properties officeooo:rsid="00721154" officeooo:paragraph-rsid="00721154"/>
    </style:style>
    <style:style style:name="P81" style:family="paragraph" style:parent-style-name="List_20_1_20_Cont.">
      <style:text-properties officeooo:paragraph-rsid="006620cc"/>
    </style:style>
    <style:style style:name="P82" style:family="paragraph" style:parent-style-name="List_20_1_20_Cont.">
      <style:text-properties officeooo:rsid="00793ba3" officeooo:paragraph-rsid="00793ba3"/>
    </style:style>
    <style:style style:name="P83" style:family="paragraph" style:parent-style-name="Footnote">
      <style:text-properties fo:font-style="italic" style:font-style-asian="italic" style:font-style-complex="italic"/>
    </style:style>
    <style:style style:name="P84" style:family="paragraph" style:parent-style-name="Footnote">
      <style:text-properties fo:font-style="italic" officeooo:rsid="0076a18a" officeooo:paragraph-rsid="0076a18a" style:font-style-asian="italic" style:font-style-complex="italic"/>
    </style:style>
    <style:style style:name="P85" style:family="paragraph" style:parent-style-name="Title" style:master-page-name="First_20_Page">
      <style:paragraph-properties style:page-number="auto"/>
      <style:text-properties officeooo:rsid="00467904" officeooo:paragraph-rsid="005c31ff"/>
    </style:style>
    <style:style style:name="P86" style:family="paragraph" style:parent-style-name="Heading_20_1">
      <style:text-properties officeooo:rsid="002195c1" officeooo:paragraph-rsid="002195c1"/>
    </style:style>
    <style:style style:name="P87" style:family="paragraph" style:parent-style-name="Heading_20_1">
      <style:paragraph-properties fo:break-before="page"/>
      <style:text-properties officeooo:rsid="002195c1" officeooo:paragraph-rsid="002195c1"/>
    </style:style>
    <style:style style:name="P88" style:family="paragraph" style:parent-style-name="Heading_20_2">
      <style:text-properties officeooo:rsid="002195c1" officeooo:paragraph-rsid="002195c1"/>
    </style:style>
    <style:style style:name="P89" style:family="paragraph" style:parent-style-name="Heading_20_2">
      <style:text-properties officeooo:rsid="0082b01d" officeooo:paragraph-rsid="0082b01d"/>
    </style:style>
    <style:style style:name="P90" style:family="paragraph" style:parent-style-name="Heading_20_3">
      <style:text-properties officeooo:paragraph-rsid="0030ec95"/>
    </style:style>
    <style:style style:name="P91" style:family="paragraph" style:parent-style-name="Heading_20_3">
      <style:text-properties officeooo:rsid="0030ec95" officeooo:paragraph-rsid="0030ec95"/>
    </style:style>
    <style:style style:name="P92" style:family="paragraph" style:parent-style-name="Heading_20_4">
      <style:text-properties officeooo:paragraph-rsid="004fabb5"/>
    </style:style>
    <style:style style:name="P93" style:family="paragraph" style:parent-style-name="Contents_20_1">
      <style:paragraph-properties>
        <style:tab-stops>
          <style:tab-stop style:position="17cm" style:type="right" style:leader-style="dotted" style:leader-text="."/>
        </style:tab-stops>
      </style:paragraph-properties>
    </style:style>
    <style:style style:name="P94" style:family="paragraph" style:parent-style-name="Contents_20_3">
      <style:paragraph-properties>
        <style:tab-stops>
          <style:tab-stop style:position="16.002cm" style:type="right" style:leader-style="dotted" style:leader-text="."/>
        </style:tab-stops>
      </style:paragraph-properties>
    </style:style>
    <style:style style:name="P95" style:family="paragraph" style:parent-style-name="Contents_20_Heading">
      <style:paragraph-properties fo:break-before="page"/>
    </style:style>
    <style:style style:name="P96" style:family="paragraph" style:parent-style-name="Contents_20_2">
      <style:paragraph-properties>
        <style:tab-stops>
          <style:tab-stop style:position="16.501cm" style:type="right" style:leader-style="dotted" style:leader-text="."/>
        </style:tab-stops>
      </style:paragraph-properties>
    </style:style>
    <style:style style:name="P97" style:family="paragraph" style:parent-style-name="Contents_20_4">
      <style:paragraph-properties>
        <style:tab-stops>
          <style:tab-stop style:position="15.503cm" style:type="right" style:leader-style="dotted" style:leader-text="."/>
        </style:tab-stops>
      </style:paragraph-properties>
    </style:style>
    <style:style style:name="P98" style:family="paragraph" style:parent-style-name="Text_20_body">
      <style:text-properties officeooo:rsid="004fc571" officeooo:paragraph-rsid="0074c084"/>
    </style:style>
    <style:style style:name="P99" style:family="paragraph" style:parent-style-name="Text_20_body">
      <style:text-properties officeooo:rsid="0063bf39" officeooo:paragraph-rsid="0063bf39"/>
    </style:style>
    <style:style style:name="P100" style:family="paragraph" style:parent-style-name="Text_20_body">
      <style:text-properties fo:font-style="normal" officeooo:rsid="0079d138" officeooo:paragraph-rsid="0079d138" style:font-style-asian="normal" style:font-style-complex="normal"/>
    </style:style>
    <style:style style:name="P101" style:family="paragraph" style:parent-style-name="Text_20_body">
      <style:text-properties officeooo:rsid="007afc89" officeooo:paragraph-rsid="007afc89"/>
    </style:style>
    <style:style style:name="P102" style:family="paragraph">
      <style:paragraph-properties fo:margin-left="0cm" fo:margin-right="0cm" fo:margin-top="0cm" fo:margin-bottom="0cm" fo:line-height="100%" fo:text-indent="0cm"/>
    </style:style>
    <style:style style:name="P103"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4" style:family="paragraph">
      <style:paragraph-properties fo:margin-left="0cm" fo:margin-right="0cm" fo:margin-top="0cm" fo:margin-bottom="0cm" fo:line-height="100%" fo:text-align="center" fo:text-indent="0cm"/>
    </style:style>
    <style:style style:name="P105"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7"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10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109"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110" style:family="paragraph">
      <loext:graphic-properties draw:fill="solid" draw:fill-color="#ffd8ce"/>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02eea73"/>
    </style:style>
    <style:style style:name="T2" style:family="text">
      <style:text-properties officeooo:rsid="002f6bfe"/>
    </style:style>
    <style:style style:name="T3" style:family="text">
      <style:text-properties officeooo:rsid="002ff45c"/>
    </style:style>
    <style:style style:name="T4" style:family="text">
      <style:text-properties officeooo:rsid="0030ec95"/>
    </style:style>
    <style:style style:name="T5" style:family="text">
      <style:text-properties officeooo:rsid="00317e5d"/>
    </style:style>
    <style:style style:name="T6" style:family="text">
      <style:text-properties officeooo:rsid="003683af"/>
    </style:style>
    <style:style style:name="T7" style:family="text">
      <style:text-properties officeooo:rsid="003cea67"/>
    </style:style>
    <style:style style:name="T8" style:family="text">
      <style:text-properties officeooo:rsid="0046b8fd"/>
    </style:style>
    <style:style style:name="T9" style:family="text">
      <style:text-properties officeooo:rsid="004dd586"/>
    </style:style>
    <style:style style:name="T10" style:family="text">
      <style:text-properties officeooo:rsid="004fc571"/>
    </style:style>
    <style:style style:name="T11" style:family="text">
      <style:text-properties officeooo:rsid="00530727"/>
    </style:style>
    <style:style style:name="T12" style:family="text">
      <style:text-properties officeooo:rsid="00585330"/>
    </style:style>
    <style:style style:name="T13" style:family="text">
      <style:text-properties officeooo:rsid="005bc5c4"/>
    </style:style>
    <style:style style:name="T14" style:family="text">
      <style:text-properties officeooo:rsid="005df2e3"/>
    </style:style>
    <style:style style:name="T15" style:family="text">
      <style:text-properties officeooo:rsid="00624676"/>
    </style:style>
    <style:style style:name="T16" style:family="text">
      <style:text-properties officeooo:rsid="00625425"/>
    </style:style>
    <style:style style:name="T17" style:family="text">
      <style:text-properties fo:font-weight="bold" style:font-weight-asian="bold" style:font-weight-complex="bold"/>
    </style:style>
    <style:style style:name="T18" style:family="text">
      <style:text-properties fo:font-weight="bold" officeooo:rsid="00625425" style:font-weight-asian="bold" style:font-weight-complex="bold"/>
    </style:style>
    <style:style style:name="T19" style:family="text">
      <style:text-properties fo:font-weight="bold" officeooo:rsid="006263f0" style:font-weight-asian="bold" style:font-weight-complex="bold"/>
    </style:style>
    <style:style style:name="T20" style:family="text">
      <style:text-properties fo:font-weight="bold" officeooo:rsid="007b963f" style:font-weight-asian="bold" style:font-weight-complex="bold"/>
    </style:style>
    <style:style style:name="T21" style:family="text">
      <style:text-properties fo:font-weight="bold" officeooo:rsid="00812daa" style:font-weight-asian="bold" style:font-weight-complex="bold"/>
    </style:style>
    <style:style style:name="T22" style:family="text">
      <style:text-properties officeooo:rsid="006263f0"/>
    </style:style>
    <style:style style:name="T23" style:family="text">
      <style:text-properties officeooo:rsid="0063f803"/>
    </style:style>
    <style:style style:name="T24" style:family="text">
      <style:text-properties officeooo:rsid="0064df16"/>
    </style:style>
    <style:style style:name="T25" style:family="text">
      <style:text-properties officeooo:rsid="006620cc"/>
    </style:style>
    <style:style style:name="T26" style:family="text">
      <style:text-properties officeooo:rsid="006a4dcc"/>
    </style:style>
    <style:style style:name="T27" style:family="text">
      <style:text-properties officeooo:rsid="006d1991"/>
    </style:style>
    <style:style style:name="T28" style:family="text">
      <style:text-properties officeooo:rsid="003e0626"/>
    </style:style>
    <style:style style:name="T29" style:family="text">
      <style:text-properties officeooo:rsid="006f7f8f"/>
    </style:style>
    <style:style style:name="T30" style:family="text">
      <style:text-properties officeooo:rsid="0070586b"/>
    </style:style>
    <style:style style:name="T31" style:family="text">
      <style:text-properties officeooo:rsid="0074044b"/>
    </style:style>
    <style:style style:name="T32" style:family="text">
      <style:text-properties officeooo:rsid="0074c084"/>
    </style:style>
    <style:style style:name="T33" style:family="text">
      <style:text-properties fo:background-color="#dee6ef" loext:char-shading-value="0"/>
    </style:style>
    <style:style style:name="T34" style:family="text">
      <style:text-properties officeooo:rsid="006f7f8f" fo:background-color="#ffd7d7" loext:char-shading-value="0"/>
    </style:style>
    <style:style style:name="T35" style:family="text">
      <style:text-properties fo:background-color="#ffffd7" loext:char-shading-value="0"/>
    </style:style>
    <style:style style:name="T36" style:family="text">
      <style:text-properties officeooo:rsid="006f7f8f" fo:background-color="#ffdbb6" loext:char-shading-value="0"/>
    </style:style>
    <style:style style:name="T37" style:family="text">
      <style:text-properties officeooo:rsid="0074c29c"/>
    </style:style>
    <style:style style:name="T38" style:family="text">
      <style:text-properties officeooo:rsid="007570af"/>
    </style:style>
    <style:style style:name="T39" style:family="text">
      <style:text-properties fo:font-style="italic" style:font-style-asian="italic" style:font-style-complex="italic"/>
    </style:style>
    <style:style style:name="T40" style:family="text">
      <style:text-properties fo:font-style="normal" style:font-style-asian="normal" style:font-style-complex="normal"/>
    </style:style>
    <style:style style:name="T41" style:family="text">
      <style:text-properties fo:font-style="normal" officeooo:rsid="00782487" style:font-style-asian="normal" style:font-style-complex="normal"/>
    </style:style>
    <style:style style:name="T42" style:family="text">
      <style:text-properties fo:font-style="normal" officeooo:rsid="007b421e" style:font-style-asian="normal" style:font-style-complex="normal"/>
    </style:style>
    <style:style style:name="T43" style:family="text">
      <style:text-properties fo:font-style="normal" officeooo:rsid="007b963f" style:font-style-asian="normal" style:font-style-complex="normal"/>
    </style:style>
    <style:style style:name="T44" style:family="text">
      <style:text-properties fo:font-style="normal" officeooo:rsid="00812daa" style:font-style-asian="normal" style:font-style-complex="normal"/>
    </style:style>
    <style:style style:name="T45" style:family="text">
      <style:text-properties officeooo:rsid="0076a18a"/>
    </style:style>
    <style:style style:name="T46" style:family="text">
      <style:text-properties officeooo:rsid="00782487"/>
    </style:style>
    <style:style style:name="T47" style:family="text">
      <style:text-properties officeooo:rsid="0079215b"/>
    </style:style>
    <style:style style:name="T48" style:family="text">
      <style:text-properties officeooo:rsid="00793ba3"/>
    </style:style>
    <style:style style:name="T49" style:family="text">
      <style:text-properties officeooo:rsid="0079d138"/>
    </style:style>
    <style:style style:name="T50" style:family="text">
      <style:text-properties officeooo:rsid="007b421e"/>
    </style:style>
    <style:style style:name="T51" style:family="text">
      <style:text-properties officeooo:rsid="007b963f"/>
    </style:style>
    <style:style style:name="T52" style:family="text">
      <style:text-properties officeooo:rsid="007bfaf3"/>
    </style:style>
    <style:style style:name="T53" style:family="text">
      <style:text-properties officeooo:rsid="00812daa"/>
    </style:style>
    <style:style style:name="T54" style:family="text">
      <style:text-properties officeooo:rsid="0081ab23"/>
    </style:style>
    <style:style style:name="T55" style:family="text">
      <style:text-properties fo:font-weight="normal" style:font-weight-asian="normal" style:font-weight-complex="normal"/>
    </style:style>
    <style:style style:name="T56" style:family="text">
      <style:text-properties officeooo:rsid="0082b01d"/>
    </style:style>
    <style:style style:name="T57" style:family="text">
      <style:text-properties officeooo:rsid="0083705b"/>
    </style:style>
    <style:style style:name="T58" style:family="text">
      <style:text-properties officeooo:rsid="008456f6"/>
    </style:style>
    <style:style style:name="T59"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60"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61"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middle" style:vertical-rel="text" style:horizontal-pos="from-left" style:horizontal-rel="paragraph-content" fo:background-color="transparent" draw:fill="none" draw:fill-color="#729fcf" draw:ole-draw-aspect="1"/>
    </style:style>
    <style:style style:name="Sect1" style:family="section">
      <style:section-properties style:editable="false">
        <style:columns fo:column-count="1" fo:column-gap="0cm"/>
      </style:section-properties>
    </style: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32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2.05cm" fo:min-width="6.5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2.148cm" fo:min-width="6.498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38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649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8" style:family="graphic">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draw:auto-grow-height="false" fo:min-height="1.697cm" fo:min-width="2.05cm" fo:padding-top="0.152cm" fo:padding-bottom="0.152cm" fo:padding-left="0.275cm" fo:padding-right="0.275cm" draw:shadow="hidden" draw:shadow-offset-x="0.199cm" draw:shadow-offset-y="0.199cm" draw:shadow-color="#808080" style:run-through="foreground"/>
    </style:style>
    <style:style style:name="gr9" style:family="graphic">
      <style:graphic-properties draw:stroke="solid" svg:stroke-width="0.053cm" svg:stroke-color="#000000" draw:marker-start="" draw:marker-start-width="0.279cm" draw:marker-start-center="false" draw:marker-end="Arrow" draw:marker-end-width="0.379cm" draw:marker-end-center="false" draw:fill="solid" draw:fill-color="#729fcf" draw:textarea-horizontal-align="justify" draw:textarea-vertical-align="middle" fo:padding-top="0.152cm" fo:padding-bottom="0.152cm" fo:padding-left="0.275cm" fo:padding-right="0.275cm" draw:shadow="hidden" draw:shadow-offset-x="0.199cm" draw:shadow-offset-y="0.199cm" draw:shadow-color="#808080" style:run-through="foreground"/>
    </style:style>
    <style:style style:name="gr10" style:family="graphic">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draw:auto-grow-height="false" fo:min-height="1.697cm" fo:min-width="3.549cm" fo:padding-top="0.152cm" fo:padding-bottom="0.152cm" fo:padding-left="0.275cm" fo:padding-right="0.275cm" draw:shadow="hidden" draw:shadow-offset-x="0.199cm" draw:shadow-offset-y="0.199cm" draw:shadow-color="#808080" style:run-through="foreground"/>
    </style:style>
    <style:style style:name="gr11" style:family="graphic">
      <style:graphic-properties draw:stroke="solid" svg:stroke-width="0.053cm" svg:stroke-color="#000000" draw:marker-start="Arrow" draw:marker-start-width="0.379cm" draw:marker-start-center="false" draw:marker-end="" draw:marker-end-width="0.279cm" draw:marker-end-center="false" draw:fill="solid" draw:fill-color="#729fcf" draw:textarea-horizontal-align="justify" draw:textarea-vertical-align="middle" fo:padding-top="0.152cm" fo:padding-bottom="0.152cm" fo:padding-left="0.275cm" fo:padding-right="0.275cm" draw:shadow="hidden" draw:shadow-offset-x="0.199cm" draw:shadow-offset-y="0.199cm" draw:shadow-color="#808080" style:run-through="foreground"/>
    </style:style>
    <style:style style:name="gr12" style:family="graphic">
      <style:graphic-properties draw:stroke="dash" draw:stroke-dash="Fine_20_Dashed" svg:stroke-width="0.053cm" svg:stroke-color="#000000" draw:marker-start="Arrow" draw:marker-start-width="0.379cm" draw:marker-start-center="false" draw:marker-end="" draw:marker-end-width="0.279cm" draw:marker-end-center="false" draw:fill="solid" draw:fill-color="#729fcf" draw:textarea-horizontal-align="justify" draw:textarea-vertical-align="middle" fo:padding-top="0.152cm" fo:padding-bottom="0.152cm" fo:padding-left="0.275cm" fo:padding-right="0.275cm" draw:shadow="hidden" draw:shadow-offset-x="0.199cm" draw:shadow-offset-y="0.199cm" draw:shadow-color="#808080" style:run-through="foreground"/>
    </style:style>
    <style:style style:name="gr13" style:family="graphic">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draw:auto-grow-height="false" fo:min-height="4.819cm" fo:min-width="0cm" fo:padding-top="0.152cm" fo:padding-bottom="0.152cm" fo:padding-left="0.275cm" fo:padding-right="0.275cm" draw:shadow="hidden" draw:shadow-offset-x="0.199cm" draw:shadow-offset-y="0.199cm" draw:shadow-color="#808080" style:run-through="foreground"/>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07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106cm" svg:stroke-color="#000000" draw:marker-start="" draw:marker-start-width="0.36cm" draw:marker-start-center="false" draw:marker-end="" draw:marker-end-width="0.36cm" draw:marker-end-center="false" draw:fill="solid" draw:fill-color="#ffd8ce" draw:textarea-horizontal-align="justify" fo:min-height="0.732cm" fo:padding-top="0.178cm" fo:padding-bottom="0.178cm" fo:padding-left="0.303cm" fo:padding-right="0.303cm" draw:shadow="hidden" draw:shadow-offset-x="0.199cm" draw:shadow-offset-y="0.199cm" draw:shadow-color="#808080" style:run-through="foreground"/>
    </style:style>
    <style:style style:name="gr16" style:family="graphic">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draw:auto-grow-height="false" fo:min-height="1.695cm" fo:min-width="0.349cm" fo:padding-top="0.152cm" fo:padding-bottom="0.152cm" fo:padding-left="0.275cm" fo:padding-right="0.275cm" draw:shadow="hidden" draw:shadow-offset-x="0.199cm" draw:shadow-offset-y="0.199cm" draw:shadow-color="#808080" style:run-through="foreground"/>
    </style:style>
    <style:style style:name="gr17" style:family="graphic">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draw:auto-grow-height="false" fo:min-height="1.695cm" fo:min-width="2.549cm" fo:padding-top="0.152cm" fo:padding-bottom="0.152cm" fo:padding-left="0.275cm" fo:padding-right="0.275cm" draw:shadow="hidden" draw:shadow-offset-x="0.199cm" draw:shadow-offset-y="0.199cm" draw:shadow-color="#808080" style:run-through="foreground"/>
    </style:style>
    <style:style style:name="gr18" style:family="graphic">
      <style:graphic-properties draw:stroke="dash" draw:stroke-dash="Fine_20_Dashed" svg:stroke-width="0.053cm" svg:stroke-color="#000000" draw:marker-start="" draw:marker-start-width="0.279cm" draw:marker-start-center="false" draw:marker-end="Arrow" draw:marker-end-width="0.379cm" draw:marker-end-center="false" draw:fill="solid" draw:fill-color="#729fcf" draw:textarea-horizontal-align="justify" draw:textarea-vertical-align="middle" fo:padding-top="0.152cm" fo:padding-bottom="0.152cm" fo:padding-left="0.275cm" fo:padding-right="0.275cm" draw:shadow="hidden" draw:shadow-offset-x="0.199cm" draw:shadow-offset-y="0.199cm" draw:shadow-color="#808080" style:run-through="foreground"/>
    </style:style>
    <style:style style:name="gr19" style:family="graphic">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draw:auto-grow-height="false" fo:min-height="8.703cm" fo:min-width="0cm" fo:padding-top="0.152cm" fo:padding-bottom="0.152cm" fo:padding-left="0.275cm" fo:padding-right="0.275cm" draw:shadow="hidden" draw:shadow-offset-x="0.199cm" draw:shadow-offset-y="0.199cm" draw:shadow-color="#808080" style:run-through="foreground"/>
    </style:style>
    <style:style style:name="gr20" style:family="graphic">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draw:auto-grow-height="false" fo:min-height="1.877cm" fo:min-width="0cm" fo:padding-top="0.152cm" fo:padding-bottom="0.152cm" fo:padding-left="0.275cm" fo:padding-right="0.275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13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
      <text:p text:style-name="P75"/>
      <text:p text:style-name="P76">ODD</text:p>
      <text:p text:style-name="P75">Restaurants</text:p>
      <text:p text:style-name="P75">and social media</text:p>
      <text:p text:style-name="P15"/>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6">Agent based model<text:span text:style-name="T14">ing</text:span></text:p>
      <text:p text:style-name="P16">Teacher : Georgiy <text:span text:style-name="T14">Bobashev</text:span></text:p>
      <text:p text:style-name="P17">Marc Grossouvr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5">Table of Contents</text:p>
          </text:index-title>
          <text:p text:style-name="P93"><text:a xlink:type="simple" xlink:href="#__RefHeading___Toc617_1886039662" text:style-name="Index_20_Link" text:visited-style-name="Index_20_Link">Introduction<text:tab/>3</text:a></text:p>
          <text:p text:style-name="P93"><text:a xlink:type="simple" xlink:href="#__RefHeading___Toc619_1886039662" text:style-name="Index_20_Link" text:visited-style-name="Index_20_Link">Overview<text:tab/>3</text:a></text:p>
          <text:p text:style-name="P96"><text:a xlink:type="simple" xlink:href="#__RefHeading___Toc621_1886039662" text:style-name="Index_20_Link" text:visited-style-name="Index_20_Link">Purpose<text:tab/>3</text:a></text:p>
          <text:p text:style-name="P96"><text:a xlink:type="simple" xlink:href="#__RefHeading___Toc623_1886039662" text:style-name="Index_20_Link" text:visited-style-name="Index_20_Link">Entities, state variables and scales<text:tab/>4</text:a></text:p>
          <text:p text:style-name="P94"><text:a xlink:type="simple" xlink:href="#__RefHeading___Toc625_1886039662" text:style-name="Index_20_Link" text:visited-style-name="Index_20_Link">Entities : Restaurants, Customers, Social networks and Comments<text:tab/>4</text:a></text:p>
          <text:p text:style-name="P94"><text:a xlink:type="simple" xlink:href="#__RefHeading___Toc627_1886039662" text:style-name="Index_20_Link" text:visited-style-name="Index_20_Link">State variables<text:tab/>4</text:a></text:p>
          <text:p text:style-name="P94"><text:a xlink:type="simple" xlink:href="#__RefHeading___Toc629_1886039662" text:style-name="Index_20_Link" text:visited-style-name="Index_20_Link">Scales<text:tab/>7</text:a></text:p>
          <text:p text:style-name="P97"><text:a xlink:type="simple" xlink:href="#__RefHeading___Toc631_1886039662" text:style-name="Index_20_Link" text:visited-style-name="Index_20_Link">Space<text:tab/>7</text:a></text:p>
          <text:p text:style-name="P97"><text:a xlink:type="simple" xlink:href="#__RefHeading___Toc633_1886039662" text:style-name="Index_20_Link" text:visited-style-name="Index_20_Link">Time<text:tab/>7</text:a></text:p>
          <text:p text:style-name="P96"><text:a xlink:type="simple" xlink:href="#__RefHeading___Toc635_1886039662" text:style-name="Index_20_Link" text:visited-style-name="Index_20_Link">Process overview and scheduling<text:tab/>7</text:a></text:p>
          <text:p text:style-name="P93"><text:a xlink:type="simple" xlink:href="#__RefHeading___Toc637_1886039662" text:style-name="Index_20_Link" text:visited-style-name="Index_20_Link">Design concepts<text:tab/>8</text:a></text:p>
          <text:p text:style-name="P96"><text:a xlink:type="simple" xlink:href="#__RefHeading___Toc639_1886039662" text:style-name="Index_20_Link" text:visited-style-name="Index_20_Link">Emergences<text:tab/>8</text:a></text:p>
          <text:p text:style-name="P96"><text:a xlink:type="simple" xlink:href="#__RefHeading___Toc641_1886039662" text:style-name="Index_20_Link" text:visited-style-name="Index_20_Link">Objectives<text:tab/>8</text:a></text:p>
          <text:p text:style-name="P96"><text:a xlink:type="simple" xlink:href="#__RefHeading___Toc643_1886039662" text:style-name="Index_20_Link" text:visited-style-name="Index_20_Link">Adaptation<text:tab/>8</text:a></text:p>
          <text:p text:style-name="P96"><text:a xlink:type="simple" xlink:href="#__RefHeading___Toc645_1886039662" text:style-name="Index_20_Link" text:visited-style-name="Index_20_Link">Learning<text:tab/>8</text:a></text:p>
          <text:p text:style-name="P96"><text:a xlink:type="simple" xlink:href="#__RefHeading___Toc647_1886039662" text:style-name="Index_20_Link" text:visited-style-name="Index_20_Link">Prediction<text:tab/>9</text:a></text:p>
          <text:p text:style-name="P96"><text:a xlink:type="simple" xlink:href="#__RefHeading___Toc649_1886039662" text:style-name="Index_20_Link" text:visited-style-name="Index_20_Link">Sensing<text:tab/>9</text:a></text:p>
          <text:p text:style-name="P96"><text:a xlink:type="simple" xlink:href="#__RefHeading___Toc651_1886039662" text:style-name="Index_20_Link" text:visited-style-name="Index_20_Link">Interaction<text:tab/>9</text:a></text:p>
          <text:p text:style-name="P96"><text:a xlink:type="simple" xlink:href="#__RefHeading___Toc653_1886039662" text:style-name="Index_20_Link" text:visited-style-name="Index_20_Link">Stochasticity<text:tab/>9</text:a></text:p>
          <text:p text:style-name="P96"><text:a xlink:type="simple" xlink:href="#__RefHeading___Toc655_1886039662" text:style-name="Index_20_Link" text:visited-style-name="Index_20_Link">Collectives<text:tab/>9</text:a></text:p>
          <text:p text:style-name="P96"><text:a xlink:type="simple" xlink:href="#__RefHeading___Toc657_1886039662" text:style-name="Index_20_Link" text:visited-style-name="Index_20_Link">Observation<text:tab/>10</text:a></text:p>
          <text:p text:style-name="P93"><text:a xlink:type="simple" xlink:href="#__RefHeading___Toc659_1886039662" text:style-name="Index_20_Link" text:visited-style-name="Index_20_Link">Detail<text:tab/>10</text:a></text:p>
          <text:p text:style-name="P96"><text:a xlink:type="simple" xlink:href="#__RefHeading___Toc661_1886039662" text:style-name="Index_20_Link" text:visited-style-name="Index_20_Link">Initialization<text:tab/>10</text:a></text:p>
          <text:p text:style-name="P96"><text:a xlink:type="simple" xlink:href="#__RefHeading___Toc663_1886039662" text:style-name="Index_20_Link" text:visited-style-name="Index_20_Link">Input data<text:tab/>11</text:a></text:p>
          <text:p text:style-name="P96"><text:a xlink:type="simple" xlink:href="#__RefHeading___Toc1244_1462481019" text:style-name="Index_20_Link" text:visited-style-name="Index_20_Link">Submodels<text:tab/>11</text:a></text:p>
        </text:index-body>
      </text:table-of-content>
      <text:p text:style-name="Text_20_body"/>
      <text:h text:style-name="P87" text:outline-level="1"><text:bookmark-start text:name="__RefHeading___Toc617_1886039662"/>Introduction<text:bookmark-end text:name="__RefHeading___Toc617_1886039662"/></text:h>
      <text:p text:style-name="P3">Communication companies tend to <text:span text:style-name="T31">see</text:span> presence of small enterprises on social <text:span text:style-name="T4">media</text:span> as advertising. Havas group, the biggest French communication company and one of the world leaders calls it social marketing<text:note text:id="ftn1" text:note-class="footnote"><text:note-citation>1</text:note-citation><text:note-body><text:p text:style-name="Footnote"><text:a xlink:type="simple" xlink:href="https://www.havasgroup.com/what-we-do/capabilities/" text:style-name="Internet_20_link" text:visited-style-name="Visited_20_Internet_20_Link">https://www.havasgroup.com/what-we-do/capabilities/</text:a> </text:p></text:note-body></text:note>. I have <text:span text:style-name="T31">myself</text:span> encouraged that in my professionnal activities. But on the field, we hear some negative feed backs, especially with respect to restaurants.</text:p>
      <text:p text:style-name="P6"><text:span text:style-name="T31">A major issue</text:span> <text:span text:style-name="T31">for</text:span> a restaurant is <text:span text:style-name="T31">handling </text:span>what we call in french « le feu » (the fire) which is the rush hour when all clients want to eat at the same time, especially lunch time. Most traditional restaurants don’t cook food in advance in France and preparation time depends on order. Moreover, even for lunch, french people usually eat at least 2 courses meal which implies a lot of work for waiters/waitresses. In France, everybody has lunch between 12:00 and 14:00 wherever they are an<text:span text:style-name="T31">d</text:span> whatever they are doing. It means that there is a peak time during 15 to 20 minutes when everybody <text:span text:style-name="T31">in a restaurant</text:span> is overhelmed. And there is a risk that last arrived people (arrived at say 12:2<text:span text:style-name="T31">5</text:span>) will have to wait more tha<text:span text:style-name="T31">n</text:span> usual before being served depending on what previous clients have <text:span text:style-name="T31">ordered</text:span>.</text:p>
      <text:p text:style-name="P4"><text:span text:style-name="T1">To address that situation, many restaurants have a « plat du jour » at lunch time which is one dish prepared in advance. But again, there is no certainty that people will choose it… especially those who come early. As most restaurants can not afford employing more people just because of those 20 minutes, either they refuse some customers even if some tables are free or they accept that some customers will have to wait. In both cases, there is a risk of people being upset. Take comments for </text:span>Bistrot Gaga <text:span text:style-name="T2">in Saint-Étienne on tripadvisor</text:span><text:span text:style-name="T2"><text:note text:id="ftn2" text:note-class="footnote"><text:note-citation>2</text:note-citation><text:note-body><text:p text:style-name="Footnote"><text:a xlink:type="simple" xlink:href="https://www.tripadvisor.com/Restaurant_Review-g187269-d4149306-Reviews-Bistrot_Gaga-Saint_Etienne_Loire_Auvergne_Rhone_Alpes.html#REVIEWS" text:style-name="Internet_20_link" text:visited-style-name="Visited_20_Internet_20_Link">https://www.tripadvisor.com/Restaurant_Review-g187269-d4149306-Reviews-Bistrot_Gaga-Saint_Etienne_Loire_Auvergne_Rhone_Alpes.html#REVIEWS</text:a> </text:p></text:note-body></text:note></text:span><text:span text:style-name="T2">, on 29th of march 2019, Marinette wrote : « En semaine, pour un déjeuner. </text:span>Arrivée à 12h20 servi à 13h20. » <text:span text:style-name="T2">(Weekday, for lunch. Arrival 12:20, served at 13:30) and rated it 1/5. About Le Stromboli</text:span><text:span text:style-name="T2"><text:note text:id="ftn3" text:note-class="footnote"><text:note-citation>3</text:note-citation><text:note-body><text:p text:style-name="Footnote"><text:a xlink:type="simple" xlink:href="https://www.tripadvisor.com/Restaurant_Review-g187269-d2220026-Reviews-Le_Stromboli-Saint_Etienne_Loire_Auvergne_Rhone_Alpes.html" text:style-name="Internet_20_link" text:visited-style-name="Visited_20_Internet_20_Link">https://www.tripadvisor.com/Restaurant_Review-g187269-d2220026-Reviews-Le_Stromboli-Saint_Etienne_Loire_Auvergne_Rhone_Alpes.html</text:a> </text:p></text:note-body></text:note></text:span><text:span text:style-name="T2">, Jam H wrote on 31st of august 2019 : « On accepte du monde sans prevenir le client qu'il y aura bcp d'attente entre 1h et 1h15 entre la prise de commande et l'arrivé des plats. » They accept people without warning that there will be a lot of waiting, between 1h and 1h15 from order to service. », rating 1/5 too. For these comments, rating is really very low. That is bad for the restaurant’s image. As a matter of fact, I have heard about some chefs of popular restaurants who withdraw from social media. Are they right ?</text:span></text:p>
      <text:h text:style-name="P86" text:outline-level="1"><text:bookmark-start text:name="__RefHeading___Toc619_1886039662"/>Overview<text:bookmark-end text:name="__RefHeading___Toc619_1886039662"/></text:h>
      <text:h text:style-name="P88" text:outline-level="2"><text:bookmark-start text:name="__RefHeading___Toc621_1886039662"/>Purpose<text:bookmark-end text:name="__RefHeading___Toc621_1886039662"/></text:h>
      <text:p text:style-name="P2">T<text:span text:style-name="T3">he purpose of this model is to assess the possible effect of bad comments due to too much waiting on a restaurant turn-over considering that other comments about food quality are good. One issue here is that the more popular a restaurant is, the highest is the risk to have an overhelming peak. Another is that an overhelming peak is a stochastic event : certain days the flood of customers can be </text:span><text:soft-page-break/><text:span text:style-name="T3">handled properly but some other day, for no apparent reason, situation becomes crazy.</text:span></text:p>
      <text:h text:style-name="P88" text:outline-level="2"><text:bookmark-start text:name="__RefHeading___Toc623_1886039662"/>Entities, state variables and scales<text:bookmark-end text:name="__RefHeading___Toc623_1886039662"/></text:h>
      <text:h text:style-name="P90" text:outline-level="3"><text:bookmark-start text:name="__RefHeading___Toc625_1886039662"/><text:span text:style-name="T4">Entities : </text:span>Restaurants, Customers, Social net<text:span text:style-name="T4">w</text:span>orks <text:span text:style-name="T5">and Comments</text:span><text:bookmark-end text:name="__RefHeading___Toc625_1886039662"/></text:h>
      <text:p text:style-name="P5">The restaurant is considered as an agent which owns a place <text:span text:style-name="T31">(patches) </text:span>where <text:span text:style-name="T31">other agents named </text:span>customers can come in up to a certain point and during opening hours (we focus on lunch time). Social networks can be real (friends) o<text:span text:style-name="T31">r</text:span> based on social media. <text:span text:style-name="T31">Social media are agents.</text:span> Comments can be made on both kinds of social networks. <text:span text:style-name="T31">Comments made on social media are materialized as colored patches adjacent to the restaurant area.</text:span></text:p>
      <text:h text:style-name="P91" text:outline-level="3"><text:bookmark-start text:name="__RefHeading___Toc627_1886039662"/>State variables<text:bookmark-end text:name="__RefHeading___Toc627_1886039662"/></text:h>
      <text:p text:style-name="List_20_1_20_Cont."><text:span text:style-name="T33">light blue</text:span> : local constants ; <text:tab/><text:span text:style-name="T34">light red</text:span><text:span text:style-name="T29"> : global constants</text:span></text:p>
      <text:p text:style-name="List_20_1_20_End"><text:span text:style-name="T35">light yellow</text:span> : grid variables ; <text:tab/><text:span text:style-name="T36">light orange</text:span><text:span text:style-name="T29"> : other time dependent variables</text:span></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Table_20_Heading">Variable</text:p>
            </table:table-cell>
            <table:table-cell table:style-name="Table2.A1" office:value-type="string">
              <text:p text:style-name="Table_20_Heading">Values</text:p>
            </table:table-cell>
            <table:table-cell table:style-name="Table2.C1" office:value-type="string">
              <text:p text:style-name="Table_20_Heading">Description</text:p>
            </table:table-cell>
          </table:table-row>
        </table:table-header-rows>
        <table:table-row table:style-name="Table2.1">
          <table:table-cell table:style-name="Table2.A2" table:number-columns-spanned="3" office:value-type="string">
            <text:p text:style-name="P80">TURTLES</text:p>
          </table:table-cell>
          <table:covered-table-cell/>
          <table:covered-table-cell/>
        </table:table-row>
        <table:table-row table:style-name="Table2.3">
          <table:table-cell table:style-name="Table2.A3" table:number-columns-spanned="3" office:value-type="string">
            <text:p text:style-name="Table_20_Heading">Restaurants</text:p>
          </table:table-cell>
          <table:covered-table-cell/>
          <table:covered-table-cell/>
        </table:table-row>
        <table:table-row table:style-name="Table2.1">
          <table:table-cell table:style-name="Table2.A4" office:value-type="string">
            <text:p text:style-name="P68"><draw:frame draw:style-name="fr1" draw:name="Object35" text:anchor-type="as-char" svg:width="1.132cm" svg:height="0.467cm" draw:z-index="2"><draw:object xlink:href="./Object 35" xlink:type="simple" xlink:show="embed" xlink:actuate="onLoad"/><draw:image xlink:href="./ObjectReplacements/Object 35" xlink:type="simple" xlink:show="embed" xlink:actuate="onLoad"/></draw:frame></text:p>
          </table:table-cell>
          <table:table-cell table:style-name="Table2.B4" office:value-type="string">
            <text:p text:style-name="P68">string</text:p>
          </table:table-cell>
          <table:table-cell table:style-name="Table2.A3" office:value-type="string">
            <text:p text:style-name="P68">Each restaurant has a name</text:p>
          </table:table-cell>
        </table:table-row>
        <table:table-row table:style-name="Table2.1">
          <table:table-cell table:style-name="Table2.A4" office:value-type="string">
            <text:p text:style-name="P66">Capacity : <draw:frame draw:style-name="fr1" draw:name="Object1" text:anchor-type="as-char" svg:width="0.506cm" svg:height="0.467cm" draw:z-index="5"><draw:object xlink:href="./Object 1" xlink:type="simple" xlink:show="embed" xlink:actuate="onLoad"/><draw:image xlink:href="./ObjectReplacements/Object 1" xlink:type="simple" xlink:show="embed" xlink:actuate="onLoad"/><svg:desc>formula</svg:desc></draw:frame><text:span text:style-name="T32">(number of tables in the restaurant)</text:span></text:p>
          </table:table-cell>
          <table:table-cell table:style-name="Table2.B4" office:value-type="string">
            <text:p text:style-name="P62"><draw:frame draw:style-name="fr1" draw:name="Object3" text:anchor-type="as-char" svg:width="4.242cm" svg:height="0.482cm" draw:z-index="6"><draw:object xlink:href="./Object 3" xlink:type="simple" xlink:show="embed" xlink:actuate="onLoad"/><draw:image xlink:href="./ObjectReplacements/Object 3" xlink:type="simple" xlink:show="embed" xlink:actuate="onLoad"/><svg:desc>formula</svg:desc></draw:frame></text:p>
            <text:p text:style-name="P55">See global variables for computation.</text:p>
          </table:table-cell>
          <table:table-cell table:style-name="Table2.A3" office:value-type="string">
            <text:p text:style-name="P57">Each table <text:span text:style-name="T47">is 2-top for simplification purpose</text:span>. <text:span text:style-name="T32">Tables are represented at restaurant location by a patch.</text:span></text:p>
          </table:table-cell>
        </table:table-row>
        <table:table-row table:style-name="Table2.1">
          <table:table-cell table:style-name="Table2.A4" office:value-type="string">
            <text:p text:style-name="P52">Connectivity : <draw:frame draw:style-name="fr1" draw:name="Object8" text:anchor-type="as-char" svg:width="1.55cm" svg:height="0.467cm" draw:z-index="7"><draw:object xlink:href="./Object 8" xlink:type="simple" xlink:show="embed" xlink:actuate="onLoad"/><draw:image xlink:href="./ObjectReplacements/Object 8" xlink:type="simple" xlink:show="embed" xlink:actuate="onLoad"/><svg:desc>formula</svg:desc></draw:frame></text:p>
          </table:table-cell>
          <table:table-cell table:style-name="Table2.B4" office:value-type="string">
            <text:p text:style-name="P52">0 : restaurant is disconnected</text:p>
            <text:p text:style-name="P52">1 : restaurant is connected</text:p>
          </table:table-cell>
          <table:table-cell table:style-name="Table2.A3" office:value-type="string">
            <text:p text:style-name="P52"><text:span text:style-name="T30">D</text:span>isconnected restaurants are not registered with any social media. They will only depend on friends networks.</text:p>
          </table:table-cell>
        </table:table-row>
        <table:table-row table:style-name="Table2.1">
          <table:table-cell table:style-name="Table2.A4" office:value-type="string">
            <text:p text:style-name="Table_20_Contents">Maximum rate <text:span text:style-name="T24">of arrivals </text:span>per 10 minutes :<draw:frame draw:style-name="fr1" draw:name="Object40" text:anchor-type="as-char" svg:width="1.042cm" svg:height="0.531cm" draw:z-index="8"><draw:object xlink:href="./Object 40" xlink:type="simple" xlink:show="embed" xlink:actuate="onLoad"/><draw:image xlink:href="./ObjectReplacements/Object 40" xlink:type="simple" xlink:show="embed" xlink:actuate="onLoad"/><svg:desc>formula</svg:desc></draw:frame></text:p>
          </table:table-cell>
          <table:table-cell table:style-name="Table2.B4" office:value-type="string">
            <text:p text:style-name="Table_20_Contents"><draw:frame draw:style-name="fr1" draw:name="Object58" text:anchor-type="as-char" svg:width="0.887cm" svg:height="0.385cm" draw:z-index="10"><draw:object xlink:href="./Object 58" xlink:type="simple" xlink:show="embed" xlink:actuate="onLoad"/><draw:image xlink:href="./ObjectReplacements/Object 58" xlink:type="simple" xlink:show="embed" xlink:actuate="onLoad"/><svg:desc>formula</svg:desc></draw:frame><text:span text:style-name="T7">and</text:span><draw:frame draw:style-name="fr1" draw:name="Object59" text:anchor-type="as-char" svg:width="0.723cm" svg:height="0.467cm" draw:z-index="11"><draw:object xlink:href="./Object 59" xlink:type="simple" xlink:show="embed" xlink:actuate="onLoad"/><draw:image xlink:href="./ObjectReplacements/Object 59" xlink:type="simple" xlink:show="embed" xlink:actuate="onLoad"/><svg:desc>formula</svg:desc></draw:frame></text:p>
          </table:table-cell>
          <table:table-cell table:style-name="Table2.A3" office:value-type="string">
            <text:p text:style-name="P54">This rate depends on its size based on a reference value given as a global parameter.</text:p>
          </table:table-cell>
        </table:table-row>
        <table:table-row table:style-name="Table2.1">
          <table:table-cell table:style-name="Table2.A8" office:value-type="string">
            <text:p text:style-name="P49">Daily service :<draw:frame draw:style-name="fr1" draw:name="Object60" text:anchor-type="as-char" svg:width="1.284cm" svg:height="0.531cm" draw:z-index="13"><draw:object xlink:href="./Object 60" xlink:type="simple" xlink:show="embed" xlink:actuate="onLoad"/><draw:image xlink:href="./ObjectReplacements/Object 60" xlink:type="simple" xlink:show="embed" xlink:actuate="onLoad"/><svg:desc>formula</svg:desc></draw:frame></text:p>
          </table:table-cell>
          <table:table-cell table:style-name="Table2.B4" office:value-type="string">
            <text:p text:style-name="P49"><text:span text:style-name="T29">G</text:span>iven as a percentage that may be greater than 100 %</text:p>
          </table:table-cell>
          <table:table-cell table:style-name="Table2.A3" office:value-type="string">
            <text:p text:style-name="P51">E<text:span text:style-name="T15">very day, each restaurant publishes the number of served lunches divided by the number of available seats.</text:span></text:p>
          </table:table-cell>
        </table:table-row>
        <table:table-row table:style-name="Table2.9">
          <table:table-cell table:style-name="Table2.C1" table:number-columns-spanned="3" office:value-type="string">
            <text:p text:style-name="Table_20_Heading">Customers</text:p>
          </table:table-cell>
          <table:covered-table-cell/>
          <table:covered-table-cell/>
        </table:table-row>
        <table:table-row table:style-name="Table2.1">
          <table:table-cell table:style-name="Table2.A4" office:value-type="string">
            <text:p text:style-name="P35"><draw:frame draw:style-name="fr1" draw:name="Object64" text:anchor-type="as-char" svg:width="1.21cm" svg:height="0.467cm" draw:z-index="14"><draw:object xlink:href="./Object 64" xlink:type="simple" xlink:show="embed" xlink:actuate="onLoad"/><draw:image xlink:href="./ObjectReplacements/Object 64" xlink:type="simple" xlink:show="embed" xlink:actuate="onLoad"/></draw:frame></text:p>
          </table:table-cell>
          <table:table-cell table:style-name="Table2.B4" office:value-type="string">
            <text:p text:style-name="P35"><draw:frame draw:style-name="fr1" draw:name="Object11" text:anchor-type="as-char" svg:width="1.513cm" svg:height="0.492cm" draw:z-index="15"><draw:object xlink:href="./Object 11" xlink:type="simple" xlink:show="embed" xlink:actuate="onLoad"/><draw:image xlink:href="./ObjectReplacements/Object 11" xlink:type="simple" xlink:show="embed" xlink:actuate="onLoad"/></draw:frame></text:p>
          </table:table-cell>
          <table:table-cell table:style-name="Table2.A3" office:value-type="string">
            <text:p text:style-name="P35">0 is a local inhabitant, 1 is a traveller</text:p>
          </table:table-cell>
        </table:table-row>
        <table:table-row table:style-name="Table2.1">
          <table:table-cell table:style-name="Table2.A4" office:value-type="string">
            <text:p text:style-name="P42">Sensitivity to social media : <draw:frame draw:style-name="fr1" draw:name="Object41" text:anchor-type="as-char" svg:width="1.208cm" svg:height="0.467cm" draw:z-index="16"><draw:object xlink:href="./Object 41" xlink:type="simple" xlink:show="embed" xlink:actuate="onLoad"/><draw:image xlink:href="./ObjectReplacements/Object 41" xlink:type="simple" xlink:show="embed" xlink:actuate="onLoad"/></draw:frame></text:p>
          </table:table-cell>
          <table:table-cell table:style-name="Table2.B4" office:value-type="string">
            <text:p text:style-name="P41"><draw:frame draw:style-name="fr1" draw:name="Object16" text:anchor-type="as-char" svg:width="1.423cm" svg:height="0.482cm" draw:z-index="17"><draw:object xlink:href="./Object 16" xlink:type="simple" xlink:show="embed" xlink:actuate="onLoad"/><draw:image xlink:href="./ObjectReplacements/Object 16" xlink:type="simple" xlink:show="embed" xlink:actuate="onLoad"/><svg:desc>formula</svg:desc></draw:frame></text:p>
          </table:table-cell>
          <table:table-cell table:style-name="Table2.A3" office:value-type="string">
            <text:p text:style-name="P42">Probability for the customer to follow the social media opinion.</text:p>
          </table:table-cell>
        </table:table-row>
        <table:table-row table:style-name="Table2.1">
          <table:table-cell table:style-name="Table2.A4" office:value-type="string">
            <text:p text:style-name="P42">Contribution to social media <text:span text:style-name="T16">likelihood</text:span> : <draw:frame draw:style-name="fr1" draw:name="Object42" text:anchor-type="as-char" svg:width="1.438cm" svg:height="0.467cm" draw:z-index="18"><draw:object xlink:href="./Object 42" xlink:type="simple" xlink:show="embed" xlink:actuate="onLoad"/><draw:image xlink:href="./ObjectReplacements/Object 42" xlink:type="simple" xlink:show="embed" xlink:actuate="onLoad"/></draw:frame></text:p>
          </table:table-cell>
          <table:table-cell table:style-name="Table2.B4" office:value-type="string">
            <text:p text:style-name="P41"><draw:frame draw:style-name="fr1" draw:name="Object17" text:anchor-type="as-char" svg:width="1.423cm" svg:height="0.482cm" draw:z-index="22"><draw:object xlink:href="./Object 17" xlink:type="simple" xlink:show="embed" xlink:actuate="onLoad"/><draw:image xlink:href="./ObjectReplacements/Object 17" xlink:type="simple" xlink:show="embed" xlink:actuate="onLoad"/><svg:desc>formula</svg:desc></draw:frame></text:p>
          </table:table-cell>
          <table:table-cell table:style-name="Table2.A3" office:value-type="string">
            <text:p text:style-name="P42">Probability for the customer to publish his opinion on a social media.</text:p>
          </table:table-cell>
        </table:table-row>
        <text:soft-page-break/>
        <table:table-row table:style-name="Table2.1">
          <table:table-cell table:style-name="Table2.A13" office:value-type="string">
            <text:p text:style-name="P35"><text:span text:style-name="T27">Position on the grid :</text:span><draw:frame draw:style-name="fr1" draw:name="Object5" text:anchor-type="as-char" svg:width="1.215cm" svg:height="0.506cm" draw:z-index="23"><draw:object xlink:href="./Object 5" xlink:type="simple" xlink:show="embed" xlink:actuate="onLoad"/><draw:image xlink:href="./ObjectReplacements/Object 5" xlink:type="simple" xlink:show="embed" xlink:actuate="onLoad"/><svg:desc>formula</svg:desc></draw:frame>coordinates</text:p>
          </table:table-cell>
          <table:table-cell table:style-name="Table2.B4" office:value-type="string">
            <text:p text:style-name="P58"><draw:frame draw:style-name="fr1" draw:name="Object9" text:anchor-type="as-char" svg:width="3.739cm" svg:height="0.557cm" draw:z-index="24"><draw:object xlink:href="./Object 9" xlink:type="simple" xlink:show="embed" xlink:actuate="onLoad"/><draw:image xlink:href="./ObjectReplacements/Object 9" xlink:type="simple" xlink:show="embed" xlink:actuate="onLoad"/><svg:desc>formula</svg:desc></draw:frame></text:p>
            <text:p text:style-name="P38">GS : Grid size</text:p>
          </table:table-cell>
          <table:table-cell table:style-name="Table2.A3" office:value-type="string">
            <text:p text:style-name="P39">Each customer has a position on the grid</text:p>
          </table:table-cell>
        </table:table-row>
        <table:table-row table:style-name="Table2.1">
          <table:table-cell table:style-name="Table2.A8" office:value-type="string">
            <text:p text:style-name="P42"><draw:frame draw:style-name="fr1" draw:name="Object43" text:anchor-type="as-char" svg:width="1.503cm" svg:height="0.467cm" draw:z-index="25"><draw:object xlink:href="./Object 43" xlink:type="simple" xlink:show="embed" xlink:actuate="onLoad"/><draw:image xlink:href="./ObjectReplacements/Object 43" xlink:type="simple" xlink:show="embed" xlink:actuate="onLoad"/></draw:frame></text:p>
          </table:table-cell>
          <table:table-cell table:style-name="Table2.B4" office:value-type="string">
            <text:p text:style-name="P33"><draw:frame draw:style-name="fr1" draw:name="Object18" text:anchor-type="as-char" svg:width="1.76cm" svg:height="0.542cm" draw:z-index="32"><draw:object xlink:href="./Object 18" xlink:type="simple" xlink:show="embed" xlink:actuate="onLoad"/><draw:image xlink:href="./ObjectReplacements/Object 18" xlink:type="simple" xlink:show="embed" xlink:actuate="onLoad"/><svg:desc>formula</svg:desc></draw:frame></text:p>
          </table:table-cell>
          <table:table-cell table:style-name="Table2.A3" office:value-type="string">
            <text:p text:style-name="P42"><text:span text:style-name="T30">L</text:span>ist of his views on each restaurant. Opinion is positively initialized <text:span text:style-name="T15">and updated everyday.</text:span></text:p>
          </table:table-cell>
        </table:table-row>
        <table:table-row table:style-name="Table2.15">
          <table:table-cell table:style-name="Table2.A3" table:number-columns-spanned="3" office:value-type="string">
            <text:p text:style-name="Table_20_Heading">Social <text:span text:style-name="T8">Media</text:span></text:p>
          </table:table-cell>
          <table:covered-table-cell/>
          <table:covered-table-cell/>
        </table:table-row>
        <table:table-row table:style-name="Table2.1">
          <table:table-cell table:style-name="Table2.A16" office:value-type="string">
            <text:p text:style-name="P39"><draw:frame draw:style-name="fr1" draw:name="Object44" text:anchor-type="as-char" svg:width="1.132cm" svg:height="0.467cm" draw:z-index="33"><draw:object xlink:href="./Object 44" xlink:type="simple" xlink:show="embed" xlink:actuate="onLoad"/><draw:image xlink:href="./ObjectReplacements/Object 44" xlink:type="simple" xlink:show="embed" xlink:actuate="onLoad"/></draw:frame></text:p>
          </table:table-cell>
          <table:table-cell table:style-name="Table2.B4" office:value-type="string">
            <text:p text:style-name="P48">string</text:p>
          </table:table-cell>
          <table:table-cell table:style-name="Table2.A3" office:value-type="string">
            <text:p text:style-name="P39">Each social <text:span text:style-name="T8">Media</text:span> has a name : Tripa<text:span text:style-name="T16">d</text:span>visor, GoogleMap...</text:p>
          </table:table-cell>
        </table:table-row>
        <table:table-row table:style-name="Table2.1">
          <table:table-cell table:style-name="Table2.A16" office:value-type="string">
            <text:p text:style-name="P47">Media influence : <draw:frame draw:style-name="fr1" draw:name="Object27" text:anchor-type="as-char" svg:width="1.588cm" svg:height="0.531cm" draw:z-index="34"><draw:object xlink:href="./Object 27" xlink:type="simple" xlink:show="embed" xlink:actuate="onLoad"/><draw:image xlink:href="./ObjectReplacements/Object 27" xlink:type="simple" xlink:show="embed" xlink:actuate="onLoad"/></draw:frame></text:p>
          </table:table-cell>
          <table:table-cell table:style-name="Table2.B4" office:value-type="string">
            <text:p text:style-name="Table_20_Contents"><draw:frame draw:style-name="fr1" draw:name="Object14" text:anchor-type="as-char" svg:width="1.423cm" svg:height="0.482cm" draw:z-index="26"><draw:object xlink:href="./Object 14" xlink:type="simple" xlink:show="embed" xlink:actuate="onLoad"/><draw:image xlink:href="./ObjectReplacements/Object 14" xlink:type="simple" xlink:show="embed" xlink:actuate="onLoad"/></draw:frame></text:p>
          </table:table-cell>
          <table:table-cell table:style-name="Table2.A3" office:value-type="string">
            <text:p text:style-name="P40">Probability for a customer to be registered with this social media. <text:span text:style-name="T18">User defined.</text:span></text:p>
          </table:table-cell>
        </table:table-row>
        <table:table-row table:style-name="Table2.1">
          <table:table-cell table:style-name="Table2.A2" table:number-columns-spanned="3" office:value-type="string">
            <text:p text:style-name="P78">PATCHES</text:p>
          </table:table-cell>
          <table:covered-table-cell/>
          <table:covered-table-cell/>
        </table:table-row>
        <table:table-row table:style-name="Table2.1">
          <table:table-cell table:style-name="Table2.A3" table:number-columns-spanned="3" office:value-type="string">
            <text:p text:style-name="Table_20_Heading">Tables</text:p>
          </table:table-cell>
          <table:covered-table-cell/>
          <table:covered-table-cell/>
        </table:table-row>
        <table:table-row table:style-name="Table2.1">
          <table:table-cell table:style-name="Table2.A13" office:value-type="string">
            <text:p text:style-name="P59"><text:span text:style-name="T27">P</text:span>osition <text:span text:style-name="T27">on the grid</text:span> : <text:span text:style-name="T28"><draw:frame draw:style-name="fr1" draw:name="Object37" text:anchor-type="as-char" svg:width="1.215cm" svg:height="0.506cm" draw:z-index="35"><draw:object xlink:href="./Object 6" xlink:type="simple" xlink:show="embed" xlink:actuate="onLoad"/><draw:image xlink:href="./ObjectReplacements/Object 6" xlink:type="simple" xlink:show="embed" xlink:actuate="onLoad"/><svg:desc>formula</svg:desc></draw:frame></text:span><text:span text:style-name="T28">coordinates</text:span></text:p>
          </table:table-cell>
          <table:table-cell table:style-name="Table2.B4" office:value-type="string">
            <text:p text:style-name="P37"><draw:frame draw:style-name="fr1" draw:name="Object2" text:anchor-type="as-char" svg:width="3.739cm" svg:height="0.557cm" draw:z-index="36"><draw:object xlink:href="./Object 2" xlink:type="simple" xlink:show="embed" xlink:actuate="onLoad"/><draw:image xlink:href="./ObjectReplacements/Object 2" xlink:type="simple" xlink:show="embed" xlink:actuate="onLoad"/><svg:desc>formula</svg:desc></draw:frame></text:p>
          </table:table-cell>
          <table:table-cell table:style-name="Table2.A3" office:value-type="string">
            <text:p text:style-name="P56">Tables <text:span text:style-name="T6">are located in the restaurant by rows of 5.</text:span></text:p>
          </table:table-cell>
        </table:table-row>
        <table:table-row table:style-name="Table2.1">
          <table:table-cell table:style-name="Table2.A8" office:value-type="string">
            <text:p text:style-name="P59"><draw:frame draw:style-name="fr1" draw:name="Object26" text:anchor-type="as-char" svg:width="1.977cm" svg:height="0.467cm" draw:z-index="38"><draw:object xlink:href="./Object 26" xlink:type="simple" xlink:show="embed" xlink:actuate="onLoad"/><draw:image xlink:href="./ObjectReplacements/Object 26" xlink:type="simple" xlink:show="embed" xlink:actuate="onLoad"/></draw:frame></text:p>
          </table:table-cell>
          <table:table-cell table:style-name="Table2.B4" office:value-type="string">
            <text:p text:style-name="P68">string</text:p>
          </table:table-cell>
          <table:table-cell table:style-name="Table2.A3" office:value-type="string">
            <text:p text:style-name="P68">Restaurant to which the table belongs.</text:p>
          </table:table-cell>
        </table:table-row>
        <table:table-row table:style-name="Table2.1">
          <table:table-cell table:style-name="Table2.A8" office:value-type="string">
            <text:p text:style-name="P65"><draw:frame draw:style-name="fr1" draw:name="Object36" text:anchor-type="as-char" svg:width="1.122cm" svg:height="0.467cm" draw:z-index="39"><draw:object xlink:href="./Object 36" xlink:type="simple" xlink:show="embed" xlink:actuate="onLoad"/><draw:image xlink:href="./ObjectReplacements/Object 36" xlink:type="simple" xlink:show="embed" xlink:actuate="onLoad"/><svg:desc>formula</svg:desc></draw:frame></text:p>
          </table:table-cell>
          <table:table-cell table:style-name="Table2.B4" office:value-type="string">
            <text:p text:style-name="P70">green for free table, red for occupied table</text:p>
          </table:table-cell>
          <table:table-cell table:style-name="Table2.A3" office:value-type="string">
            <text:p text:style-name="P56"/>
          </table:table-cell>
        </table:table-row>
        <table:table-row table:style-name="Table2.1">
          <table:table-cell table:style-name="Table2.A8" office:value-type="string">
            <text:p text:style-name="P45"><draw:frame draw:style-name="fr1" draw:name="Object38" text:anchor-type="as-char" svg:width="1.005cm" svg:height="0.467cm" draw:z-index="40"><draw:object xlink:href="./Object 38" xlink:type="simple" xlink:show="embed" xlink:actuate="onLoad"/><draw:image xlink:href="./ObjectReplacements/Object 38" xlink:type="simple" xlink:show="embed" xlink:actuate="onLoad"/><svg:desc>formula</svg:desc></draw:frame></text:p>
          </table:table-cell>
          <table:table-cell table:style-name="Table2.B4" office:value-type="string">
            <text:p text:style-name="P60">integer</text:p>
          </table:table-cell>
          <table:table-cell table:style-name="Table2.A3" office:value-type="string">
            <text:p text:style-name="Table_20_Contents">Each <text:span text:style-name="T27">table has a rank in the restaurant to which it is attached.</text:span></text:p>
          </table:table-cell>
        </table:table-row>
        <table:table-row table:style-name="Table2.1">
          <table:table-cell table:style-name="Table2.A3" table:number-columns-spanned="3" office:value-type="string">
            <text:p text:style-name="Table_20_Heading">Comments</text:p>
          </table:table-cell>
          <table:covered-table-cell/>
          <table:covered-table-cell/>
        </table:table-row>
        <table:table-row table:style-name="Table2.1">
          <table:table-cell table:style-name="Table2.A13" office:value-type="string">
            <text:p text:style-name="P59"><text:span text:style-name="T27">P</text:span>osition <text:span text:style-name="T27">on the grid</text:span> : <text:span text:style-name="T28"><draw:frame draw:style-name="fr1" draw:name="Object56" text:anchor-type="as-char" svg:width="1.215cm" svg:height="0.506cm" draw:z-index="42"><draw:object xlink:href="./Object 56" xlink:type="simple" xlink:show="embed" xlink:actuate="onLoad"/><draw:image xlink:href="./ObjectReplacements/Object 56" xlink:type="simple" xlink:show="embed" xlink:actuate="onLoad"/><svg:desc>formula</svg:desc></draw:frame></text:span><text:span text:style-name="T28">coordinates</text:span></text:p>
          </table:table-cell>
          <table:table-cell table:style-name="Table2.B4" office:value-type="string">
            <text:p text:style-name="P36"><draw:frame draw:style-name="fr1" draw:name="Object57" text:anchor-type="as-char" svg:width="3.739cm" svg:height="0.557cm" draw:z-index="44"><draw:object xlink:href="./Object 57" xlink:type="simple" xlink:show="embed" xlink:actuate="onLoad"/><draw:image xlink:href="./ObjectReplacements/Object 57" xlink:type="simple" xlink:show="embed" xlink:actuate="onLoad"/><svg:desc>formula</svg:desc></draw:frame></text:p>
          </table:table-cell>
          <table:table-cell table:style-name="Table2.A3" office:value-type="string">
            <text:p text:style-name="P61">Comments are located beside the restaurant’s tables. One row for each social media.</text:p>
          </table:table-cell>
        </table:table-row>
        <table:table-row table:style-name="Table2.1">
          <table:table-cell table:style-name="Table2.A8" office:value-type="string">
            <text:p text:style-name="P59"><draw:frame draw:style-name="fr1" draw:name="Object15" text:anchor-type="as-char" svg:width="1.244cm" svg:height="0.467cm" draw:z-index="46"><draw:object xlink:href="./Object 15" xlink:type="simple" xlink:show="embed" xlink:actuate="onLoad"/><draw:image xlink:href="./ObjectReplacements/Object 15" xlink:type="simple" xlink:show="embed" xlink:actuate="onLoad"/></draw:frame></text:p>
          </table:table-cell>
          <table:table-cell table:style-name="Table2.B4" office:value-type="string">
            <text:p text:style-name="P68">string</text:p>
          </table:table-cell>
          <table:table-cell table:style-name="Table2.A3" office:value-type="string">
            <text:p text:style-name="P68">Social media where comment is posted.</text:p>
          </table:table-cell>
        </table:table-row>
        <table:table-row table:style-name="Table2.1">
          <table:table-cell table:style-name="Table2.A8" office:value-type="string">
            <text:p text:style-name="P59"><draw:frame draw:style-name="fr1" draw:name="Object72" text:anchor-type="as-char" svg:width="1.977cm" svg:height="0.467cm" draw:z-index="48"><draw:object xlink:href="./Object 72" xlink:type="simple" xlink:show="embed" xlink:actuate="onLoad"/><draw:image xlink:href="./ObjectReplacements/Object 72" xlink:type="simple" xlink:show="embed" xlink:actuate="onLoad"/></draw:frame></text:p>
          </table:table-cell>
          <table:table-cell table:style-name="Table2.B4" office:value-type="string">
            <text:p text:style-name="P69">string</text:p>
          </table:table-cell>
          <table:table-cell table:style-name="Table2.A3" office:value-type="string">
            <text:p text:style-name="P69">Each comment is related to a restaurant name.</text:p>
          </table:table-cell>
        </table:table-row>
        <table:table-row table:style-name="Table2.1">
          <table:table-cell table:style-name="Table2.A8" office:value-type="string">
            <text:p text:style-name="P64"><draw:frame draw:style-name="fr1" draw:name="Object7" text:anchor-type="as-char" svg:width="1.122cm" svg:height="0.467cm" draw:z-index="50"><draw:object xlink:href="./Object 12" xlink:type="simple" xlink:show="embed" xlink:actuate="onLoad"/><draw:image xlink:href="./ObjectReplacements/Object 12" xlink:type="simple" xlink:show="embed" xlink:actuate="onLoad"/><svg:desc>formula</svg:desc></draw:frame></text:p>
          </table:table-cell>
          <table:table-cell table:style-name="Table2.B4" office:value-type="string">
            <text:p text:style-name="P71"><text:span text:style-name="T52">yellow</text:span> for a positive comment, <text:span text:style-name="T52">blue</text:span> for a negative comment</text:p>
            <text:p text:style-name="P70">black for no comment yet</text:p>
          </table:table-cell>
          <table:table-cell table:style-name="Table2.A3" office:value-type="string">
            <text:p text:style-name="P42"/>
          </table:table-cell>
        </table:table-row>
        <table:table-row table:style-name="Table2.1">
          <table:table-cell table:style-name="Table2.A8" office:value-type="string">
            <text:p text:style-name="P44"><draw:frame draw:style-name="fr1" draw:name="Object28" text:anchor-type="as-char" svg:width="1.005cm" svg:height="0.467cm" draw:z-index="51"><draw:object xlink:href="./Object 28" xlink:type="simple" xlink:show="embed" xlink:actuate="onLoad"/><draw:image xlink:href="./ObjectReplacements/Object 28" xlink:type="simple" xlink:show="embed" xlink:actuate="onLoad"/><svg:desc>formula</svg:desc></draw:frame></text:p>
          </table:table-cell>
          <table:table-cell table:style-name="Table2.B4" office:value-type="string">
            <text:p text:style-name="P44">Last comment has rank 1.</text:p>
            <text:p text:style-name="P44">Any new comment increases the rank of previous ones.</text:p>
          </table:table-cell>
          <table:table-cell table:style-name="Table2.A3" office:value-type="string">
            <text:p text:style-name="P44">Each comment has a rank in the restaurant comments of the concerned social media.</text:p>
          </table:table-cell>
        </table:table-row>
        <table:table-row table:style-name="Table2.1">
          <table:table-cell table:style-name="Table2.A30" table:number-columns-spanned="3" office:value-type="string">
            <text:p text:style-name="P44"/>
            <text:p text:style-name="P44"/>
          </table:table-cell>
          <table:covered-table-cell/>
          <table:covered-table-cell/>
        </table:table-row>
        <text:soft-page-break/>
        <table:table-row table:style-name="Table2.1">
          <table:table-cell table:style-name="Table2.A3" table:number-columns-spanned="3" office:value-type="string">
            <text:p text:style-name="P79">Public space</text:p>
          </table:table-cell>
          <table:covered-table-cell/>
          <table:covered-table-cell/>
        </table:table-row>
        <table:table-row table:style-name="Table2.1">
          <table:table-cell table:style-name="Table2.A4" office:value-type="string">
            <text:p text:style-name="P63"><draw:frame draw:style-name="fr1" draw:name="Object6" text:anchor-type="as-char" svg:width="1.122cm" svg:height="0.467cm" draw:z-index="58"><draw:object xlink:href="./Object 7" xlink:type="simple" xlink:show="embed" xlink:actuate="onLoad"/><draw:image xlink:href="./ObjectReplacements/Object 7" xlink:type="simple" xlink:show="embed" xlink:actuate="onLoad"/></draw:frame></text:p>
          </table:table-cell>
          <table:table-cell table:style-name="Table2.B4" office:value-type="string">
            <text:p text:style-name="P63">dark grey for locals area and light grey for travelers area.</text:p>
          </table:table-cell>
          <table:table-cell table:style-name="Table2.A3" office:value-type="string">
            <text:p text:style-name="P63">Space for locals and travelers who are not in restaurants.</text:p>
          </table:table-cell>
        </table:table-row>
      </table:table>
      <table:table table:name="Table3" table:style-name="Table3">
        <table:table-column table:style-name="Table3.A"/>
        <table:table-column table:style-name="Table3.B"/>
        <table:table-column table:style-name="Table3.C"/>
        <table:table-header-rows>
          <table:table-row table:style-name="Table3.1">
            <table:table-cell table:style-name="Table3.A1" table:number-columns-spanned="3" office:value-type="string">
              <text:p text:style-name="P77">GLOBAL VARIABLES</text:p>
            </table:table-cell>
            <table:covered-table-cell/>
            <table:covered-table-cell/>
          </table:table-row>
        </table:table-header-rows>
        <table:table-row table:style-name="Table3.1">
          <table:table-cell table:style-name="Table3.A2" office:value-type="string">
            <text:p text:style-name="P38">Grid size : <draw:frame draw:style-name="fr1" draw:name="Object25" text:anchor-type="as-char" svg:width="0.73cm" svg:height="0.467cm" draw:z-index="64"><draw:object xlink:href="./Object 25" xlink:type="simple" xlink:show="embed" xlink:actuate="onLoad"/><draw:image xlink:href="./ObjectReplacements/Object 25" xlink:type="simple" xlink:show="embed" xlink:actuate="onLoad"/></draw:frame></text:p>
          </table:table-cell>
          <table:table-cell table:style-name="Table3.B2" office:value-type="string">
            <text:p text:style-name="Table_20_Contents"><draw:frame draw:style-name="fr1" draw:name="Object10" text:anchor-type="as-char" svg:width="2.327cm" svg:height="0.482cm" draw:z-index="12"><draw:object xlink:href="./Object 10" xlink:type="simple" xlink:show="embed" xlink:actuate="onLoad"/><draw:image xlink:href="./ObjectReplacements/Object 10" xlink:type="simple" xlink:show="embed" xlink:actuate="onLoad"/></draw:frame></text:p>
          </table:table-cell>
          <table:table-cell table:style-name="Table3.C2" office:value-type="string">
            <text:p text:style-name="P38">Grid size is to be adjusted according to other parameters like the number of restaurants and their size.</text:p>
          </table:table-cell>
        </table:table-row>
        <table:table-row table:style-name="Table3.1">
          <table:table-cell table:style-name="Table3.A3" office:value-type="string">
            <text:p text:style-name="P42">Number of restaurants : <draw:frame draw:style-name="fr1" draw:name="Object24" text:anchor-type="as-char" svg:width="0.778cm" svg:height="0.467cm" draw:z-index="49"><draw:object xlink:href="./Object 24" xlink:type="simple" xlink:show="embed" xlink:actuate="onLoad"/><draw:image xlink:href="./ObjectReplacements/Object 24" xlink:type="simple" xlink:show="embed" xlink:actuate="onLoad"/></draw:frame></text:p>
          </table:table-cell>
          <table:table-cell table:style-name="Table3.B3" office:value-type="string">
            <text:p text:style-name="Table_20_Contents"><draw:frame draw:style-name="fr1" draw:name="Object19" text:anchor-type="as-char" svg:width="1.769cm" svg:height="0.482cm" draw:z-index="19"><draw:object xlink:href="./Object 19" xlink:type="simple" xlink:show="embed" xlink:actuate="onLoad"/><draw:image xlink:href="./ObjectReplacements/Object 19" xlink:type="simple" xlink:show="embed" xlink:actuate="onLoad"/></draw:frame></text:p>
          </table:table-cell>
          <table:table-cell table:style-name="Table3.C3" office:value-type="string">
            <text:p text:style-name="P42">The number of restaurants is <text:span text:style-name="T17">user defined</text:span>.</text:p>
          </table:table-cell>
        </table:table-row>
        <table:table-row table:style-name="Table3.1">
          <table:table-cell table:style-name="Table3.A3" office:value-type="string">
            <text:p text:style-name="P43">Restaurant minimum and maximum <text:span text:style-name="T9">capacity</text:span>: <draw:frame draw:style-name="fr1" draw:name="Object22" text:anchor-type="as-char" svg:width="1.219cm" svg:height="0.531cm" draw:z-index="30"><draw:object xlink:href="./Object 22" xlink:type="simple" xlink:show="embed" xlink:actuate="onLoad"/><draw:image xlink:href="./ObjectReplacements/Object 22" xlink:type="simple" xlink:show="embed" xlink:actuate="onLoad"/></draw:frame>, <draw:frame draw:style-name="fr1" draw:name="Object23" text:anchor-type="as-char" svg:width="1.304cm" svg:height="0.531cm" draw:z-index="31"><draw:object xlink:href="./Object 23" xlink:type="simple" xlink:show="embed" xlink:actuate="onLoad"/><draw:image xlink:href="./ObjectReplacements/Object 23" xlink:type="simple" xlink:show="embed" xlink:actuate="onLoad"/></draw:frame></text:p>
          </table:table-cell>
          <table:table-cell table:style-name="Table3.B3" office:value-type="string">
            <text:p text:style-name="P43"><draw:frame draw:style-name="fr1" draw:name="Object20" text:anchor-type="as-char" svg:width="1.787cm" svg:height="0.531cm" draw:z-index="20"><draw:object xlink:href="./Object 20" xlink:type="simple" xlink:show="embed" xlink:actuate="onLoad"/><draw:image xlink:href="./ObjectReplacements/Object 20" xlink:type="simple" xlink:show="embed" xlink:actuate="onLoad"/></draw:frame></text:p>
            <text:p text:style-name="P43"><draw:frame draw:style-name="fr1" draw:name="Object21" text:anchor-type="as-char" svg:width="2.083cm" svg:height="0.531cm" draw:z-index="21"><draw:object xlink:href="./Object 21" xlink:type="simple" xlink:show="embed" xlink:actuate="onLoad"/><draw:image xlink:href="./ObjectReplacements/Object 21" xlink:type="simple" xlink:show="embed" xlink:actuate="onLoad"/></draw:frame></text:p>
          </table:table-cell>
          <table:table-cell table:style-name="Table3.C3" office:value-type="string">
            <text:p text:style-name="P43">Size of a restaurant is bounded.</text:p>
          </table:table-cell>
        </table:table-row>
        <table:table-row table:style-name="Table3.1">
          <table:table-cell table:style-name="Table3.A3" office:value-type="string">
            <text:p text:style-name="P53">Reference maximum rate <text:span text:style-name="T38">of arrivals</text:span> per 10 minutes :<draw:frame draw:style-name="fr1" draw:name="Object48" text:anchor-type="as-char" svg:width="1.316cm" svg:height="0.531cm" draw:z-index="47"><draw:object xlink:href="./Object 48" xlink:type="simple" xlink:show="embed" xlink:actuate="onLoad"/><draw:image xlink:href="./ObjectReplacements/Object 48" xlink:type="simple" xlink:show="embed" xlink:actuate="onLoad"/><svg:desc>formula</svg:desc></draw:frame></text:p>
          </table:table-cell>
          <table:table-cell table:style-name="Table3.B3" office:value-type="string">
            <text:p text:style-name="P53">integer</text:p>
          </table:table-cell>
          <table:table-cell table:style-name="Table3.C3" office:value-type="string">
            <text:p text:style-name="P53">Maximum number of customers arrivals in 10 minutes for a 10 tables restaurant.</text:p>
          </table:table-cell>
        </table:table-row>
        <table:table-row table:style-name="Table3.1">
          <table:table-cell table:style-name="Table3.A3" office:value-type="string">
            <text:p text:style-name="P67">Reference lunch duration</text:p>
          </table:table-cell>
          <table:table-cell table:style-name="Table3.B3" office:value-type="string">
            <text:p text:style-name="P67">given in minutes</text:p>
          </table:table-cell>
          <table:table-cell table:style-name="Table3.C3" office:value-type="string">
            <text:p text:style-name="P67">Lunch duration varies around this value <text:span text:style-name="T45">according to party size </text:span>and increases significantly if maximum rate of arrivals is exceeded.</text:p>
          </table:table-cell>
        </table:table-row>
        <table:table-row table:style-name="Table3.1">
          <table:table-cell table:style-name="Table3.A3" office:value-type="string">
            <text:p text:style-name="P44">Maximum comments list size<draw:frame draw:style-name="fr1" draw:name="Object31" text:anchor-type="as-char" svg:width="1.356cm" svg:height="0.531cm" draw:z-index="37"><draw:object xlink:href="./Object 31" xlink:type="simple" xlink:show="embed" xlink:actuate="onLoad"/><draw:image xlink:href="./ObjectReplacements/Object 31" xlink:type="simple" xlink:show="embed" xlink:actuate="onLoad"/></draw:frame></text:p>
          </table:table-cell>
          <table:table-cell table:style-name="Table3.B3" office:value-type="string">
            <text:p text:style-name="P44"><draw:frame draw:style-name="fr1" draw:name="Object30" text:anchor-type="as-char" svg:width="2.136cm" svg:height="0.531cm" draw:z-index="27"><draw:object xlink:href="./Object 30" xlink:type="simple" xlink:show="embed" xlink:actuate="onLoad"/><draw:image xlink:href="./ObjectReplacements/Object 30" xlink:type="simple" xlink:show="embed" xlink:actuate="onLoad"/></draw:frame></text:p>
          </table:table-cell>
          <table:table-cell table:style-name="Table3.C3" office:value-type="string">
            <text:p text:style-name="P44">Comments list is finite. Old comments can be ignored.</text:p>
          </table:table-cell>
        </table:table-row>
        <table:table-row table:style-name="Table3.1">
          <table:table-cell table:style-name="Table3.A3" office:value-type="string">
            <text:p text:style-name="P46">Population of locals and travelers :<draw:frame draw:style-name="fr1" draw:name="Object32" text:anchor-type="as-char" svg:width="1.102cm" svg:height="0.467cm" draw:z-index="28"><draw:object xlink:href="./Object 32" xlink:type="simple" xlink:show="embed" xlink:actuate="onLoad"/><draw:image xlink:href="./ObjectReplacements/Object 32" xlink:type="simple" xlink:show="embed" xlink:actuate="onLoad"/></draw:frame>and <draw:frame draw:style-name="fr1" draw:name="Object33" text:anchor-type="as-char" svg:width="1.078cm" svg:height="0.467cm" draw:z-index="29"><draw:object xlink:href="./Object 33" xlink:type="simple" xlink:show="embed" xlink:actuate="onLoad"/><draw:image xlink:href="./ObjectReplacements/Object 33" xlink:type="simple" xlink:show="embed" xlink:actuate="onLoad"/></draw:frame></text:p>
          </table:table-cell>
          <table:table-cell table:style-name="Table3.B3" office:value-type="string">
            <text:p text:style-name="P46">both integers</text:p>
          </table:table-cell>
          <table:table-cell table:style-name="Table3.C3" office:value-type="string">
            <text:p text:style-name="P46">Population is <text:span text:style-name="T17">user defined</text:span>.</text:p>
          </table:table-cell>
        </table:table-row>
        <table:table-row table:style-name="Table3.1">
          <table:table-cell table:style-name="Table3.A3" office:value-type="string">
            <text:p text:style-name="P48">Number of disconnected restaurants : <draw:frame draw:style-name="fr1" draw:name="Object34" text:anchor-type="as-char" svg:width="1.083cm" svg:height="0.467cm" draw:z-index="41"><draw:object xlink:href="./Object 34" xlink:type="simple" xlink:show="embed" xlink:actuate="onLoad"/><draw:image xlink:href="./ObjectReplacements/Object 34" xlink:type="simple" xlink:show="embed" xlink:actuate="onLoad"/></draw:frame></text:p>
          </table:table-cell>
          <table:table-cell table:style-name="Table3.B3" office:value-type="string">
            <text:p text:style-name="Table_20_Contents"><draw:frame draw:style-name="fr1" draw:name="Object4" text:anchor-type="as-char" svg:width="1.917cm" svg:height="0.482cm" draw:z-index="43"><draw:object xlink:href="./Object 4" xlink:type="simple" xlink:show="embed" xlink:actuate="onLoad"/><draw:image xlink:href="./ObjectReplacements/Object 4" xlink:type="simple" xlink:show="embed" xlink:actuate="onLoad"/></draw:frame></text:p>
          </table:table-cell>
          <table:table-cell table:style-name="Table3.C3" office:value-type="string">
            <text:p text:style-name="P49">A disconnected restaurant is not registered with any social media. <text:span text:style-name="T19">User defined</text:span><text:span text:style-name="T22">.</text:span></text:p>
          </table:table-cell>
        </table:table-row>
        <table:table-row table:style-name="Table3.1">
          <table:table-cell table:style-name="Table3.A3" office:value-type="string">
            <text:p text:style-name="P50">Global sensitivity to social media :<draw:frame draw:style-name="fr1" draw:name="Object46" text:anchor-type="as-char" svg:width="1.875cm" svg:height="0.531cm" draw:z-index="45"><draw:object xlink:href="./Object 46" xlink:type="simple" xlink:show="embed" xlink:actuate="onLoad"/><draw:image xlink:href="./ObjectReplacements/Object 46" xlink:type="simple" xlink:show="embed" xlink:actuate="onLoad"/></draw:frame></text:p>
          </table:table-cell>
          <table:table-cell table:style-name="Table3.B3" office:value-type="string">
            <text:p text:style-name="P50">Mean value of <text:span text:style-name="T53">initial </text:span>customers sentivities.</text:p>
          </table:table-cell>
          <table:table-cell table:style-name="Table3.C3" office:value-type="string">
            <text:p text:style-name="P50"><text:span text:style-name="T21">U</text:span><text:span text:style-name="T17">ser defined</text:span>.</text:p>
          </table:table-cell>
        </table:table-row>
        <table:table-row table:style-name="Table3.1">
          <table:table-cell table:style-name="Table3.A3" office:value-type="string">
            <text:p text:style-name="P50"><text:span text:style-name="T53">Global </text:span>contribution to social media likelihood :<draw:frame draw:style-name="fr1" draw:name="Object80" text:anchor-type="as-char" svg:width="2.104cm" svg:height="0.531cm" draw:z-index="67"><draw:object xlink:href="./Object 80" xlink:type="simple" xlink:show="embed" xlink:actuate="onLoad"/><draw:image xlink:href="./ObjectReplacements/Object 80" xlink:type="simple" xlink:show="embed" xlink:actuate="onLoad"/></draw:frame> </text:p>
          </table:table-cell>
          <table:table-cell table:style-name="Table3.B3" office:value-type="string">
            <text:p text:style-name="P72">Mean value of initial customers likelihood to contribute to social media.</text:p>
          </table:table-cell>
          <table:table-cell table:style-name="Table3.C3" office:value-type="string">
            <text:p text:style-name="P73">User defined.</text:p>
          </table:table-cell>
        </table:table-row>
        <table:table-row table:style-name="Table3.1">
          <table:table-cell table:style-name="Table3.A3" office:value-type="string">
            <text:p text:style-name="P69">Travelers opinion about disconnected restaurants :<draw:frame draw:style-name="fr1" draw:name="Object69" text:anchor-type="as-char" svg:width="1.924cm" svg:height="0.531cm" draw:z-index="69"><draw:object xlink:href="./Object 69" xlink:type="simple" xlink:show="embed" xlink:actuate="onLoad"/><draw:image xlink:href="./ObjectReplacements/Object 69" xlink:type="simple" xlink:show="embed" xlink:actuate="onLoad"/></draw:frame></text:p>
          </table:table-cell>
          <table:table-cell table:style-name="Table3.B3" office:value-type="string">
            <text:p text:style-name="P34"><draw:frame draw:style-name="fr1" draw:name="Object70" text:anchor-type="as-char" svg:width="1.423cm" svg:height="0.482cm" draw:z-index="75"><draw:object xlink:href="./Object 70" xlink:type="simple" xlink:show="embed" xlink:actuate="onLoad"/><draw:image xlink:href="./ObjectReplacements/Object 70" xlink:type="simple" xlink:show="embed" xlink:actuate="onLoad"/><svg:desc>formula</svg:desc></draw:frame></text:p>
          </table:table-cell>
          <table:table-cell table:style-name="Table3.C3" office:value-type="string">
            <text:p text:style-name="P50">T<text:span text:style-name="T51">his parameter will not change with time as travelers have no friends and disconnected restaurants are not registered with social media. </text:span><text:span text:style-name="T20">User defined.</text:span></text:p>
          </table:table-cell>
        </table:table-row>
        <table:table-row table:style-name="Table3.1">
          <table:table-cell table:style-name="Table3.A3" office:value-type="string">
            <text:p text:style-name="P74">Number of friends mean value : <draw:frame draw:style-name="fr1" draw:name="Object83" text:anchor-type="as-char" svg:width="1.951cm" svg:height="0.531cm" draw:z-index="77"><draw:object xlink:href="./Object 83" xlink:type="simple" xlink:show="embed" xlink:actuate="onLoad"/><draw:image xlink:href="./ObjectReplacements/Object 83" xlink:type="simple" xlink:show="embed" xlink:actuate="onLoad"/></draw:frame></text:p>
          </table:table-cell>
          <table:table-cell table:style-name="Table3.B3" office:value-type="string">
            <text:p text:style-name="P74">integer</text:p>
          </table:table-cell>
          <table:table-cell table:style-name="Table3.C3" office:value-type="string">
            <text:p text:style-name="P74">Real social network is created with a mean number of friends as a parameter. <text:span text:style-name="T17">User defined</text:span><text:span text:style-name="T55">.</text:span></text:p>
          </table:table-cell>
        </table:table-row>
      </table:table>
      <text:h text:style-name="Heading_20_3" text:outline-level="3"><text:bookmark-start text:name="__RefHeading___Toc629_1886039662"/><text:soft-page-break/>Scales<text:bookmark-end text:name="__RefHeading___Toc629_1886039662"/></text:h>
      <text:h text:style-name="Heading_20_4" text:outline-level="4"><text:bookmark-start text:name="__RefHeading___Toc631_1886039662"/>Space<text:bookmark-end text:name="__RefHeading___Toc631_1886039662"/></text:h>
      <text:p text:style-name="P7">Area is restricted to a city <text:span text:style-name="T32">(all restaurants compete with each other)</text:span>. The city is represented by the grid. Patches can be public space o<text:span text:style-name="T32">r</text:span> restaurant space. In restaurants area<text:span text:style-name="T32">s</text:span>, <text:span text:style-name="T57">some patches are tables, </text:span><text:s/>some <text:span text:style-name="T57">patches are</text:span> comments. <text:s/><text:span text:style-name="T57">This configuration does not change over time.</text:span></text:p>
      <text:h text:style-name="P92" text:outline-level="4"><text:bookmark-start text:name="__RefHeading___Toc633_1886039662"/>Time<text:bookmark-end text:name="__RefHeading___Toc633_1886039662"/></text:h>
      <text:p text:style-name="P7">We are interested in time between 12:00 and 14:00 with a 1 minute tick <text:span text:style-name="T10">for service time. Each day (after 120 ticks), customers make comments.</text:span></text:p>
      <text:p text:style-name="P98">There is no traveling time, customers may move directly from their public space position to a restaurant in 1 tick.</text:p>
      <text:h text:style-name="P88" text:outline-level="2"><text:bookmark-start text:name="__RefHeading___Toc635_1886039662"/>Process overview and scheduling<text:bookmark-end text:name="__RefHeading___Toc635_1886039662"/></text:h>
      <text:p text:style-name="P8"><draw:g text:anchor-type="paragraph" draw:z-index="0" draw:name="Shape1" draw:style-name="gr1"><draw:frame draw:style-name="gr2" draw:text-style-name="P103" svg:width="2.8cm" svg:height="0.983cm" svg:x="5.5cm" svg:y="0.213cm"><draw:text-box><text:p text:style-name="P102"><text:span text:style-name="T59">Service</text:span></text:p></draw:text-box></draw:frame><draw:custom-shape draw:style-name="gr3" draw:text-style-name="P105" svg:width="7.002cm" svg:height="2.301cm" svg:x="0.099cm" svg:y="6.812cm"><text:p text:style-name="P104"><text:span text:style-name="T59">Restaurant A</text:span></text:p><text:p text:style-name="P104"><text:span text:style-name="T60">4 occupied tables</text:span></text:p><text:p text:style-name="P104"><text:span text:style-name="T60">6 free tables</text:span></text:p><draw:enhanced-geometry svg:viewBox="0 0 21600 21600" draw:type="rectangle" draw:enhanced-path="M 0 0 L 21600 0 21600 21600 0 21600 0 0 Z N"/></draw:custom-shape><draw:custom-shape draw:style-name="gr4" draw:text-style-name="P105" svg:width="7cm" svg:height="2.4cm" svg:x="10.1cm" svg:y="6.812cm"><text:p text:style-name="P104"><text:span text:style-name="T59">Restaurant B</text:span></text:p><text:p text:style-name="P104"><text:span text:style-name="T60">13 occupied tables</text:span></text:p><text:p text:style-name="P104"><text:span text:style-name="T60">2 free tables</text:span></text:p><draw:enhanced-geometry svg:viewBox="0 0 21600 21600" draw:type="rectangle" draw:enhanced-path="M 0 0 L 21600 0 21600 21600 0 21600 0 0 Z N"/></draw:custom-shape><draw:frame draw:style-name="gr5" draw:text-style-name="P103" svg:width="4.301cm" svg:height="1.389cm" svg:x="0.3cm" svg:y="1.014cm"><draw:text-box><text:p text:style-name="P102"><text:span text:style-name="T59">Local people</text:span></text:p><text:p text:style-name="P102"><text:span text:style-name="T61">permanently on the grid</text:span></text:p></draw:text-box></draw:frame><draw:frame draw:style-name="gr6" draw:text-style-name="P103" svg:width="4.7cm" svg:height="1.9cm" svg:x="13cm" svg:y="11.714cm"><draw:text-box><text:p text:style-name="P102"><text:span text:style-name="T59">Travelers</text:span></text:p><text:p text:style-name="P102"><text:span text:style-name="T61">on the grid for a single day</text:span></text:p></draw:text-box></draw:frame><draw:frame draw:style-name="gr7" draw:text-style-name="P106" svg:width="0.701cm" svg:height="1.671cm" svg:x="3.399cm" svg:y="12.142cm"><draw:image xlink:href="Pictures/10000201000000260000005B9F7D87A0ECF03A9D.png" xlink:type="simple" xlink:show="embed" xlink:actuate="onLoad" loext:mime-type="image/png"><text:p/></draw:image></draw:frame><draw:frame draw:style-name="gr7" draw:text-style-name="P106" svg:width="0.701cm" svg:height="1.671cm" svg:x="2.6cm" svg:y="12.142cm"><draw:image xlink:href="Pictures/10000201000000260000005B9F7D87A0ECF03A9D.png" xlink:type="simple" xlink:show="embed" xlink:actuate="onLoad" loext:mime-type="image/png"><text:p/></draw:image></draw:frame><draw:frame draw:style-name="gr7" draw:text-style-name="P106" svg:width="0.701cm" svg:height="1.671cm" svg:x="1.799cm" svg:y="12.142cm"><draw:image xlink:href="Pictures/10000201000000260000005B9F7D87A0ECF03A9D.png" xlink:type="simple" xlink:show="embed" xlink:actuate="onLoad" loext:mime-type="image/png"><text:p/></draw:image></draw:frame><draw:frame draw:style-name="gr7" draw:text-style-name="P106" svg:width="0.701cm" svg:height="1.671cm" svg:x="1cm" svg:y="12.142cm"><draw:image xlink:href="Pictures/10000201000000260000005B9F7D87A0ECF03A9D.png" xlink:type="simple" xlink:show="embed" xlink:actuate="onLoad" loext:mime-type="image/png"><text:p/></draw:image></draw:frame><draw:frame draw:style-name="gr7" draw:text-style-name="P106" svg:width="0.701cm" svg:height="1.671cm" svg:x="0.199cm" svg:y="12.142cm"><draw:image xlink:href="Pictures/10000201000000260000005B9F7D87A0ECF03A9D.png" xlink:type="simple" xlink:show="embed" xlink:actuate="onLoad" loext:mime-type="image/png"><text:p/></draw:image></draw:frame><draw:frame draw:style-name="gr7" draw:text-style-name="P106" svg:width="0.701cm" svg:height="1.671cm" svg:x="7.4cm" svg:y="12.112cm"><draw:image xlink:href="Pictures/10000201000000260000005B9F7D87A0ECF03A9D.png" xlink:type="simple" xlink:show="embed" xlink:actuate="onLoad" loext:mime-type="image/png"><text:p/></draw:image></draw:frame><draw:frame draw:style-name="gr7" draw:text-style-name="P106" svg:width="0.699cm" svg:height="1.671cm" svg:x="6.6cm" svg:y="12.112cm"><draw:image xlink:href="Pictures/10000201000000260000005B9F7D87A0ECF03A9D.png" xlink:type="simple" xlink:show="embed" xlink:actuate="onLoad" loext:mime-type="image/png"><text:p/></draw:image></draw:frame><draw:frame draw:style-name="gr7" draw:text-style-name="P106" svg:width="0.701cm" svg:height="1.671cm" svg:x="5.8cm" svg:y="12.112cm"><draw:image xlink:href="Pictures/10000201000000260000005B9F7D87A0ECF03A9D.png" xlink:type="simple" xlink:show="embed" xlink:actuate="onLoad" loext:mime-type="image/png"><text:p/></draw:image></draw:frame><draw:frame draw:style-name="gr7" draw:text-style-name="P106" svg:width="0.701cm" svg:height="1.671cm" svg:x="4.999cm" svg:y="12.112cm"><draw:image xlink:href="Pictures/10000201000000260000005B9F7D87A0ECF03A9D.png" xlink:type="simple" xlink:show="embed" xlink:actuate="onLoad" loext:mime-type="image/png"><text:p/></draw:image></draw:frame><draw:frame draw:style-name="gr7" draw:text-style-name="P106" svg:width="0.701cm" svg:height="1.671cm" svg:x="4.2cm" svg:y="12.112cm"><draw:image xlink:href="Pictures/10000201000000260000005B9F7D87A0ECF03A9D.png" xlink:type="simple" xlink:show="embed" xlink:actuate="onLoad" loext:mime-type="image/png"><text:p/></draw:image></draw:frame><draw:frame draw:style-name="gr7" draw:text-style-name="P106" svg:width="0.701cm" svg:height="1.671cm" svg:x="11.4cm" svg:y="12.142cm"><draw:image xlink:href="Pictures/10000201000000260000005B9F7D87A0ECF03A9D.png" xlink:type="simple" xlink:show="embed" xlink:actuate="onLoad" loext:mime-type="image/png"><text:p/></draw:image></draw:frame><draw:frame draw:style-name="gr7" draw:text-style-name="P106" svg:width="0.701cm" svg:height="1.671cm" svg:x="10.599cm" svg:y="12.142cm"><draw:image xlink:href="Pictures/10000201000000260000005B9F7D87A0ECF03A9D.png" xlink:type="simple" xlink:show="embed" xlink:actuate="onLoad" loext:mime-type="image/png"><text:p/></draw:image></draw:frame><draw:frame draw:style-name="gr7" draw:text-style-name="P106" svg:width="0.701cm" svg:height="1.671cm" svg:x="9.8cm" svg:y="12.142cm"><draw:image xlink:href="Pictures/10000201000000260000005B9F7D87A0ECF03A9D.png" xlink:type="simple" xlink:show="embed" xlink:actuate="onLoad" loext:mime-type="image/png"><text:p/></draw:image></draw:frame><draw:frame draw:style-name="gr7" draw:text-style-name="P106" svg:width="0.701cm" svg:height="1.671cm" svg:x="8.999cm" svg:y="12.142cm"><draw:image xlink:href="Pictures/10000201000000260000005B9F7D87A0ECF03A9D.png" xlink:type="simple" xlink:show="embed" xlink:actuate="onLoad" loext:mime-type="image/png"><text:p/></draw:image></draw:frame><draw:frame draw:style-name="gr7" draw:text-style-name="P106" svg:width="0.699cm" svg:height="1.671cm" svg:x="8.2cm" svg:y="12.142cm"><draw:image xlink:href="Pictures/10000201000000260000005B9F7D87A0ECF03A9D.png" xlink:type="simple" xlink:show="embed" xlink:actuate="onLoad" loext:mime-type="image/png"><text:p/></draw:image></draw:frame><draw:custom-shape draw:style-name="gr8" draw:text-style-name="P106" svg:width="2.601cm" svg:height="2.001cm" svg:x="0cm" svg:y="11.913cm"><text:p/><draw:enhanced-geometry svg:viewBox="0 0 21600 21600" draw:type="rectangle" draw:enhanced-path="M 0 0 L 21600 0 21600 21600 0 21600 0 0 Z N"/></draw:custom-shape><draw:line draw:style-name="gr9" draw:text-style-name="P107" svg:x1="1.1cm" svg:y1="11.913cm" svg:x2="2.4cm" svg:y2="8.813cm"><text:p text:style-name="P104"><text:span text:style-name="T61">go to A</text:span></text:p><text:p text:style-name="P104"><text:span text:style-name="T61"/></text:p><text:p text:style-name="P104"><text:span text:style-name="T61">occupy 2 tables</text:span></text:p></draw:line><draw:custom-shape draw:style-name="gr10" draw:text-style-name="P106" svg:width="4.1cm" svg:height="2.001cm" svg:x="8.1cm" svg:y="12.013cm"><text:p/><draw:enhanced-geometry svg:viewBox="0 0 21600 21600" draw:type="rectangle" draw:enhanced-path="M 0 0 L 21600 0 21600 21600 0 21600 0 0 Z N"/></draw:custom-shape><draw:line draw:style-name="gr9" draw:text-style-name="P107" svg:x1="11.2cm" svg:y1="12.013cm" svg:x2="12.1cm" svg:y2="8.913cm"><text:p text:style-name="P104"><text:span text:style-name="T61">go to B</text:span></text:p><text:p text:style-name="P104"><text:span text:style-name="T61"/></text:p><text:p text:style-name="P104"><text:span text:style-name="T61">refused no space</text:span></text:p></draw:line><draw:line draw:style-name="gr11" draw:text-style-name="P107" svg:x1="6.4cm" svg:y1="8.613cm" svg:x2="12.1cm" svg:y2="8.913cm"><text:p text:style-name="P104"><text:span text:style-name="T61">go to A</text:span></text:p><text:p text:style-name="P104"><text:span text:style-name="T61"/></text:p><text:p text:style-name="P104"><text:span text:style-name="T61">occupy 3 tables</text:span></text:p></draw:line><draw:line draw:style-name="gr12" draw:text-style-name="P107" svg:x1="9cm" svg:y1="12.01cm" svg:x2="12.114cm" svg:y2="8.964cm"><text:p text:style-name="P104"><text:span text:style-name="T61">or give up</text:span></text:p><text:p text:style-name="P104"><text:span text:style-name="T61"/></text:p></draw:line><draw:custom-shape draw:style-name="gr13" draw:text-style-name="P108" svg:width="0.502cm" svg:height="5.402cm" draw:transform="rotate (1.5707963267949) translate (2.69875cm 14.3139583333333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14" draw:text-style-name="P109" svg:width="4.102cm" svg:height="0.659cm" svg:x="3.399cm" svg:y="14.314cm"><draw:text-box><text:p text:style-name="P102"><text:span text:style-name="T61">don’t go to restaurants</text:span></text:p></draw:text-box></draw:frame><draw:frame draw:style-name="gr7" draw:text-style-name="P106" svg:width="0.701cm" svg:height="1.671cm" svg:x="0.099cm" svg:y="2.443cm"><draw:image xlink:href="Pictures/10000201000000260000005B37E7AD5BC65EBD5F.png" xlink:type="simple" xlink:show="embed" xlink:actuate="onLoad" loext:mime-type="image/png"><text:p/></draw:image></draw:frame><draw:frame draw:style-name="gr7" draw:text-style-name="P106" svg:width="0.701cm" svg:height="1.671cm" svg:x="0.9cm" svg:y="2.443cm"><draw:image xlink:href="Pictures/10000201000000260000005B37E7AD5BC65EBD5F.png" xlink:type="simple" xlink:show="embed" xlink:actuate="onLoad" loext:mime-type="image/png"><text:p/></draw:image></draw:frame><draw:frame draw:style-name="gr7" draw:text-style-name="P106" svg:width="0.699cm" svg:height="1.671cm" svg:x="1.7cm" svg:y="2.443cm"><draw:image xlink:href="Pictures/10000201000000260000005B37E7AD5BC65EBD5F.png" xlink:type="simple" xlink:show="embed" xlink:actuate="onLoad" loext:mime-type="image/png"><text:p/></draw:image></draw:frame><draw:frame draw:style-name="gr7" draw:text-style-name="P106" svg:width="0.701cm" svg:height="1.671cm" svg:x="2.499cm" svg:y="2.443cm"><draw:image xlink:href="Pictures/10000201000000260000005B37E7AD5BC65EBD5F.png" xlink:type="simple" xlink:show="embed" xlink:actuate="onLoad" loext:mime-type="image/png"><text:p/></draw:image></draw:frame><draw:frame draw:style-name="gr7" draw:text-style-name="P106" svg:width="0.699cm" svg:height="1.671cm" svg:x="3.3cm" svg:y="2.443cm"><draw:image xlink:href="Pictures/10000201000000260000005B37E7AD5BC65EBD5F.png" xlink:type="simple" xlink:show="embed" xlink:actuate="onLoad" loext:mime-type="image/png"><text:p/></draw:image></draw:frame><draw:frame draw:style-name="gr7" draw:text-style-name="P106" svg:width="0.701cm" svg:height="1.671cm" svg:x="4.099cm" svg:y="2.443cm"><draw:image xlink:href="Pictures/10000201000000260000005B37E7AD5BC65EBD5F.png" xlink:type="simple" xlink:show="embed" xlink:actuate="onLoad" loext:mime-type="image/png"><text:p/></draw:image></draw:frame><draw:frame draw:style-name="gr7" draw:text-style-name="P106" svg:width="0.701cm" svg:height="1.671cm" svg:x="4.9cm" svg:y="2.443cm"><draw:image xlink:href="Pictures/10000201000000260000005B37E7AD5BC65EBD5F.png" xlink:type="simple" xlink:show="embed" xlink:actuate="onLoad" loext:mime-type="image/png"><text:p/></draw:image></draw:frame><draw:frame draw:style-name="gr7" draw:text-style-name="P106" svg:width="0.701cm" svg:height="1.671cm" svg:x="5.699cm" svg:y="2.443cm"><draw:image xlink:href="Pictures/10000201000000260000005B37E7AD5BC65EBD5F.png" xlink:type="simple" xlink:show="embed" xlink:actuate="onLoad" loext:mime-type="image/png"><text:p/></draw:image></draw:frame><draw:frame draw:style-name="gr7" draw:text-style-name="P106" svg:width="0.701cm" svg:height="1.671cm" svg:x="6.5cm" svg:y="2.443cm"><draw:image xlink:href="Pictures/10000201000000260000005B37E7AD5BC65EBD5F.png" xlink:type="simple" xlink:show="embed" xlink:actuate="onLoad" loext:mime-type="image/png"><text:p/></draw:image></draw:frame><draw:frame draw:style-name="gr7" draw:text-style-name="P106" svg:width="0.701cm" svg:height="1.671cm" svg:x="7.299cm" svg:y="2.443cm"><draw:image xlink:href="Pictures/10000201000000260000005B37E7AD5BC65EBD5F.png" xlink:type="simple" xlink:show="embed" xlink:actuate="onLoad" loext:mime-type="image/png"><text:p/></draw:image></draw:frame><draw:frame draw:style-name="gr7" draw:text-style-name="P106" svg:width="0.701cm" svg:height="1.671cm" svg:x="8.1cm" svg:y="2.443cm"><draw:image xlink:href="Pictures/10000201000000260000005B37E7AD5BC65EBD5F.png" xlink:type="simple" xlink:show="embed" xlink:actuate="onLoad" loext:mime-type="image/png"><text:p/></draw:image></draw:frame><draw:frame draw:style-name="gr7" draw:text-style-name="P106" svg:width="0.701cm" svg:height="1.671cm" svg:x="8.899cm" svg:y="2.443cm"><draw:image xlink:href="Pictures/10000201000000260000005B37E7AD5BC65EBD5F.png" xlink:type="simple" xlink:show="embed" xlink:actuate="onLoad" loext:mime-type="image/png"><text:p/></draw:image></draw:frame><draw:frame draw:style-name="gr7" draw:text-style-name="P106" svg:width="0.701cm" svg:height="1.671cm" svg:x="9.7cm" svg:y="2.443cm"><draw:image xlink:href="Pictures/10000201000000260000005B37E7AD5BC65EBD5F.png" xlink:type="simple" xlink:show="embed" xlink:actuate="onLoad" loext:mime-type="image/png"><text:p/></draw:image></draw:frame><draw:frame draw:style-name="gr7" draw:text-style-name="P106" svg:width="0.699cm" svg:height="1.671cm" svg:x="10.5cm" svg:y="2.443cm"><draw:image xlink:href="Pictures/10000201000000260000005B37E7AD5BC65EBD5F.png" xlink:type="simple" xlink:show="embed" xlink:actuate="onLoad" loext:mime-type="image/png"><text:p/></draw:image></draw:frame><draw:frame draw:style-name="gr7" draw:text-style-name="P106" svg:width="0.701cm" svg:height="1.671cm" svg:x="11.299cm" svg:y="2.443cm"><draw:image xlink:href="Pictures/10000201000000260000005B37E7AD5BC65EBD5F.png" xlink:type="simple" xlink:show="embed" xlink:actuate="onLoad" loext:mime-type="image/png"><text:p/></draw:image></draw:frame><draw:frame draw:style-name="gr7" draw:text-style-name="P106" svg:width="0.699cm" svg:height="1.671cm" svg:x="12.1cm" svg:y="2.443cm"><draw:image xlink:href="Pictures/10000201000000260000005B37E7AD5BC65EBD5F.png" xlink:type="simple" xlink:show="embed" xlink:actuate="onLoad" loext:mime-type="image/png"><text:p/></draw:image></draw:frame><draw:frame draw:style-name="gr7" draw:text-style-name="P106" svg:width="0.701cm" svg:height="1.671cm" svg:x="12.899cm" svg:y="2.443cm"><draw:image xlink:href="Pictures/10000201000000260000005B37E7AD5BC65EBD5F.png" xlink:type="simple" xlink:show="embed" xlink:actuate="onLoad" loext:mime-type="image/png"><text:p/></draw:image></draw:frame><draw:frame draw:style-name="gr7" draw:text-style-name="P106" svg:width="0.701cm" svg:height="1.671cm" svg:x="13.7cm" svg:y="2.443cm"><draw:image xlink:href="Pictures/10000201000000260000005B37E7AD5BC65EBD5F.png" xlink:type="simple" xlink:show="embed" xlink:actuate="onLoad" loext:mime-type="image/png"><text:p/></draw:image></draw:frame><draw:frame draw:style-name="gr7" draw:text-style-name="P106" svg:width="0.701cm" svg:height="1.671cm" svg:x="14.499cm" svg:y="2.443cm"><draw:image xlink:href="Pictures/10000201000000260000005B37E7AD5BC65EBD5F.png" xlink:type="simple" xlink:show="embed" xlink:actuate="onLoad" loext:mime-type="image/png"><text:p/></draw:image></draw:frame><draw:frame draw:style-name="gr7" draw:text-style-name="P106" svg:width="0.701cm" svg:height="1.671cm" svg:x="15.3cm" svg:y="2.443cm"><draw:image xlink:href="Pictures/10000201000000260000005B37E7AD5BC65EBD5F.png" xlink:type="simple" xlink:show="embed" xlink:actuate="onLoad" loext:mime-type="image/png"><text:p/></draw:image></draw:frame><draw:frame draw:style-name="gr15" draw:text-style-name="P110" svg:width="0.9cm" svg:height="1.089cm" svg:x="3.2cm" svg:y="10.013cm"><draw:text-box><text:p text:style-name="P102"><text:span text:style-name="T59">1</text:span></text:p></draw:text-box></draw:frame><draw:frame draw:style-name="gr15" draw:text-style-name="P110" svg:width="0.9cm" svg:height="1.089cm" svg:x="13cm" svg:y="10.013cm"><draw:text-box><text:p text:style-name="P102"><text:span text:style-name="T59">2</text:span></text:p></draw:text-box></draw:frame><draw:custom-shape draw:style-name="gr16" draw:text-style-name="P106" svg:width="0.9cm" svg:height="1.999cm" svg:x="0cm" svg:y="2.314cm"><text:p/><draw:enhanced-geometry svg:viewBox="0 0 21600 21600" draw:type="rectangle" draw:enhanced-path="M 0 0 L 21600 0 21600 21600 0 21600 0 0 Z N"/></draw:custom-shape><draw:line draw:style-name="gr9" draw:text-style-name="P107" svg:x1="0.1cm" svg:y1="4.311cm" svg:x2="0.7cm" svg:y2="7.211cm"><text:p text:style-name="P104"><text:span text:style-name="T61">go to A</text:span></text:p><text:p text:style-name="P104"><text:span text:style-name="T61"/></text:p><text:p text:style-name="P104"><text:span text:style-name="T61">occupies 1 table</text:span></text:p></draw:line><draw:custom-shape draw:style-name="gr17" draw:text-style-name="P106" svg:width="3.1cm" svg:height="1.999cm" svg:x="3.3cm" svg:y="2.314cm"><text:p/><draw:enhanced-geometry svg:viewBox="0 0 21600 21600" draw:type="rectangle" draw:enhanced-path="M 0 0 L 21600 0 21600 21600 0 21600 0 0 Z N"/></draw:custom-shape><draw:line draw:style-name="gr9" draw:text-style-name="P107" svg:x1="4.7cm" svg:y1="4.311cm" svg:x2="5.5cm" svg:y2="7.111cm"><text:p text:style-name="P104"><text:span text:style-name="T61">go to A</text:span></text:p><text:p text:style-name="P104"><text:span text:style-name="T61"/></text:p><text:p text:style-name="P104"><text:span text:style-name="T61">refused no space</text:span></text:p></draw:line><draw:line draw:style-name="gr18" draw:text-style-name="P107" svg:x1="5.8cm" svg:y1="7.112cm" svg:x2="10.5cm" svg:y2="7.312cm"><text:p text:style-name="P104"><text:span text:style-name="T61">or go to B</text:span></text:p><text:p text:style-name="P104"><text:span text:style-name="T61"/></text:p></draw:line><draw:line draw:style-name="gr9" draw:text-style-name="P107" svg:x1="5.8cm" svg:y1="7.111cm" svg:x2="6.4cm" svg:y2="4.311cm"><text:p text:style-name="P104"><text:span text:style-name="T61">give up</text:span></text:p><text:p text:style-name="P104"><text:span text:style-name="T61"/></text:p></draw:line><draw:custom-shape draw:style-name="gr19" draw:text-style-name="P108" svg:width="0.5cm" svg:height="9.501cm" draw:transform="rotate (1.5707963267949) translate (6.49993055555556cm 4.71311111111111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14" draw:text-style-name="P109" svg:width="4.102cm" svg:height="0.659cm" svg:x="9.299cm" svg:y="4.767cm"><draw:text-box><text:p text:style-name="P102"><text:span text:style-name="T61">don’t go to restaurants</text:span></text:p></draw:text-box></draw:frame><draw:custom-shape draw:style-name="gr20" draw:text-style-name="P108" svg:width="0.5cm" svg:height="2.301cm" draw:transform="rotate (1.5707963267949) translate (0.899583333333333cm 4.76426388888889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21" draw:text-style-name="P109" svg:width="2.301cm" svg:height="1.064cm" svg:x="1.099cm" svg:y="4.674cm"><draw:text-box><text:p text:style-name="P102"><text:span text:style-name="T61">don’t go to</text:span></text:p><text:p text:style-name="P102"><text:span text:style-name="T61">restaurants</text:span></text:p></draw:text-box></draw:frame><draw:frame draw:style-name="gr15" draw:text-style-name="P110" svg:width="0.902cm" svg:height="1.089cm" svg:x="1.099cm" svg:y="5.646cm"><draw:text-box><text:p text:style-name="P102"><text:span text:style-name="T59">3</text:span></text:p></draw:text-box></draw:frame><draw:frame draw:style-name="gr15" draw:text-style-name="P110" svg:width="0.902cm" svg:height="1.089cm" svg:x="6.299cm" svg:y="5.445cm"><draw:text-box><text:p text:style-name="P102"><text:span text:style-name="T59">4</text:span></text:p></draw:text-box></draw:frame></draw:g></text:p>
      <text:p text:style-name="P8"><text:soft-page-break/>During service (between 12:00 and 14:00), there is a flow of decisions made by customers. At each tick, a set of customers decides to go to a restaurant <text:span text:style-name="T46">in parties of variable size</text:span>. They pick-up a restaurant based on the <text:span text:style-name="T46">overall party</text:span> opinion (agregation of individual opinions). <text:span text:style-name="T46">If enough tables are availables, they stay, otherwise they try another restaurant.</text:span> Their lunch duration depends on previous arrivals in the restaurant. When they have finished lunch, they go back to public space and tables are freed. At the end of the <text:span text:style-name="T58">meal</text:span>, they may (or may not) publish their opinion in their networks. Opinions depend on lunch duration. Based on these new comments, opinions of connected people is influenced. <text:span text:style-name="T11">Next day, people will make new decisions based on their new opinions.</text:span></text:p>
      <text:h text:style-name="P86" text:outline-level="1"><text:bookmark-start text:name="__RefHeading___Toc637_1886039662"/>Design concepts<text:bookmark-end text:name="__RefHeading___Toc637_1886039662"/></text:h>
      <text:h text:style-name="P88" text:outline-level="2"><text:bookmark-start text:name="__RefHeading___Toc639_1886039662"/>Emergences<text:bookmark-end text:name="__RefHeading___Toc639_1886039662"/></text:h>
      <text:p text:style-name="P9">The distribution of customers in the different restaurants and their rate of arrival <text:span text:style-name="T37">are </text:span>emerge from the model. These events have an effect on the general opinion about those restaurants. With a feed back loop effect on the distribution of customers.</text:p>
      <text:p text:style-name="P9">In the same way, the distribution of a restaurant’s customers among locals and travelers emerges from the system.</text:p>
      <text:h text:style-name="P88" text:outline-level="2"><text:bookmark-start text:name="__RefHeading___Toc641_1886039662"/>Objectives<text:bookmark-end text:name="__RefHeading___Toc641_1886039662"/></text:h>
      <text:p text:style-name="P10">The objective of customers is to have lunch happily (not too long in our case). <text:span text:style-name="T12">They will priorize their choices according to the opinion they have about each restaurant.</text:span></text:p>
      <text:p text:style-name="P10">The objective of restaurants is to maximize their occupancy rate. They do their best to accomodate all interested customers.</text:p>
      <text:p text:style-name="P10">Social media are passive in our model.</text:p>
      <text:h text:style-name="P88" text:outline-level="2"><text:bookmark-start text:name="__RefHeading___Toc643_1886039662"/>Adaptation<text:bookmark-end text:name="__RefHeading___Toc643_1886039662"/></text:h>
      <text:p text:style-name="P11">Customer’s experience will influence their own opinion and others opinions too based on networks, both social media networks and friends networks. They will adjust their decisions accordingly.</text:p>
      <text:p text:style-name="P11">Restaurants and social media do not adapt their strategies. </text:p>
      <text:h text:style-name="P88" text:outline-level="2"><text:bookmark-start text:name="__RefHeading___Toc645_1886039662"/>Learning<text:bookmark-end text:name="__RefHeading___Toc645_1886039662"/></text:h>
      <text:p text:style-name="P12">Customers learn from their previous experiences and from their networks opinions.</text:p>
      <text:p text:style-name="P18">Restaurants and social media don’t learn.</text:p>
      <text:h text:style-name="P88" text:outline-level="2"><text:bookmark-start text:name="__RefHeading___Toc647_1886039662"/><text:soft-page-break/>Prediction<text:bookmark-end text:name="__RefHeading___Toc647_1886039662"/></text:h>
      <text:p text:style-name="P12">We could expect that at first, all restaurants are equally occupied but some could be victims of their success <text:span text:style-name="T13">due to overcrowding. Their fall should depend on customers sensitivity to their peers opinions.</text:span></text:p>
      <text:h text:style-name="P88" text:outline-level="2"><text:bookmark-start text:name="__RefHeading___Toc649_1886039662"/>Sensing<text:bookmark-end text:name="__RefHeading___Toc649_1886039662"/></text:h>
      <text:p text:style-name="P13">We assume that people read all comment<text:span text:style-name="T37">s</text:span> on the social media they are registered with. This way, we maximize the effect of social media. But not all customers are equally sensitive to social media. And it could be interesting to identify "opinion makers". And the weight of each social media in a customer’s opinion increases with the number of comments in this social media.</text:p>
      <text:h text:style-name="P88" text:outline-level="2"><text:bookmark-start text:name="__RefHeading___Toc651_1886039662"/>Interaction<text:bookmark-end text:name="__RefHeading___Toc651_1886039662"/></text:h>
      <text:p text:style-name="P13"><text:span text:style-name="T50">Local c</text:span>ustomers interact through friends networks. A <text:span text:style-name="T46">party</text:span> going to a restaurant is not necessarily <text:span text:style-name="T46">composed</text:span> of friends. <text:s/><text:span text:style-name="T50">Both locals and travelers </text:span>may be connected to multiple social media too.</text:p>
      <text:p text:style-name="P14">After lunch, a customer may <text:span text:style-name="T58">post</text:span> a comment to some social <text:span text:style-name="T58">media</text:span> and/or <text:span text:style-name="T58">influence some</text:span> friends. <text:span text:style-name="T26">Comments are patches labelled with the social media where they were published located near the concerned restaurant with a given rank.</text:span></text:p>
      <text:h text:style-name="P88" text:outline-level="2"><text:bookmark-start text:name="__RefHeading___Toc653_1886039662"/>Stochasticity<text:bookmark-end text:name="__RefHeading___Toc653_1886039662"/></text:h>
      <text:p text:style-name="P14">Distribution of restaurants capacities is stochastic : a lot of small restaurants and few big ones. <text:span text:style-name="T24">We suggest a geometric distribution of parameter p=0,085 :</text:span></text:p>
      <text:p text:style-name="List_20_1_20_Cont.">capacity = <text:span text:style-name="T24">MAX ( </text:span>ROUNDDOWN ( LN ( RAND() / p ) / LN ( 1-p ) + 1 ) , <text:span text:style-name="T24">50 )</text:span> (Libreoffice calc)</text:p>
      <text:p text:style-name="List_20_1_20_End">This is equivalent to <text:span text:style-name="T9">tossing a coin </text:span>(0,085/0,915)<text:span text:style-name="T9"> less than 50 times and looking for the rank of the first success if any. If no success, give value 50.</text:span></text:p>
      <text:p text:style-name="P20">Disconnected restaurants are chosen randomly.</text:p>
      <text:p text:style-name="P19">Each customer has a set of randomly chosen friends. <text:span text:style-name="T37">Some customers are more connected than others</text:span>. He may be registered with a random number of randomly chosen social media. Among restaurants of which he has a good opinion, he will choose one randomly for his lunch.</text:p>
      <text:p text:style-name="P19">At each tick a random number of customers decide to go to a restaurant in <text:span text:style-name="T46">parties</text:span> of random sizes.</text:p>
      <text:p text:style-name="P19">Among the customers who had lunch in a restaurant, a random part decide<text:span text:style-name="T58">s</text:span> to make a comment about their lunch. <text:span text:style-name="T16">Sensitivity to social media and contribution likelihood are also stochastic.</text:span></text:p>
      <text:h text:style-name="P88" text:outline-level="2"><text:bookmark-start text:name="__RefHeading___Toc655_1886039662"/>Collectives<text:bookmark-end text:name="__RefHeading___Toc655_1886039662"/></text:h>
      <text:p text:style-name="P19">Friends networks and social media networks are here to share views on restaurants.</text:p>
      <text:p text:style-name="P21">Parties going to a restaurant are a collective behaviour without creating links.</text:p>
      <text:h text:style-name="P88" text:outline-level="2"><text:bookmark-start text:name="__RefHeading___Toc657_1886039662"/><text:soft-page-break/>Observation<text:bookmark-end text:name="__RefHeading___Toc657_1886039662"/></text:h>
      <text:p text:style-name="P25">We are interested in the number of lunches served by each restaurant on each day <text:span text:style-name="T15">as compared with the number of seats</text:span>. <text:span text:style-name="T15">We will especially be looking at a possible gap between connected and disconnected restaurants. We may look at an average value over time but also at the shape of its evolution over time.</text:span></text:p>
      <text:p text:style-name="P24">It could also be interesting to mesure the share of local customers in each restaurants.</text:p>
      <text:h text:style-name="P86" text:outline-level="1"><text:bookmark-start text:name="__RefHeading___Toc659_1886039662"/>Detail<text:bookmark-end text:name="__RefHeading___Toc659_1886039662"/></text:h>
      <text:h text:style-name="P88" text:outline-level="2"><text:bookmark-start text:name="__RefHeading___Toc661_1886039662"/>Initialization<text:bookmark-end text:name="__RefHeading___Toc661_1886039662"/></text:h>
      <text:p text:style-name="P99">Variables colored in red in the above table have to be decided before launching the program.</text:p>
      <text:p text:style-name="P22"><draw:frame draw:style-name="fr1" draw:name="Object47" text:anchor-type="as-char" svg:width="0.778cm" svg:height="0.467cm" draw:z-index="76"><draw:object xlink:href="./Object 47" xlink:type="simple" xlink:show="embed" xlink:actuate="onLoad"/><draw:image xlink:href="./ObjectReplacements/Object 47" xlink:type="simple" xlink:show="embed" xlink:actuate="onLoad"/></draw:frame>restaurants <text:span text:style-name="T23">are</text:span> created. <text:span text:style-name="T24">For each restaurant :</text:span></text:p>
      <text:p text:style-name="P82"><draw:frame draw:style-name="fr1" draw:name="Object39" text:anchor-type="as-char" svg:width="1.132cm" svg:height="0.467cm" draw:z-index="65"><draw:object xlink:href="./Object 39" xlink:type="simple" xlink:show="embed" xlink:actuate="onLoad"/><draw:image xlink:href="./ObjectReplacements/Object 39" xlink:type="simple" xlink:show="embed" xlink:actuate="onLoad"/></draw:frame>is given.</text:p>
      <text:p text:style-name="List_20_1_20_Cont.">Capacity (<draw:frame draw:style-name="fr1" draw:name="Object51" text:anchor-type="as-char" svg:width="0.506cm" svg:height="0.467cm" draw:z-index="4"><draw:object xlink:href="./Object 51" xlink:type="simple" xlink:show="embed" xlink:actuate="onLoad"/><draw:image xlink:href="./ObjectReplacements/Object 51" xlink:type="simple" xlink:show="embed" xlink:actuate="onLoad"/></draw:frame>) is given.</text:p>
      <text:p text:style-name="P81">Maximum rate of arrivals is computed <text:span text:style-name="T25">(</text:span><text:span text:style-name="T25"><draw:frame draw:style-name="fr1" draw:name="Object55" text:anchor-type="as-char" svg:width="1.042cm" svg:height="0.531cm" draw:z-index="9"><draw:object xlink:href="./Object 55" xlink:type="simple" xlink:show="embed" xlink:actuate="onLoad"/><draw:image xlink:href="./ObjectReplacements/Object 55" xlink:type="simple" xlink:show="embed" xlink:actuate="onLoad"/><svg:desc>formula</svg:desc></draw:frame></text:span><text:span text:style-name="T25">)</text:span>.</text:p>
      <text:p text:style-name="List_20_1_20_Cont.">Disconnected restaurants (<draw:frame draw:style-name="fr1" draw:name="Object52" text:anchor-type="as-char" svg:width="1.55cm" svg:height="0.467cm" draw:z-index="1"><draw:object xlink:href="./Object 52" xlink:type="simple" xlink:show="embed" xlink:actuate="onLoad"/><draw:image xlink:href="./ObjectReplacements/Object 52" xlink:type="simple" xlink:show="embed" xlink:actuate="onLoad"/></draw:frame>) are chosen <text:span text:style-name="T49">(</text:span><text:span text:style-name="T49"><draw:frame draw:style-name="fr1" draw:name="Object29" text:anchor-type="as-char" svg:width="1.083cm" svg:height="0.467cm" draw:z-index="52"><draw:object xlink:href="./Object 29" xlink:type="simple" xlink:show="embed" xlink:actuate="onLoad"/><draw:image xlink:href="./ObjectReplacements/Object 29" xlink:type="simple" xlink:show="embed" xlink:actuate="onLoad"/></draw:frame></text:span><text:span text:style-name="T49">disconnected restaurants out of</text:span><text:span text:style-name="T49"><draw:frame draw:style-name="fr1" draw:name="Object45" text:anchor-type="as-char" svg:width="0.778cm" svg:height="0.467cm" draw:z-index="53"><draw:object xlink:href="./Object 45" xlink:type="simple" xlink:show="embed" xlink:actuate="onLoad"/><draw:image xlink:href="./ObjectReplacements/Object 45" xlink:type="simple" xlink:show="embed" xlink:actuate="onLoad"/></draw:frame></text:span><text:span text:style-name="T49">)</text:span>.</text:p>
      <text:p text:style-name="List_20_1_20_End"><text:span text:style-name="T48">D</text:span>aily service <text:span text:style-name="T48">is</text:span> set to 0 (<text:span text:style-name="T15"><draw:frame draw:style-name="fr1" draw:name="Object54" text:anchor-type="as-char" svg:width="1.284cm" svg:height="0.531cm" draw:z-index="3"><draw:object xlink:href="./Object 54" xlink:type="simple" xlink:show="embed" xlink:actuate="onLoad"/><draw:image xlink:href="./ObjectReplacements/Object 54" xlink:type="simple" xlink:show="embed" xlink:actuate="onLoad"/><svg:desc>formula</svg:desc></draw:frame></text:span>).</text:p>
      <text:p text:style-name="P23"><text:span text:style-name="T40">Social media are created with</text:span><text:span text:style-name="T40"><draw:frame draw:style-name="fr1" draw:name="Object53" text:anchor-type="as-char" svg:width="1.132cm" svg:height="0.467cm" draw:z-index="54"><draw:object xlink:href="./Object 53" xlink:type="simple" xlink:show="embed" xlink:actuate="onLoad"/><draw:image xlink:href="./ObjectReplacements/Object 53" xlink:type="simple" xlink:show="embed" xlink:actuate="onLoad"/><svg:desc>formula</svg:desc></draw:frame></text:span><text:span text:style-name="T40">and</text:span><text:span text:style-name="T40"><draw:frame draw:style-name="fr1" draw:name="Object61" text:anchor-type="as-char" svg:width="1.588cm" svg:height="0.531cm" draw:z-index="55"><draw:object xlink:href="./Object 61" xlink:type="simple" xlink:show="embed" xlink:actuate="onLoad"/><draw:image xlink:href="./ObjectReplacements/Object 61" xlink:type="simple" xlink:show="embed" xlink:actuate="onLoad"/><svg:desc>formula</svg:desc></draw:frame></text:span><text:span text:style-name="T40">.</text:span></text:p>
      <text:p text:style-name="P100">Connected restaurants register with social media : creation of links.</text:p>
      <text:p text:style-name="P23"><text:span text:style-name="T40">Customers are created :</text:span><text:span text:style-name="T40"><draw:frame draw:style-name="fr1" draw:name="Object62" text:anchor-type="as-char" svg:width="1.102cm" svg:height="0.467cm" draw:z-index="56"><draw:object xlink:href="./Object 62" xlink:type="simple" xlink:show="embed" xlink:actuate="onLoad"/><draw:image xlink:href="./ObjectReplacements/Object 62" xlink:type="simple" xlink:show="embed" xlink:actuate="onLoad"/></draw:frame></text:span><text:span text:style-name="T40">l</text:span><text:span text:style-name="T42">ocals and </text:span><text:span text:style-name="T42"><draw:frame draw:style-name="fr1" draw:name="Object63" text:anchor-type="as-char" svg:width="1.078cm" svg:height="0.467cm" draw:z-index="57"><draw:object xlink:href="./Object 63" xlink:type="simple" xlink:show="embed" xlink:actuate="onLoad"/><draw:image xlink:href="./ObjectReplacements/Object 63" xlink:type="simple" xlink:show="embed" xlink:actuate="onLoad"/></draw:frame></text:span><text:span text:style-name="T42">travelers (variable</text:span><text:span text:style-name="T42"><draw:frame draw:style-name="fr1" draw:name="Object65" text:anchor-type="as-char" svg:width="1.21cm" svg:height="0.467cm" draw:z-index="59"><draw:object xlink:href="./Object 65" xlink:type="simple" xlink:show="embed" xlink:actuate="onLoad"/><draw:image xlink:href="./ObjectReplacements/Object 65" xlink:type="simple" xlink:show="embed" xlink:actuate="onLoad"/></draw:frame></text:span><text:span text:style-name="T42">). Each customer has its own sensitivity to social media (</text:span><text:span text:style-name="T42"><draw:frame draw:style-name="fr1" draw:name="Object66" text:anchor-type="as-char" svg:width="1.208cm" svg:height="0.467cm" draw:z-index="60"><draw:object xlink:href="./Object 66" xlink:type="simple" xlink:show="embed" xlink:actuate="onLoad"/><draw:image xlink:href="./ObjectReplacements/Object 66" xlink:type="simple" xlink:show="embed" xlink:actuate="onLoad"/></draw:frame></text:span><text:span text:style-name="T42">, </text:span><text:span text:style-name="T44">initialized around</text:span><text:span text:style-name="T44"><draw:frame draw:style-name="fr1" draw:name="Object79" text:anchor-type="as-char" svg:width="1.875cm" svg:height="0.531cm" draw:z-index="80"><draw:object xlink:href="./Object 79" xlink:type="simple" xlink:show="embed" xlink:actuate="onLoad"/><draw:image xlink:href="./ObjectReplacements/Object 79" xlink:type="simple" xlink:show="embed" xlink:actuate="onLoad"/></draw:frame></text:span><text:span text:style-name="T42">) and contribution to social media likelihood (</text:span><text:span text:style-name="T42"><draw:frame draw:style-name="fr1" draw:name="Object67" text:anchor-type="as-char" svg:width="1.438cm" svg:height="0.467cm" draw:z-index="61"><draw:object xlink:href="./Object 67" xlink:type="simple" xlink:show="embed" xlink:actuate="onLoad"/><draw:image xlink:href="./ObjectReplacements/Object 67" xlink:type="simple" xlink:show="embed" xlink:actuate="onLoad"/></draw:frame></text:span><text:span text:style-name="T42">). </text:span><text:span text:style-name="T43"><draw:frame draw:style-name="fr1" draw:name="Object68" text:anchor-type="as-char" svg:width="1.503cm" svg:height="0.467cm" draw:z-index="62"><draw:object xlink:href="./Object 68" xlink:type="simple" xlink:show="embed" xlink:actuate="onLoad"/><draw:image xlink:href="./ObjectReplacements/Object 68" xlink:type="simple" xlink:show="embed" xlink:actuate="onLoad"/></draw:frame></text:span><text:span text:style-name="T43">is initialized at 1 for everybody about all restaurants except for travelers about disconnected restaurants (</text:span><text:span text:style-name="T43"><draw:frame draw:style-name="fr1" draw:name="Object71" text:anchor-type="as-char" svg:width="1.924cm" svg:height="0.531cm" draw:z-index="63"><draw:object xlink:href="./Object 71" xlink:type="simple" xlink:show="embed" xlink:actuate="onLoad"/><draw:image xlink:href="./ObjectReplacements/Object 71" xlink:type="simple" xlink:show="embed" xlink:actuate="onLoad"/></draw:frame></text:span><text:span text:style-name="T43">).</text:span></text:p>
      <text:p text:style-name="Text_20_body"><text:span text:style-name="T51">For locals, f</text:span>riends networks are created of different sizes accross locals : creation of links <text:span text:style-name="T56">with parameter</text:span><text:span text:style-name="T56"><draw:frame draw:style-name="fr1" draw:name="Object84" text:anchor-type="as-char" svg:width="1.951cm" svg:height="0.531cm" draw:z-index="81"><draw:object xlink:href="./Object 84" xlink:type="simple" xlink:show="embed" xlink:actuate="onLoad"/><draw:image xlink:href="./ObjectReplacements/Object 84" xlink:type="simple" xlink:show="embed" xlink:actuate="onLoad"/></draw:frame></text:span>. Travelers have no friends.</text:p>
      <text:p text:style-name="P26">Tables are created <text:span text:style-name="T52">in each restaurant with a given position, a</text:span><text:span text:style-name="T52"><draw:frame draw:style-name="fr1" draw:name="Object73" text:anchor-type="as-char" svg:width="1.977cm" svg:height="0.467cm" draw:z-index="66"><draw:object xlink:href="./Object 73" xlink:type="simple" xlink:show="embed" xlink:actuate="onLoad"/><draw:image xlink:href="./ObjectReplacements/Object 73" xlink:type="simple" xlink:show="embed" xlink:actuate="onLoad"/></draw:frame></text:span><text:span text:style-name="T52">name, a</text:span><text:span text:style-name="T52"><draw:frame draw:style-name="fr1" draw:name="Object74" text:anchor-type="as-char" svg:width="1.005cm" svg:height="0.467cm" draw:z-index="68"><draw:object xlink:href="./Object 74" xlink:type="simple" xlink:show="embed" xlink:actuate="onLoad"/><draw:image xlink:href="./ObjectReplacements/Object 74" xlink:type="simple" xlink:show="embed" xlink:actuate="onLoad"/></draw:frame></text:span><text:span text:style-name="T52">and a green</text:span><text:span text:style-name="T52"><draw:frame draw:style-name="fr2" draw:name="Object13" text:anchor-type="as-char" svg:width="1.122cm" svg:height="0.467cm" draw:z-index="70"><draw:object xlink:href="./Object 37" xlink:type="simple" xlink:show="embed" xlink:actuate="onLoad"/><draw:image xlink:href="./ObjectReplacements/Object 37" xlink:type="simple" xlink:show="embed" xlink:actuate="onLoad"/></draw:frame></text:span><text:span text:style-name="T52">.</text:span></text:p>
      <text:p text:style-name="P28">Empty comments (black<draw:frame draw:style-name="fr1" draw:name="Object75" text:anchor-type="as-char" svg:width="1.122cm" svg:height="0.467cm" draw:z-index="71"><draw:object xlink:href="./Object 75" xlink:type="simple" xlink:show="embed" xlink:actuate="onLoad"/><draw:image xlink:href="./ObjectReplacements/Object 75" xlink:type="simple" xlink:show="embed" xlink:actuate="onLoad"/></draw:frame>) are created for each<draw:frame draw:style-name="fr1" draw:name="Object76" text:anchor-type="as-char" svg:width="1.244cm" svg:height="0.467cm" draw:z-index="72"><draw:object xlink:href="./Object 76" xlink:type="simple" xlink:show="embed" xlink:actuate="onLoad"/><draw:image xlink:href="./ObjectReplacements/Object 76" xlink:type="simple" xlink:show="embed" xlink:actuate="onLoad"/></draw:frame>in each<draw:frame draw:style-name="fr1" draw:name="Object77" text:anchor-type="as-char" svg:width="1.977cm" svg:height="0.467cm" draw:z-index="73"><draw:object xlink:href="./Object 77" xlink:type="simple" xlink:show="embed" xlink:actuate="onLoad"/><draw:image xlink:href="./ObjectReplacements/Object 77" xlink:type="simple" xlink:show="embed" xlink:actuate="onLoad"/></draw:frame>, ranked <text:span text:style-name="T54">(</text:span><text:span text:style-name="T54"><draw:frame draw:style-name="fr1" draw:name="Object82" text:anchor-type="as-char" svg:width="1.005cm" svg:height="0.467cm" draw:z-index="79"><draw:object xlink:href="./Object 82" xlink:type="simple" xlink:show="embed" xlink:actuate="onLoad"/><draw:image xlink:href="./ObjectReplacements/Object 82" xlink:type="simple" xlink:show="embed" xlink:actuate="onLoad"/></draw:frame></text:span><text:span text:style-name="T54">) </text:span>from 1 to<draw:frame draw:style-name="fr1" draw:name="Object78" text:anchor-type="as-char" svg:width="1.356cm" svg:height="0.531cm" draw:z-index="74"><draw:object xlink:href="./Object 78" xlink:type="simple" xlink:show="embed" xlink:actuate="onLoad"/><draw:image xlink:href="./ObjectReplacements/Object 78" xlink:type="simple" xlink:show="embed" xlink:actuate="onLoad"/></draw:frame>.</text:p>
      <text:p text:style-name="P27">Customers are placed on the grid <text:span text:style-name="T54">on remaining patches which is</text:span> public space <text:span text:style-name="T53">(patches are dark grey</text:span><text:span text:style-name="T53"><draw:frame draw:style-name="fr1" draw:name="Object81" text:anchor-type="as-char" svg:width="1.122cm" svg:height="0.467cm" draw:z-index="78"><draw:object xlink:href="./Object 81" xlink:type="simple" xlink:show="embed" xlink:actuate="onLoad"/><draw:image xlink:href="./ObjectReplacements/Object 81" xlink:type="simple" xlink:show="embed" xlink:actuate="onLoad"/><svg:desc>formula</svg:desc></draw:frame></text:span><text:span text:style-name="T53">for locals area , light grey for travelers area).</text:span></text:p>
      <text:p text:style-name="P29">Every day travelers die after lunch and a new population of travelers comes in.</text:p>
      <text:h text:style-name="P88" text:outline-level="2"><text:bookmark-start text:name="__RefHeading___Toc663_1886039662"/><text:soft-page-break/>Input data<text:bookmark-end text:name="__RefHeading___Toc663_1886039662"/></text:h>
      <text:p text:style-name="P101">Reference values for global parameters are given from previous research articles. Most of them can be further adjusted by user.</text:p>
      <text:p text:style-name="P31">For<draw:frame draw:style-name="fr1" draw:name="Object12" text:anchor-type="as-char" svg:width="1.316cm" svg:height="0.531cm" draw:z-index="82"><draw:object xlink:href="./Object 13" xlink:type="simple" xlink:show="embed" xlink:actuate="onLoad"/><draw:image xlink:href="./ObjectReplacements/Object 13" xlink:type="simple" xlink:show="embed" xlink:actuate="onLoad"/><svg:desc>formula</svg:desc></draw:frame>values, see <text:span text:style-name="T46">for instance</text:span> <text:span text:style-name="T39">Restaurant Table Management to Reduce Customer Waiting Times</text:span><text:span text:style-name="T40"> by Johye Hwang</text:span><text:span text:style-name="T40"><text:note text:id="ftn4" text:note-class="footnote"><text:note-citation>4</text:note-citation><text:note-body><text:p text:style-name="P83">Restaurant Table Management to Reduce Customer Waiting Times<text:span text:style-name="T40">, Johye Hwang, Journal of Foodservice Business Research, </text:span><text:a xlink:type="simple" xlink:href="https://doi.org/10.1080/15378020802519603" text:style-name="Internet_20_link" text:visited-style-name="Visited_20_Internet_20_Link"><text:span text:style-name="T40">https://doi.org/10.1080/15378020802519603</text:span></text:a><text:span text:style-name="T40"> </text:span></text:p><text:p text:style-name="P84"><text:span text:style-name="T41">S</text:span><text:span text:style-name="T40">ee also </text:span>Optimizing Restaurant-Table Configurations : Specifying Combinable Tables<text:span text:style-name="T40">, Gary Thompson,</text:span></text:p><text:p text:style-name="P84"><text:span text:style-name="T40">Cornell University School of Hotel Administration, </text:span><text:a xlink:type="simple" xlink:href="https://scholarship.sha.cornell.edu/articles/743" text:style-name="Internet_20_link" text:visited-style-name="Visited_20_Internet_20_Link"><text:span text:style-name="T40">https://scholarship.sha.cornell.edu/articles/743</text:span></text:a><text:span text:style-name="T40"> </text:span></text:p></text:note-body></text:note></text:span><text:span text:style-name="T40">.</text:span></text:p>
      <text:h text:style-name="P89" text:outline-level="2"><text:bookmark-start text:name="__RefHeading___Toc1244_1462481019"/>Submodels<text:bookmark-end text:name="__RefHeading___Toc1244_1462481019"/></text:h>
      <text:p text:style-name="P32">A proper model should be found to distribute decisions to go for lunch and parties size distribution.</text:p>
      <text:p text:style-name="P30"><text:span text:style-name="T54">For creating friends networds, we will create an </text:span>Erdos-Renyi-random-network : <text:span text:style-name="T54">"</text:span>This is kind of Bernoulli random network, in which each turtle has a different number of friends. The number of friends (the degree) of each turtle comes from a binomial distribution with a mean of NUMBER-OF-FRIENDS. This project constructs an Erdos-Renyi random network by adding connections between random pairs of turtles until the mean degree is equal to NUMBER-OF-FRIENDS.<text:span text:style-name="T54">"</text:span><text:span text:style-name="T54"><text:note text:id="ftn5" text:note-class="footnote"><text:note-citation>5</text:note-citation><text:note-body><text:p text:style-name="Footnote">Dixon, David S. (2011). Friendship Games, <text:a xlink:type="simple" xlink:href="http://ccl.northwestern.edu/netlogo/models/community/FriendshipGameRev_1_0_25" text:style-name="Internet_20_link" text:visited-style-name="Visited_20_Internet_20_Link">http://ccl.northwestern.edu/netlogo/models/community/FriendshipGameRev_1_0_25</text:a> </text:p></text:note-body></text:no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ans1" svg:font-family="'Liberation Sans'" style:font-family-generic="roman"/>
    <style:font-face style:name="Noto Sans1" svg:font-family="'Noto Sans'" style:font-family-generic="roman"/>
    <style:font-face style:name="Noto Sans" svg:font-family="'Noto Sans'" style:font-family-generic="swiss"/>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kék-sárga" draw:style="axial" draw:start-color="#0066cc" draw:end-color="#ffd320" draw:start-intensity="100%" draw:end-intensity="100%" draw:angle="0" draw:border="0%"/>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oto Sans" fo:font-size="10pt" fo:language="none" fo:country="none" style:letter-kerning="tru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oto Sans" fo:font-size="10pt" fo:language="none" fo:country="none" style:letter-kerning="true" style:font-name-asian="Segoe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oto Sans" fo:font-family="'Noto Sans'" style:font-family-generic="swiss" fo:font-size="14pt"/>
    </style:style>
    <style:style style:name="Text_20_body" style:display-name="Text body" style:family="paragraph" style:parent-style-name="Standard" style:class="text">
      <style:paragraph-properties fo:margin-top="0cm" fo:margin-bottom="0.3cm" loext:contextual-spacing="false" fo:line-height="120%" fo:text-align="justify" style:justify-single-word="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style>
    <style:style style:name="Index" style:family="paragraph" style:parent-style-name="Standard" style:class="index">
      <style:paragraph-properties text:number-lines="false" text:line-number="0"/>
    </style:style>
    <style:style style:name="sender_20_address" style:display-name="sender address" style:family="paragraph" style:parent-style-name="Standard" style:class="text">
      <style:paragraph-properties fo:margin-top="0cm" fo:margin-bottom="1cm" loext:contextual-spacing="false">
        <style:tab-stops>
          <style:tab-stop style:position="9.989cm"/>
          <style:tab-stop style:position="13.847cm" style:type="right"/>
        </style:tab-stops>
      </style:paragraph-properties>
      <style:text-properties fo:font-size="10pt" officeooo:rsid="000c5d28"/>
    </style:style>
    <style:style style:name="address" style:family="paragraph" style:parent-style-name="Standard" style:class="text">
      <style:paragraph-properties fo:margin-top="0cm" fo:margin-bottom="1cm" loext:contextual-spacing="false"/>
      <style:text-properties fo:font-size="10pt" officeooo:rsid="000e487e"/>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40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1.76cm" fo:margin-right="0cm" fo:margin-top="0.353cm" fo:margin-bottom="0.212cm" loext:contextual-spacing="false" fo:text-indent="-0.76cm" style:auto-text-indent="false" style:page-number="auto" fo:keep-with-next="always">
        <style:tab-stops/>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margin-top="0.199cm" fo:margin-bottom="0.199cm" loext:contextual-spacing="false"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master-page-name="">
      <style:paragraph-properties fo:margin-left="0.635cm" fo:margin-right="0cm" fo:margin-top="0cm" fo:margin-bottom="0cm" loext:contextual-spacing="false" fo:line-height="100%" fo:text-indent="0cm" style:auto-text-indent="false" style:page-number="auto"/>
    </style:style>
    <style:style style:name="List_20_1_20_End" style:display-name="List 1 End" style:family="paragraph" style:parent-style-name="List" style:next-style-name="List_20_1" style:class="list" style:master-page-name="">
      <style:paragraph-properties fo:margin-left="0.64cm" fo:margin-right="0cm" fo:margin-top="0cm" fo:margin-bottom="0.423cm" loext:contextual-spacing="false" fo:line-height="100%" fo:text-indent="0cm" style:auto-text-indent="false" style:page-number="auto"/>
    </style:style>
    <style:style style:name="Placeholder" style:family="text">
      <style:text-properties fo:font-variant="small-caps" fo:color="#008080" style:text-underline-style="dotte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ab-stops>
          <style:tab-stop style:position="5.219cm"/>
          <style:tab-stop style:position="8.5cm" style:type="center"/>
          <style:tab-stop style:position="17cm" style:type="right"/>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31T15:23:09.392000000</meta:creation-date>
    <meta:editing-duration>PT5H32M29S</meta:editing-duration>
    <meta:editing-cycles>24</meta:editing-cycles>
    <meta:generator>LibreOffice/6.2.7.1$Windows_X86_64 LibreOffice_project/23edc44b61b830b7d749943e020e96f5a7df63bf</meta:generator>
    <dc:description>Modern business letter with sans-serif font </dc:description>
    <dc:title>Modern business letter sans-serif</dc:title>
    <dc:date>2019-11-08T15:08:57.136000000</dc:date>
    <meta:print-date>2019-11-08T14:24:32.070000000</meta:print-date>
    <meta:document-statistic meta:table-count="2" meta:image-count="0" meta:object-count="82" meta:page-count="11" meta:paragraph-count="237" meta:word-count="2520" meta:character-count="15678" meta:non-whitespace-character-count="13344"/>
    <meta:template xlink:type="simple" xlink:actuate="onRequest" xlink:title="Modern business letter sans-serif" xlink:href="file:///C:/Program%20Files/LibreOffice/share/template/common/officorr/Modern_business_letter_sans_serif.ott" meta:date="2019-10-31T15:23:09.055000000"/>
  </office:meta>
</office:document-meta>
</file>

<file path=Object 1/content.xml><?xml version="1.0" encoding="utf-8"?>
<math xmlns="http://www.w3.org/1998/Math/MathML" display="block">
  <semantics>
    <mi>C</mi>
    <annotation encoding="StarMath 5.0">C</annotation>
  </semantics>
</math>
</file>

<file path=Object 10/content.xml><?xml version="1.0" encoding="utf-8"?>
<math xmlns="http://www.w3.org/1998/Math/MathML" display="block">
  <semantics>
    <mrow>
      <mtext/>
      <mo stretchy="false">∈</mo>
      <mrow>
        <mo fence="true" stretchy="false">[</mo>
        <mrow>
          <mrow>
            <mn>10</mn>
            <mtext> , </mtext>
            <mn>500</mn>
          </mrow>
        </mrow>
        <mo fence="true" stretchy="false">]</mo>
      </mrow>
    </mrow>
    <annotation encoding="StarMath 5.0">"" in [ 10" , " 500 ]</annotation>
  </semantics>
</math>
</file>

<file path=Object 11/content.xml><?xml version="1.0" encoding="utf-8"?>
<math xmlns="http://www.w3.org/1998/Math/MathML" display="block">
  <semantics>
    <mrow>
      <mrow>
        <mtext/>
        <mo stretchy="false">∈</mo>
        <mo stretchy="false">{</mo>
      </mrow>
      <mn>0</mn>
      <mn>,1</mn>
      <mo stretchy="false">}</mo>
    </mrow>
    <annotation encoding="StarMath 5.0">"" in \{ 0,1 \}</annotation>
  </semantics>
</math>
</file>

<file path=Object 12/content.xml><?xml version="1.0" encoding="utf-8"?>
<math xmlns="http://www.w3.org/1998/Math/MathML" display="block">
  <semantics>
    <mstyle mathvariant="italic">
      <mtext>color</mtext>
    </mstyle>
    <annotation encoding="StarMath 5.0">italic "color"</annotation>
  </semantics>
</math>
</file>

<file path=Object 13/content.xml><?xml version="1.0" encoding="utf-8"?>
<math xmlns="http://www.w3.org/1998/Math/MathML" display="block">
  <semantics>
    <msub>
      <mi mathvariant="italic">ref</mi>
      <mi mathvariant="italic">maxR</mi>
    </msub>
    <annotation encoding="StarMath 5.0">ref_maxR</annotation>
  </semantics>
</math>
</file>

<file path=Object 14/content.xml><?xml version="1.0" encoding="utf-8"?>
<math xmlns="http://www.w3.org/1998/Math/MathML" display="block">
  <semantics>
    <mrow>
      <mtext/>
      <mo stretchy="false">∈</mo>
      <mrow>
        <mo fence="true" stretchy="false">[</mo>
        <mrow>
          <mrow>
            <mn>0</mn>
            <mn>,1</mn>
          </mrow>
        </mrow>
        <mo fence="true" stretchy="false">]</mo>
      </mrow>
    </mrow>
    <annotation encoding="StarMath 5.0">"" in [ 0,1 ]</annotation>
  </semantics>
</math>
</file>

<file path=Object 15/content.xml><?xml version="1.0" encoding="utf-8"?>
<math xmlns="http://www.w3.org/1998/Math/MathML" display="block">
  <semantics>
    <mi mathvariant="italic">media</mi>
    <annotation encoding="StarMath 5.0">media</annotation>
  </semantics>
</math>
</file>

<file path=Object 16/content.xml><?xml version="1.0" encoding="utf-8"?>
<math xmlns="http://www.w3.org/1998/Math/MathML" display="block">
  <semantics>
    <mrow>
      <mtext/>
      <mo stretchy="false">∈</mo>
      <mrow>
        <mo fence="true" stretchy="false">[</mo>
        <mrow>
          <mrow>
            <mn>0</mn>
            <mn>,1</mn>
          </mrow>
        </mrow>
        <mo fence="true" stretchy="false">]</mo>
      </mrow>
    </mrow>
    <annotation encoding="StarMath 5.0">"" in [ 0,1 ]</annotation>
  </semantics>
</math>
</file>

<file path=Object 17/content.xml><?xml version="1.0" encoding="utf-8"?>
<math xmlns="http://www.w3.org/1998/Math/MathML" display="block">
  <semantics>
    <mrow>
      <mtext/>
      <mo stretchy="false">∈</mo>
      <mrow>
        <mo fence="true" stretchy="false">[</mo>
        <mrow>
          <mrow>
            <mn>0</mn>
            <mn>,1</mn>
          </mrow>
        </mrow>
        <mo fence="true" stretchy="false">]</mo>
      </mrow>
    </mrow>
    <annotation encoding="StarMath 5.0">"" in [ 0,1 ]</annotation>
  </semantics>
</math>
</file>

<file path=Object 18/content.xml><?xml version="1.0" encoding="utf-8"?>
<math xmlns="http://www.w3.org/1998/Math/MathML" display="block">
  <semantics>
    <mrow>
      <mtext/>
      <mo stretchy="false">∈</mo>
      <msup>
        <mrow>
          <mo fence="true" stretchy="false">[</mo>
          <mrow>
            <mrow>
              <mn>0</mn>
              <mn>,1</mn>
            </mrow>
          </mrow>
          <mo fence="true" stretchy="false">]</mo>
        </mrow>
        <mi mathvariant="italic">NR</mi>
      </msup>
    </mrow>
    <annotation encoding="StarMath 5.0">"" in [ 0,1 ] ^{ NR }</annotation>
  </semantics>
</math>
</file>

<file path=Object 19/content.xml><?xml version="1.0" encoding="utf-8"?>
<math xmlns="http://www.w3.org/1998/Math/MathML" display="block">
  <semantics>
    <mrow>
      <mrow>
        <mtext/>
        <mo stretchy="false">∈</mo>
        <mi mathvariant="normal">〚</mi>
      </mrow>
      <mn>1</mn>
      <mi>,</mi>
      <mn>20</mn>
      <mi mathvariant="normal">〛</mi>
    </mrow>
    <annotation encoding="StarMath 5.0">"" in %ldcrochet 1, 20 %rdcrochet </annotation>
  </semantics>
</math>
</file>

<file path=Object 2/content.xml><?xml version="1.0" encoding="utf-8"?>
<math xmlns="http://www.w3.org/1998/Math/MathML" display="block">
  <semantics>
    <mrow>
      <mrow>
        <mo fence="true" stretchy="false">(</mo>
        <mrow>
          <mrow>
            <mi>x</mi>
            <mi>,</mi>
            <mi>y</mi>
          </mrow>
        </mrow>
        <mo fence="true" stretchy="false">)</mo>
      </mrow>
      <mo stretchy="false">∈</mo>
      <msup>
        <mrow>
          <mo fence="true" stretchy="false">[</mo>
          <mrow>
            <mrow>
              <mrow>
                <mo stretchy="false">−</mo>
                <mi mathvariant="italic">GS</mi>
              </mrow>
              <mtext> , </mtext>
              <mi mathvariant="italic">GS</mi>
            </mrow>
          </mrow>
          <mo fence="true" stretchy="false">]</mo>
        </mrow>
        <mn>2</mn>
      </msup>
    </mrow>
    <annotation encoding="StarMath 5.0">(x,y) in [ -GS" , "GS ]^ 2</annotation>
  </semantics>
</math>
</file>

<file path=Object 20/content.xml><?xml version="1.0" encoding="utf-8"?>
<math xmlns="http://www.w3.org/1998/Math/MathML" display="block">
  <semantics>
    <mrow>
      <msub>
        <mi mathvariant="italic">min</mi>
        <mi mathvariant="italic">cap</mi>
      </msub>
      <mo stretchy="false">=</mo>
      <mn>5</mn>
    </mrow>
    <annotation encoding="StarMath 5.0">min_cap = 5</annotation>
  </semantics>
</math>
</file>

<file path=Object 21/content.xml><?xml version="1.0" encoding="utf-8"?>
<math xmlns="http://www.w3.org/1998/Math/MathML" display="block">
  <semantics>
    <mrow>
      <msub>
        <mi mathvariant="italic">max</mi>
        <mi mathvariant="italic">cap</mi>
      </msub>
      <mo stretchy="false">=</mo>
      <mn>50</mn>
    </mrow>
    <annotation encoding="StarMath 5.0">max_cap = 50</annotation>
  </semantics>
</math>
</file>

<file path=Object 22/content.xml><?xml version="1.0" encoding="utf-8"?>
<math xmlns="http://www.w3.org/1998/Math/MathML" display="block">
  <semantics>
    <msub>
      <mi mathvariant="italic">min</mi>
      <mi mathvariant="italic">cap</mi>
    </msub>
    <annotation encoding="StarMath 5.0">min_cap</annotation>
  </semantics>
</math>
</file>

<file path=Object 23/content.xml><?xml version="1.0" encoding="utf-8"?>
<math xmlns="http://www.w3.org/1998/Math/MathML" display="block">
  <semantics>
    <msub>
      <mi mathvariant="italic">max</mi>
      <mi mathvariant="italic">cap</mi>
    </msub>
    <annotation encoding="StarMath 5.0">max_cap</annotation>
  </semantics>
</math>
</file>

<file path=Object 24/content.xml><?xml version="1.0" encoding="utf-8"?>
<math xmlns="http://www.w3.org/1998/Math/MathML" display="block">
  <semantics>
    <mi mathvariant="italic">NR</mi>
    <annotation encoding="StarMath 5.0">NR</annotation>
  </semantics>
</math>
</file>

<file path=Object 25/content.xml><?xml version="1.0" encoding="utf-8"?>
<math xmlns="http://www.w3.org/1998/Math/MathML" display="block">
  <semantics>
    <mi mathvariant="italic">GS</mi>
    <annotation encoding="StarMath 5.0">GS</annotation>
  </semantics>
</math>
</file>

<file path=Object 26/content.xml><?xml version="1.0" encoding="utf-8"?>
<math xmlns="http://www.w3.org/1998/Math/MathML" display="block">
  <semantics>
    <mi mathvariant="italic">restaurant</mi>
    <annotation encoding="StarMath 5.0">restaurant</annotation>
  </semantics>
</math>
</file>

<file path=Object 27/content.xml><?xml version="1.0" encoding="utf-8"?>
<math xmlns="http://www.w3.org/1998/Math/MathML" display="block">
  <semantics>
    <msub>
      <mi mathvariant="italic">media</mi>
      <mi mathvariant="italic">infl</mi>
    </msub>
    <annotation encoding="StarMath 5.0">media_infl</annotation>
  </semantics>
</math>
</file>

<file path=Object 28/content.xml><?xml version="1.0" encoding="utf-8"?>
<math xmlns="http://www.w3.org/1998/Math/MathML" display="block">
  <semantics>
    <mi mathvariant="italic">rank</mi>
    <annotation encoding="StarMath 5.0">rank</annotation>
  </semantics>
</math>
</file>

<file path=Object 29/content.xml><?xml version="1.0" encoding="utf-8"?>
<math xmlns="http://www.w3.org/1998/Math/MathML" display="block">
  <semantics>
    <mi mathvariant="italic">NRD</mi>
    <annotation encoding="StarMath 5.0">NRD</annotation>
  </semantics>
</math>
</file>

<file path=Object 3/content.xml><?xml version="1.0" encoding="utf-8"?>
<math xmlns="http://www.w3.org/1998/Math/MathML" display="block">
  <semantics>
    <mrow>
      <mrow>
        <mtext/>
        <mo stretchy="false">∈</mo>
        <mi mathvariant="normal">〚</mi>
      </mrow>
      <mtext>min_cap , max_cap</mtext>
      <mi mathvariant="normal">〛</mi>
    </mrow>
    <annotation encoding="StarMath 5.0">"" in  %ldcrochet  "min_cap , max_cap" %rdcrochet </annotation>
  </semantics>
</math>
</file>

<file path=Object 30/content.xml><?xml version="1.0" encoding="utf-8"?>
<math xmlns="http://www.w3.org/1998/Math/MathML" display="block">
  <semantics>
    <mrow>
      <msub>
        <mi mathvariant="italic">max</mi>
        <mi mathvariant="italic">com</mi>
      </msub>
      <mo stretchy="false">=</mo>
      <mn>50</mn>
    </mrow>
    <annotation encoding="StarMath 5.0">max_com = 50</annotation>
  </semantics>
</math>
</file>

<file path=Object 31/content.xml><?xml version="1.0" encoding="utf-8"?>
<math xmlns="http://www.w3.org/1998/Math/MathML" display="block">
  <semantics>
    <msub>
      <mi mathvariant="italic">max</mi>
      <mi mathvariant="italic">com</mi>
    </msub>
    <annotation encoding="StarMath 5.0">max_com</annotation>
  </semantics>
</math>
</file>

<file path=Object 32/content.xml><?xml version="1.0" encoding="utf-8"?>
<math xmlns="http://www.w3.org/1998/Math/MathML" display="block">
  <semantics>
    <mi mathvariant="italic">Lpop</mi>
    <annotation encoding="StarMath 5.0">Lpop</annotation>
  </semantics>
</math>
</file>

<file path=Object 33/content.xml><?xml version="1.0" encoding="utf-8"?>
<math xmlns="http://www.w3.org/1998/Math/MathML" display="block">
  <semantics>
    <mi mathvariant="italic">Tpop</mi>
    <annotation encoding="StarMath 5.0">Tpop</annotation>
  </semantics>
</math>
</file>

<file path=Object 34/content.xml><?xml version="1.0" encoding="utf-8"?>
<math xmlns="http://www.w3.org/1998/Math/MathML" display="block">
  <semantics>
    <mi mathvariant="italic">NRD</mi>
    <annotation encoding="StarMath 5.0">NRD</annotation>
  </semantics>
</math>
</file>

<file path=Object 35/content.xml><?xml version="1.0" encoding="utf-8"?>
<math xmlns="http://www.w3.org/1998/Math/MathML" display="block">
  <semantics>
    <mi mathvariant="italic">name</mi>
    <annotation encoding="StarMath 5.0">name</annotation>
  </semantics>
</math>
</file>

<file path=Object 36/content.xml><?xml version="1.0" encoding="utf-8"?>
<math xmlns="http://www.w3.org/1998/Math/MathML" display="block">
  <semantics>
    <mstyle mathvariant="italic">
      <mtext>color</mtext>
    </mstyle>
    <annotation encoding="StarMath 5.0">italic "color"</annotation>
  </semantics>
</math>
</file>

<file path=Object 37/content.xml><?xml version="1.0" encoding="utf-8"?>
<math xmlns="http://www.w3.org/1998/Math/MathML" display="block">
  <semantics>
    <mstyle mathvariant="italic">
      <mtext>color</mtext>
    </mstyle>
    <annotation encoding="StarMath 5.0">italic "color"</annotation>
  </semantics>
</math>
</file>

<file path=Object 38/content.xml><?xml version="1.0" encoding="utf-8"?>
<math xmlns="http://www.w3.org/1998/Math/MathML" display="block">
  <semantics>
    <mi mathvariant="italic">rank</mi>
    <annotation encoding="StarMath 5.0">rank</annotation>
  </semantics>
</math>
</file>

<file path=Object 39/content.xml><?xml version="1.0" encoding="utf-8"?>
<math xmlns="http://www.w3.org/1998/Math/MathML" display="block">
  <semantics>
    <mi mathvariant="italic">name</mi>
    <annotation encoding="StarMath 5.0">name</annotation>
  </semantics>
</math>
</file>

<file path=Object 4/content.xml><?xml version="1.0" encoding="utf-8"?>
<math xmlns="http://www.w3.org/1998/Math/MathML" display="block">
  <semantics>
    <mrow>
      <mrow>
        <mtext/>
        <mo stretchy="false">∈</mo>
        <mi mathvariant="normal">〚</mi>
      </mrow>
      <mn>1</mn>
      <mi>,</mi>
      <mi mathvariant="italic">NR</mi>
      <mi mathvariant="normal">〛</mi>
    </mrow>
    <annotation encoding="StarMath 5.0">"" in %ldcrochet 1, NR %rdcrochet </annotation>
  </semantics>
</math>
</file>

<file path=Object 40/content.xml><?xml version="1.0" encoding="utf-8"?>
<math xmlns="http://www.w3.org/1998/Math/MathML" display="block">
  <semantics>
    <msub>
      <mi mathvariant="italic">max</mi>
      <mi>r</mi>
    </msub>
    <annotation encoding="StarMath 5.0"> max_r</annotation>
  </semantics>
</math>
</file>

<file path=Object 41/content.xml><?xml version="1.0" encoding="utf-8"?>
<math xmlns="http://www.w3.org/1998/Math/MathML" display="block">
  <semantics>
    <mi mathvariant="italic">sensit</mi>
    <annotation encoding="StarMath 5.0">sensit</annotation>
  </semantics>
</math>
</file>

<file path=Object 42/content.xml><?xml version="1.0" encoding="utf-8"?>
<math xmlns="http://www.w3.org/1998/Math/MathML" display="block">
  <semantics>
    <mi mathvariant="italic">contrib</mi>
    <annotation encoding="StarMath 5.0">contrib</annotation>
  </semantics>
</math>
</file>

<file path=Object 43/content.xml><?xml version="1.0" encoding="utf-8"?>
<math xmlns="http://www.w3.org/1998/Math/MathML" display="block">
  <semantics>
    <mi mathvariant="italic">opinion</mi>
    <annotation encoding="StarMath 5.0">opinion</annotation>
  </semantics>
</math>
</file>

<file path=Object 44/content.xml><?xml version="1.0" encoding="utf-8"?>
<math xmlns="http://www.w3.org/1998/Math/MathML" display="block">
  <semantics>
    <mi mathvariant="italic">name</mi>
    <annotation encoding="StarMath 5.0">name</annotation>
  </semantics>
</math>
</file>

<file path=Object 45/content.xml><?xml version="1.0" encoding="utf-8"?>
<math xmlns="http://www.w3.org/1998/Math/MathML" display="block">
  <semantics>
    <mi mathvariant="italic">NR</mi>
    <annotation encoding="StarMath 5.0">NR</annotation>
  </semantics>
</math>
</file>

<file path=Object 46/content.xml><?xml version="1.0" encoding="utf-8"?>
<math xmlns="http://www.w3.org/1998/Math/MathML" display="block">
  <semantics>
    <msub>
      <mi mathvariant="italic">sensit</mi>
      <mi mathvariant="italic">global</mi>
    </msub>
    <annotation encoding="StarMath 5.0">sensit_global</annotation>
  </semantics>
</math>
</file>

<file path=Object 47/content.xml><?xml version="1.0" encoding="utf-8"?>
<math xmlns="http://www.w3.org/1998/Math/MathML" display="block">
  <semantics>
    <mi mathvariant="italic">NR</mi>
    <annotation encoding="StarMath 5.0">NR </annotation>
  </semantics>
</math>
</file>

<file path=Object 48/content.xml><?xml version="1.0" encoding="utf-8"?>
<math xmlns="http://www.w3.org/1998/Math/MathML" display="block">
  <semantics>
    <msub>
      <mi mathvariant="italic">ref</mi>
      <mi mathvariant="italic">maxR</mi>
    </msub>
    <annotation encoding="StarMath 5.0"> ref_maxR</annotation>
  </semantics>
</math>
</file>

<file path=Object 5/content.xml><?xml version="1.0" encoding="utf-8"?>
<math xmlns="http://www.w3.org/1998/Math/MathML" display="block">
  <semantics>
    <mrow>
      <mo fence="true" stretchy="false">(</mo>
      <mrow>
        <mrow>
          <mi>x</mi>
          <mi>,</mi>
          <mi>y</mi>
        </mrow>
      </mrow>
      <mo fence="true" stretchy="false">)</mo>
    </mrow>
    <annotation encoding="StarMath 5.0">(x, y)</annotation>
  </semantics>
</math>
</file>

<file path=Object 51/content.xml><?xml version="1.0" encoding="utf-8"?>
<math xmlns="http://www.w3.org/1998/Math/MathML" display="block">
  <semantics>
    <mi>C</mi>
    <annotation encoding="StarMath 5.0">C </annotation>
  </semantics>
</math>
</file>

<file path=Object 52/content.xml><?xml version="1.0" encoding="utf-8"?>
<math xmlns="http://www.w3.org/1998/Math/MathML" display="block">
  <semantics>
    <mi mathvariant="italic">connect</mi>
    <annotation encoding="StarMath 5.0">connect</annotation>
  </semantics>
</math>
</file>

<file path=Object 53/content.xml><?xml version="1.0" encoding="utf-8"?>
<math xmlns="http://www.w3.org/1998/Math/MathML" display="block">
  <semantics>
    <mi mathvariant="italic">name</mi>
    <annotation encoding="StarMath 5.0">name </annotation>
  </semantics>
</math>
</file>

<file path=Object 54/content.xml><?xml version="1.0" encoding="utf-8"?>
<math xmlns="http://www.w3.org/1998/Math/MathML" display="block">
  <semantics>
    <msub>
      <mi mathvariant="italic">day</mi>
      <mi mathvariant="italic">serv</mi>
    </msub>
    <annotation encoding="StarMath 5.0">day_serv</annotation>
  </semantics>
</math>
</file>

<file path=Object 55/content.xml><?xml version="1.0" encoding="utf-8"?>
<math xmlns="http://www.w3.org/1998/Math/MathML" display="block">
  <semantics>
    <msub>
      <mi mathvariant="italic">max</mi>
      <mi>r</mi>
    </msub>
    <annotation encoding="StarMath 5.0"> max_r</annotation>
  </semantics>
</math>
</file>

<file path=Object 56/content.xml><?xml version="1.0" encoding="utf-8"?>
<math xmlns="http://www.w3.org/1998/Math/MathML" display="block">
  <semantics>
    <mrow>
      <mo fence="true" stretchy="false">(</mo>
      <mrow>
        <mrow>
          <mi>x</mi>
          <mi>,</mi>
          <mi>y</mi>
        </mrow>
      </mrow>
      <mo fence="true" stretchy="false">)</mo>
    </mrow>
    <annotation encoding="StarMath 5.0">(x, y)</annotation>
  </semantics>
</math>
</file>

<file path=Object 57/content.xml><?xml version="1.0" encoding="utf-8"?>
<math xmlns="http://www.w3.org/1998/Math/MathML" display="block">
  <semantics>
    <mrow>
      <mrow>
        <mo fence="true" stretchy="false">(</mo>
        <mrow>
          <mrow>
            <mi>x</mi>
            <mi>,</mi>
            <mi>y</mi>
          </mrow>
        </mrow>
        <mo fence="true" stretchy="false">)</mo>
      </mrow>
      <mo stretchy="false">∈</mo>
      <msup>
        <mrow>
          <mo fence="true" stretchy="false">[</mo>
          <mrow>
            <mrow>
              <mrow>
                <mo stretchy="false">−</mo>
                <mi mathvariant="italic">GS</mi>
              </mrow>
              <mtext> , </mtext>
              <mi mathvariant="italic">GS</mi>
            </mrow>
          </mrow>
          <mo fence="true" stretchy="false">]</mo>
        </mrow>
        <mn>2</mn>
      </msup>
    </mrow>
    <annotation encoding="StarMath 5.0">(x,y) in [ -GS" , "GS ]^ 2</annotation>
  </semantics>
</math>
</file>

<file path=Object 58/content.xml><?xml version="1.0" encoding="utf-8"?>
<math xmlns="http://www.w3.org/1998/Math/MathML" display="block">
  <semantics>
    <mrow>
      <mtext/>
      <mo stretchy="false">∈</mo>
      <mi mathvariant="normal">ℕ</mi>
    </mrow>
    <annotation encoding="StarMath 5.0">"" in %integer </annotation>
  </semantics>
</math>
</file>

<file path=Object 59/content.xml><?xml version="1.0" encoding="utf-8"?>
<math xmlns="http://www.w3.org/1998/Math/MathML" display="block">
  <semantics>
    <mrow>
      <mtext/>
      <mo stretchy="false">&gt;</mo>
      <mn>1</mn>
    </mrow>
    <annotation encoding="StarMath 5.0"> "" &gt; 1</annotation>
  </semantics>
</math>
</file>

<file path=Object 6/content.xml><?xml version="1.0" encoding="utf-8"?>
<math xmlns="http://www.w3.org/1998/Math/MathML" display="block">
  <semantics>
    <mrow>
      <mo fence="true" stretchy="false">(</mo>
      <mrow>
        <mrow>
          <mi>x</mi>
          <mi>,</mi>
          <mi>y</mi>
        </mrow>
      </mrow>
      <mo fence="true" stretchy="false">)</mo>
    </mrow>
    <annotation encoding="StarMath 5.0">(x, y)</annotation>
  </semantics>
</math>
</file>

<file path=Object 60/content.xml><?xml version="1.0" encoding="utf-8"?>
<math xmlns="http://www.w3.org/1998/Math/MathML" display="block">
  <semantics>
    <msub>
      <mi mathvariant="italic">day</mi>
      <mi mathvariant="italic">serv</mi>
    </msub>
    <annotation encoding="StarMath 5.0">day_serv</annotation>
  </semantics>
</math>
</file>

<file path=Object 61/content.xml><?xml version="1.0" encoding="utf-8"?>
<math xmlns="http://www.w3.org/1998/Math/MathML" display="block">
  <semantics>
    <msub>
      <mi mathvariant="italic">media</mi>
      <mi mathvariant="italic">infl</mi>
    </msub>
    <annotation encoding="StarMath 5.0">media_infl</annotation>
  </semantics>
</math>
</file>

<file path=Object 62/content.xml><?xml version="1.0" encoding="utf-8"?>
<math xmlns="http://www.w3.org/1998/Math/MathML" display="block">
  <semantics>
    <mi mathvariant="italic">Lpop</mi>
    <annotation encoding="StarMath 5.0">Lpop</annotation>
  </semantics>
</math>
</file>

<file path=Object 63/content.xml><?xml version="1.0" encoding="utf-8"?>
<math xmlns="http://www.w3.org/1998/Math/MathML" display="block">
  <semantics>
    <mi mathvariant="italic">Tpop</mi>
    <annotation encoding="StarMath 5.0">Tpop</annotation>
  </semantics>
</math>
</file>

<file path=Object 64/content.xml><?xml version="1.0" encoding="utf-8"?>
<math xmlns="http://www.w3.org/1998/Math/MathML" display="block">
  <semantics>
    <mi mathvariant="italic">status</mi>
    <annotation encoding="StarMath 5.0">status</annotation>
  </semantics>
</math>
</file>

<file path=Object 65/content.xml><?xml version="1.0" encoding="utf-8"?>
<math xmlns="http://www.w3.org/1998/Math/MathML" display="block">
  <semantics>
    <mi mathvariant="italic">status</mi>
    <annotation encoding="StarMath 5.0">status</annotation>
  </semantics>
</math>
</file>

<file path=Object 66/content.xml><?xml version="1.0" encoding="utf-8"?>
<math xmlns="http://www.w3.org/1998/Math/MathML" display="block">
  <semantics>
    <mi mathvariant="italic">sensit</mi>
    <annotation encoding="StarMath 5.0">sensit</annotation>
  </semantics>
</math>
</file>

<file path=Object 67/content.xml><?xml version="1.0" encoding="utf-8"?>
<math xmlns="http://www.w3.org/1998/Math/MathML" display="block">
  <semantics>
    <mi mathvariant="italic">contrib</mi>
    <annotation encoding="StarMath 5.0">contrib</annotation>
  </semantics>
</math>
</file>

<file path=Object 68/content.xml><?xml version="1.0" encoding="utf-8"?>
<math xmlns="http://www.w3.org/1998/Math/MathML" display="block">
  <semantics>
    <mi mathvariant="italic">opinion</mi>
    <annotation encoding="StarMath 5.0">opinion</annotation>
  </semantics>
</math>
</file>

<file path=Object 69/content.xml><?xml version="1.0" encoding="utf-8"?>
<math xmlns="http://www.w3.org/1998/Math/MathML" display="block">
  <semantics>
    <msub>
      <mi mathvariant="italic">opinion</mi>
      <mi mathvariant="italic">trav</mi>
    </msub>
    <annotation encoding="StarMath 5.0">opinion_trav</annotation>
  </semantics>
</math>
</file>

<file path=Object 7/content.xml><?xml version="1.0" encoding="utf-8"?>
<math xmlns="http://www.w3.org/1998/Math/MathML" display="block">
  <semantics>
    <mstyle mathvariant="italic">
      <mtext>color</mtext>
    </mstyle>
    <annotation encoding="StarMath 5.0">italic "color"</annotation>
  </semantics>
</math>
</file>

<file path=Object 70/content.xml><?xml version="1.0" encoding="utf-8"?>
<math xmlns="http://www.w3.org/1998/Math/MathML" display="block">
  <semantics>
    <mrow>
      <mtext/>
      <mo stretchy="false">∈</mo>
      <mrow>
        <mo fence="true" stretchy="false">[</mo>
        <mrow>
          <mrow>
            <mn>0</mn>
            <mn>,1</mn>
          </mrow>
        </mrow>
        <mo fence="true" stretchy="false">]</mo>
      </mrow>
    </mrow>
    <annotation encoding="StarMath 5.0">"" in [ 0,1 ]</annotation>
  </semantics>
</math>
</file>

<file path=Object 71/content.xml><?xml version="1.0" encoding="utf-8"?>
<math xmlns="http://www.w3.org/1998/Math/MathML" display="block">
  <semantics>
    <msub>
      <mi mathvariant="italic">opinion</mi>
      <mi mathvariant="italic">trav</mi>
    </msub>
    <annotation encoding="StarMath 5.0">opinion_trav</annotation>
  </semantics>
</math>
</file>

<file path=Object 72/content.xml><?xml version="1.0" encoding="utf-8"?>
<math xmlns="http://www.w3.org/1998/Math/MathML" display="block">
  <semantics>
    <mi mathvariant="italic">restaurant</mi>
    <annotation encoding="StarMath 5.0">restaurant</annotation>
  </semantics>
</math>
</file>

<file path=Object 73/content.xml><?xml version="1.0" encoding="utf-8"?>
<math xmlns="http://www.w3.org/1998/Math/MathML" display="block">
  <semantics>
    <mi mathvariant="italic">restaurant</mi>
    <annotation encoding="StarMath 5.0">restaurant</annotation>
  </semantics>
</math>
</file>

<file path=Object 74/content.xml><?xml version="1.0" encoding="utf-8"?>
<math xmlns="http://www.w3.org/1998/Math/MathML" display="block">
  <semantics>
    <mi mathvariant="italic">rank</mi>
    <annotation encoding="StarMath 5.0">rank</annotation>
  </semantics>
</math>
</file>

<file path=Object 75/content.xml><?xml version="1.0" encoding="utf-8"?>
<math xmlns="http://www.w3.org/1998/Math/MathML" display="block">
  <semantics>
    <mstyle mathvariant="italic">
      <mtext>color</mtext>
    </mstyle>
    <annotation encoding="StarMath 5.0">italic "color"</annotation>
  </semantics>
</math>
</file>

<file path=Object 76/content.xml><?xml version="1.0" encoding="utf-8"?>
<math xmlns="http://www.w3.org/1998/Math/MathML" display="block">
  <semantics>
    <mi mathvariant="italic">media</mi>
    <annotation encoding="StarMath 5.0">media</annotation>
  </semantics>
</math>
</file>

<file path=Object 77/content.xml><?xml version="1.0" encoding="utf-8"?>
<math xmlns="http://www.w3.org/1998/Math/MathML" display="block">
  <semantics>
    <mi mathvariant="italic">restaurant</mi>
    <annotation encoding="StarMath 5.0">restaurant</annotation>
  </semantics>
</math>
</file>

<file path=Object 78/content.xml><?xml version="1.0" encoding="utf-8"?>
<math xmlns="http://www.w3.org/1998/Math/MathML" display="block">
  <semantics>
    <msub>
      <mi mathvariant="italic">max</mi>
      <mi mathvariant="italic">com</mi>
    </msub>
    <annotation encoding="StarMath 5.0">max_com</annotation>
  </semantics>
</math>
</file>

<file path=Object 79/content.xml><?xml version="1.0" encoding="utf-8"?>
<math xmlns="http://www.w3.org/1998/Math/MathML" display="block">
  <semantics>
    <msub>
      <mi mathvariant="italic">sensit</mi>
      <mi mathvariant="italic">global</mi>
    </msub>
    <annotation encoding="StarMath 5.0">sensit_global</annotation>
  </semantics>
</math>
</file>

<file path=Object 8/content.xml><?xml version="1.0" encoding="utf-8"?>
<math xmlns="http://www.w3.org/1998/Math/MathML" display="block">
  <semantics>
    <mi mathvariant="italic">connect</mi>
    <annotation encoding="StarMath 5.0">connect</annotation>
  </semantics>
</math>
</file>

<file path=Object 80/content.xml><?xml version="1.0" encoding="utf-8"?>
<math xmlns="http://www.w3.org/1998/Math/MathML" display="block">
  <semantics>
    <msub>
      <mi mathvariant="italic">contrib</mi>
      <mi mathvariant="italic">global</mi>
    </msub>
    <annotation encoding="StarMath 5.0">contrib_global</annotation>
  </semantics>
</math>
</file>

<file path=Object 81/content.xml><?xml version="1.0" encoding="utf-8"?>
<math xmlns="http://www.w3.org/1998/Math/MathML" display="block">
  <semantics>
    <mstyle mathvariant="italic">
      <mtext>color</mtext>
    </mstyle>
    <annotation encoding="StarMath 5.0">italic "color" </annotation>
  </semantics>
</math>
</file>

<file path=Object 82/content.xml><?xml version="1.0" encoding="utf-8"?>
<math xmlns="http://www.w3.org/1998/Math/MathML" display="block">
  <semantics>
    <mi mathvariant="italic">rank</mi>
    <annotation encoding="StarMath 5.0">rank</annotation>
  </semantics>
</math>
</file>

<file path=Object 83/content.xml><?xml version="1.0" encoding="utf-8"?>
<math xmlns="http://www.w3.org/1998/Math/MathML" display="block">
  <semantics>
    <msub>
      <mi mathvariant="italic">friends</mi>
      <mi mathvariant="italic">mean</mi>
    </msub>
    <annotation encoding="StarMath 5.0">friends_mean</annotation>
  </semantics>
</math>
</file>

<file path=Object 84/content.xml><?xml version="1.0" encoding="utf-8"?>
<math xmlns="http://www.w3.org/1998/Math/MathML" display="block">
  <semantics>
    <msub>
      <mi mathvariant="italic">friends</mi>
      <mi mathvariant="italic">mean</mi>
    </msub>
    <annotation encoding="StarMath 5.0">friends_mean</annotation>
  </semantics>
</math>
</file>

<file path=Object 9/content.xml><?xml version="1.0" encoding="utf-8"?>
<math xmlns="http://www.w3.org/1998/Math/MathML" display="block">
  <semantics>
    <mrow>
      <mrow>
        <mo fence="true" stretchy="false">(</mo>
        <mrow>
          <mrow>
            <mi>x</mi>
            <mi>,</mi>
            <mi>y</mi>
          </mrow>
        </mrow>
        <mo fence="true" stretchy="false">)</mo>
      </mrow>
      <mo stretchy="false">∈</mo>
      <msup>
        <mrow>
          <mo fence="true" stretchy="false">[</mo>
          <mrow>
            <mrow>
              <mrow>
                <mo stretchy="false">−</mo>
                <mi mathvariant="italic">GS</mi>
              </mrow>
              <mtext> , </mtext>
              <mi mathvariant="italic">GS</mi>
            </mrow>
          </mrow>
          <mo fence="true" stretchy="false">]</mo>
        </mrow>
        <mn>2</mn>
      </msup>
    </mrow>
    <annotation encoding="StarMath 5.0">(x,y) in [ -GS" , "GS ]^ 2</annotation>
  </semantics>
</math>
</file>